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ar jp-code-font-family" svg:font-family="'var jp-code-font-family'"/>
    <style:font-face style:name="Liberation Mono1" svg:font-family="'Liberation Mono'" style:font-family-generic="modern" style:font-pitch="fixed"/>
    <style:font-face style:name="Noto Sans Mono CJK SC1" svg:font-family="'Noto Sans Mono CJK SC'" style:font-family-generic="modern" style:font-pitch="fixed"/>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Handwriting" fo:font-size="11pt" fo:letter-spacing="normal" fo:font-style="normal" fo:font-weight="normal" style:font-size-asian="11pt" style:font-size-complex="11pt"/>
    </style:style>
    <style:style style:name="P2"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3" style:family="paragraph" style:parent-style-name="Preformatted_20_Text">
      <style:paragraph-properties fo:margin-top="0in" fo:margin-bottom="0in" style:contextual-spacing="false" fo:text-align="start" style:justify-single-word="false" fo:orphans="2" fo:widows="2" fo:padding="0in" fo:border="none"/>
      <style:text-properties fo:color="#000000" loext:opacity="100%" style:font-name="Handwriting" fo:font-weight="bold" officeooo:paragraph-rsid="0079f50e" style:font-weight-asian="bold"/>
    </style:style>
    <style:style style:name="P4" style:family="paragraph" style:parent-style-name="Preformatted_20_Text">
      <style:paragraph-properties fo:margin-top="0in" fo:margin-bottom="0in" style:contextual-spacing="false" fo:text-align="start" style:justify-single-word="false" fo:orphans="2" fo:widows="2" fo:padding="0in" fo:border="none"/>
      <style:text-properties style:font-name="Handwriting" fo:font-size="11pt" style:font-size-asian="11pt" style:font-size-complex="11pt"/>
    </style:style>
    <style:style style:name="P5" style:family="paragraph" style:parent-style-name="Standard">
      <style:text-properties fo:color="#000000" loext:opacity="100%" style:font-name="Handwriting"/>
    </style:style>
    <style:style style:name="P6" style:family="paragraph" style:parent-style-name="Standard">
      <style:text-properties fo:color="#000000" loext:opacity="100%" style:font-name="Handwriting" officeooo:paragraph-rsid="001ff6c5"/>
    </style:style>
    <style:style style:name="P7" style:family="paragraph" style:parent-style-name="Standard">
      <style:text-properties fo:color="#000000" loext:opacity="100%" style:font-name="Handwriting" fo:font-size="13pt" fo:font-style="italic" fo:font-weight="normal" officeooo:rsid="00198c9e" officeooo:paragraph-rsid="001ff6c5" style:font-size-asian="13pt" style:font-style-asian="italic" style:font-weight-asian="normal" style:font-style-complex="italic" style:font-weight-complex="normal"/>
    </style:style>
    <style:style style:name="P8" style:family="paragraph" style:parent-style-name="Standard">
      <style:text-properties fo:color="#000000" loext:opacity="100%" style:font-name="Handwriting" fo:font-size="13pt" fo:font-weight="bold" style:font-size-asian="13pt" style:font-weight-asian="bold"/>
    </style:style>
    <style:style style:name="P9" style:family="paragraph" style:parent-style-name="Standard">
      <style:text-properties fo:color="#000000" loext:opacity="100%" style:font-name="Handwriting" fo:font-size="13pt" fo:font-weight="bold" fo:background-color="#ffff00" style:font-size-asian="13pt" style:font-weight-asian="bold"/>
    </style:style>
    <style:style style:name="P10" style:family="paragraph" style:parent-style-name="Standard">
      <style:text-properties fo:color="#000000" loext:opacity="100%" style:font-name="Handwriting" fo:font-weight="bold" style:font-weight-asian="bold"/>
    </style:style>
    <style:style style:name="P11" style:family="paragraph" style:parent-style-name="Standard">
      <style:text-properties fo:color="#000000" loext:opacity="100%" style:font-name="Handwriting" fo:font-weight="bold" officeooo:paragraph-rsid="001ff6c5" style:font-weight-asian="bold"/>
    </style:style>
    <style:style style:name="P12" style:family="paragraph" style:parent-style-name="Standard">
      <style:text-properties fo:color="#000000" loext:opacity="100%" style:font-name="Handwriting" fo:font-weight="bold" officeooo:paragraph-rsid="00594f17" style:font-weight-asian="bold"/>
    </style:style>
    <style:style style:name="P13" style:family="paragraph" style:parent-style-name="Standard">
      <style:text-properties fo:color="#000000" loext:opacity="100%" style:font-name="Handwriting" fo:font-weight="bold" officeooo:paragraph-rsid="00295294" style:font-weight-asian="bold" style:font-weight-complex="normal"/>
    </style:style>
    <style:style style:name="P14" style:family="paragraph" style:parent-style-name="Standard">
      <style:text-properties fo:color="#000000" loext:opacity="100%" style:font-name="Handwriting" fo:font-weight="bold" officeooo:rsid="00098121" officeooo:paragraph-rsid="01cd1368" style:font-weight-asian="bold" style:font-weight-complex="normal"/>
    </style:style>
    <style:style style:name="P15" style:family="paragraph" style:parent-style-name="Standard">
      <style:text-properties fo:color="#000000" loext:opacity="100%" style:font-name="Handwriting" fo:font-weight="bold" officeooo:rsid="0011a262" officeooo:paragraph-rsid="01d5a32f" style:font-weight-asian="bold" style:font-weight-complex="normal"/>
    </style:style>
    <style:style style:name="P16" style:family="paragraph" style:parent-style-name="Standard">
      <style:text-properties fo:color="#000000" loext:opacity="100%" style:font-name="Handwriting" fo:font-weight="bold" officeooo:rsid="0033cb4b" officeooo:paragraph-rsid="0033a64f" style:font-weight-asian="bold"/>
    </style:style>
    <style:style style:name="P17" style:family="paragraph" style:parent-style-name="Standard">
      <style:text-properties fo:color="#000000" loext:opacity="100%" style:font-name="Handwriting" fo:font-weight="bold" officeooo:paragraph-rsid="000a261b" style:font-weight-asian="bold"/>
    </style:style>
    <style:style style:name="P18" style:family="paragraph" style:parent-style-name="Standard">
      <style:text-properties fo:color="#000000" loext:opacity="100%" style:font-name="Handwriting" fo:font-weight="bold" officeooo:paragraph-rsid="00183c94" style:font-weight-asian="bold"/>
    </style:style>
    <style:style style:name="P19" style:family="paragraph" style:parent-style-name="Standard">
      <style:text-properties fo:color="#000000" loext:opacity="100%" style:font-name="Handwriting" fo:font-weight="bold" officeooo:paragraph-rsid="001dad99" style:font-weight-asian="bold"/>
    </style:style>
    <style:style style:name="P20" style:family="paragraph" style:parent-style-name="Standard">
      <style:text-properties fo:color="#000000" loext:opacity="100%" style:font-name="Handwriting" fo:font-weight="bold" officeooo:paragraph-rsid="00be8008" style:font-weight-asian="bold"/>
    </style:style>
    <style:style style:name="P21" style:family="paragraph" style:parent-style-name="Standard">
      <style:text-properties fo:color="#000000" loext:opacity="100%" style:font-name="Handwriting" fo:font-weight="bold" officeooo:paragraph-rsid="00d4dceb" style:font-weight-asian="bold"/>
    </style:style>
    <style:style style:name="P22" style:family="paragraph" style:parent-style-name="Standard">
      <style:text-properties fo:color="#000000" loext:opacity="100%" style:font-name="Handwriting" fo:font-weight="bold" officeooo:paragraph-rsid="00ef7212" style:font-weight-asian="bold"/>
    </style:style>
    <style:style style:name="P23" style:family="paragraph" style:parent-style-name="Standard">
      <style:text-properties fo:color="#000000" loext:opacity="100%" style:font-name="Handwriting" fo:font-weight="bold" officeooo:paragraph-rsid="00fbd6a0" style:font-weight-asian="bold"/>
    </style:style>
    <style:style style:name="P24" style:family="paragraph" style:parent-style-name="Standard">
      <style:text-properties fo:color="#000000" loext:opacity="100%" style:font-name="Handwriting" fo:font-weight="bold" officeooo:paragraph-rsid="00c1af8f" style:font-weight-asian="bold"/>
    </style:style>
    <style:style style:name="P25" style:family="paragraph" style:parent-style-name="Standard">
      <style:text-properties fo:color="#000000" loext:opacity="100%" style:font-name="Handwriting" fo:font-weight="bold" officeooo:paragraph-rsid="010a99ab" style:font-weight-asian="bold"/>
    </style:style>
    <style:style style:name="P26" style:family="paragraph" style:parent-style-name="Standard">
      <style:text-properties fo:color="#000000" loext:opacity="100%" style:font-name="Handwriting" fo:font-weight="bold" officeooo:paragraph-rsid="010b5289" style:font-weight-asian="bold"/>
    </style:style>
    <style:style style:name="P27" style:family="paragraph" style:parent-style-name="Standard">
      <style:text-properties fo:color="#000000" loext:opacity="100%" style:font-name="Handwriting" fo:font-weight="bold" officeooo:paragraph-rsid="012477c6" style:font-weight-asian="bold"/>
    </style:style>
    <style:style style:name="P28" style:family="paragraph" style:parent-style-name="Standard">
      <style:text-properties fo:color="#000000" loext:opacity="100%" style:font-name="Handwriting" fo:font-weight="bold" officeooo:paragraph-rsid="018f2152" style:font-weight-asian="bold"/>
    </style:style>
    <style:style style:name="P29" style:family="paragraph" style:parent-style-name="Standard">
      <style:text-properties fo:color="#000000" loext:opacity="100%" style:font-name="Handwriting" fo:font-weight="bold" officeooo:paragraph-rsid="01932fc1" style:font-weight-asian="bold"/>
    </style:style>
    <style:style style:name="P30" style:family="paragraph" style:parent-style-name="Standard">
      <style:text-properties fo:color="#000000" loext:opacity="100%" style:font-name="Handwriting" fo:font-weight="bold" officeooo:paragraph-rsid="01a1b259" style:font-weight-asian="bold"/>
    </style:style>
    <style:style style:name="P31" style:family="paragraph" style:parent-style-name="Standard">
      <style:text-properties fo:color="#000000" loext:opacity="100%" style:font-name="Handwriting" fo:font-weight="bold" officeooo:paragraph-rsid="01b558ee" style:font-weight-asian="bold"/>
    </style:style>
    <style:style style:name="P32" style:family="paragraph" style:parent-style-name="Standard">
      <style:text-properties fo:color="#000000" loext:opacity="100%" style:font-name="Handwriting" fo:font-weight="bold" officeooo:paragraph-rsid="01be767e" style:font-weight-asian="bold"/>
    </style:style>
    <style:style style:name="P33" style:family="paragraph" style:parent-style-name="Standard">
      <style:text-properties fo:color="#000000" loext:opacity="100%" style:font-name="Handwriting" fo:font-weight="bold" officeooo:paragraph-rsid="01cd1368" style:font-weight-asian="bold"/>
    </style:style>
    <style:style style:name="P34" style:family="paragraph" style:parent-style-name="Standard">
      <style:text-properties fo:color="#000000" loext:opacity="100%" style:font-name="Handwriting" fo:font-weight="bold" officeooo:paragraph-rsid="01d8b96b" style:font-weight-asian="bold"/>
    </style:style>
    <style:style style:name="P35" style:family="paragraph" style:parent-style-name="Standard">
      <style:text-properties fo:color="#000000" loext:opacity="100%" style:font-name="Handwriting" fo:font-weight="bold" officeooo:paragraph-rsid="01efd4c7" style:font-weight-asian="bold"/>
    </style:style>
    <style:style style:name="P36" style:family="paragraph" style:parent-style-name="Standard">
      <style:text-properties fo:color="#000000" loext:opacity="100%" style:font-name="Handwriting" fo:font-weight="bold" officeooo:paragraph-rsid="00bf58c9" style:font-weight-asian="bold"/>
    </style:style>
    <style:style style:name="P37" style:family="paragraph" style:parent-style-name="Standard">
      <style:text-properties fo:color="#000000" loext:opacity="100%" style:font-name="Handwriting" fo:font-weight="bold" officeooo:paragraph-rsid="020e6e78" style:font-weight-asian="bold"/>
    </style:style>
    <style:style style:name="P38" style:family="paragraph" style:parent-style-name="Standard">
      <style:text-properties fo:color="#000000" loext:opacity="100%" style:font-name="Handwriting" fo:font-weight="bold" officeooo:paragraph-rsid="020be39c" style:font-weight-asian="bold"/>
    </style:style>
    <style:style style:name="P39" style:family="paragraph" style:parent-style-name="Standard">
      <style:text-properties fo:color="#000000" loext:opacity="100%" style:font-name="Handwriting" fo:font-weight="bold" officeooo:paragraph-rsid="02648949" style:font-weight-asian="bold"/>
    </style:style>
    <style:style style:name="P40" style:family="paragraph" style:parent-style-name="Standard">
      <style:text-properties fo:color="#000000" loext:opacity="100%" style:font-name="Handwriting" fo:font-weight="normal" style:font-weight-asian="normal" style:font-weight-complex="normal"/>
    </style:style>
    <style:style style:name="P41" style:family="paragraph" style:parent-style-name="Standard">
      <style:text-properties fo:color="#000000" loext:opacity="100%" style:font-name="Handwriting" fo:font-weight="normal" officeooo:paragraph-rsid="002c3e62" style:font-weight-asian="normal" style:font-weight-complex="normal"/>
    </style:style>
    <style:style style:name="P42" style:family="paragraph" style:parent-style-name="Standard">
      <style:text-properties fo:color="#000000" loext:opacity="100%" style:font-name="Handwriting" fo:font-weight="normal" officeooo:rsid="00305d9e" officeooo:paragraph-rsid="00305d9e" style:font-weight-asian="normal" style:font-weight-complex="normal"/>
    </style:style>
    <style:style style:name="P43" style:family="paragraph" style:parent-style-name="Standard">
      <style:text-properties fo:color="#000000" loext:opacity="100%" style:font-name="Handwriting" fo:font-weight="normal" officeooo:rsid="001aff36" officeooo:paragraph-rsid="001aff36" style:font-weight-asian="normal" style:font-weight-complex="normal"/>
    </style:style>
    <style:style style:name="P44" style:family="paragraph" style:parent-style-name="Standard">
      <style:text-properties fo:color="#000000" loext:opacity="100%" style:font-name="Handwriting" fo:font-weight="normal" officeooo:rsid="001dad99" officeooo:paragraph-rsid="001dad99" style:font-weight-asian="normal" style:font-weight-complex="normal"/>
    </style:style>
    <style:style style:name="P45" style:family="paragraph" style:parent-style-name="Standard">
      <style:text-properties fo:color="#000000" loext:opacity="100%" style:font-name="Handwriting" fo:font-weight="normal" officeooo:rsid="009dbc40" officeooo:paragraph-rsid="009dbc40" style:font-weight-asian="normal" style:font-weight-complex="normal"/>
    </style:style>
    <style:style style:name="P46" style:family="paragraph" style:parent-style-name="Standard">
      <style:text-properties fo:color="#000000" loext:opacity="100%" style:font-name="Handwriting" fo:font-weight="normal" officeooo:rsid="00b4990e" officeooo:paragraph-rsid="00b4990e" style:font-weight-asian="normal" style:font-weight-complex="normal"/>
    </style:style>
    <style:style style:name="P47" style:family="paragraph" style:parent-style-name="Standard">
      <style:text-properties fo:color="#000000" loext:opacity="100%" style:font-name="Handwriting" fo:font-weight="normal" officeooo:rsid="00be8008" officeooo:paragraph-rsid="00be8008" style:font-weight-asian="normal" style:font-weight-complex="normal"/>
    </style:style>
    <style:style style:name="P48" style:family="paragraph" style:parent-style-name="Standard">
      <style:text-properties fo:color="#000000" loext:opacity="100%" style:font-name="Handwriting" fo:font-weight="normal" officeooo:rsid="00bf58c9" officeooo:paragraph-rsid="00bf58c9" style:font-weight-asian="normal" style:font-weight-complex="normal"/>
    </style:style>
    <style:style style:name="P49" style:family="paragraph" style:parent-style-name="Standard">
      <style:text-properties fo:color="#000000" loext:opacity="100%" style:font-name="Handwriting" fo:font-weight="normal" officeooo:rsid="00e5c76d" officeooo:paragraph-rsid="00e5c76d" style:font-weight-asian="normal" style:font-weight-complex="normal"/>
    </style:style>
    <style:style style:name="P50" style:family="paragraph" style:parent-style-name="Standard">
      <style:text-properties fo:color="#000000" loext:opacity="100%" style:font-name="Handwriting" fo:font-weight="normal" officeooo:paragraph-rsid="00f13f11" style:font-weight-asian="normal" style:font-weight-complex="normal"/>
    </style:style>
    <style:style style:name="P51" style:family="paragraph" style:parent-style-name="Standard">
      <style:text-properties fo:color="#000000" loext:opacity="100%" style:font-name="Handwriting" fo:font-weight="normal" officeooo:rsid="00f781f2" officeooo:paragraph-rsid="00f781f2" style:font-weight-asian="normal" style:font-weight-complex="normal"/>
    </style:style>
    <style:style style:name="P52" style:family="paragraph" style:parent-style-name="Standard">
      <style:text-properties fo:color="#000000" loext:opacity="100%" style:font-name="Handwriting" fo:font-weight="normal" officeooo:rsid="00fbd6a0" officeooo:paragraph-rsid="00fbd6a0" style:font-weight-asian="normal" style:font-weight-complex="normal"/>
    </style:style>
    <style:style style:name="P53" style:family="paragraph" style:parent-style-name="Standard">
      <style:text-properties fo:color="#000000" loext:opacity="100%" style:font-name="Handwriting" fo:font-weight="normal" officeooo:rsid="00cbbd2b" style:font-weight-asian="normal" style:font-weight-complex="normal"/>
    </style:style>
    <style:style style:name="P54" style:family="paragraph" style:parent-style-name="Standard">
      <style:text-properties fo:color="#000000" loext:opacity="100%" style:font-name="Handwriting" fo:font-weight="normal" officeooo:rsid="011a2c96" officeooo:paragraph-rsid="011a2c96" style:font-weight-asian="normal" style:font-weight-complex="normal"/>
    </style:style>
    <style:style style:name="P55" style:family="paragraph" style:parent-style-name="Standard">
      <style:text-properties fo:color="#000000" loext:opacity="100%" style:font-name="Handwriting" fo:font-weight="normal" officeooo:rsid="011ac9ab" officeooo:paragraph-rsid="011ac9ab" style:font-weight-asian="normal" style:font-weight-complex="normal"/>
    </style:style>
    <style:style style:name="P56" style:family="paragraph" style:parent-style-name="Standard">
      <style:text-properties fo:color="#000000" loext:opacity="100%" style:font-name="Handwriting" fo:font-weight="normal" officeooo:rsid="012477c6" officeooo:paragraph-rsid="012477c6" style:font-weight-asian="normal" style:font-weight-complex="normal"/>
    </style:style>
    <style:style style:name="P57" style:family="paragraph" style:parent-style-name="Standard">
      <style:text-properties fo:color="#000000" loext:opacity="100%" style:font-name="Handwriting" fo:font-weight="normal" officeooo:rsid="01334ce7" style:font-weight-asian="normal" style:font-weight-complex="normal"/>
    </style:style>
    <style:style style:name="P58" style:family="paragraph" style:parent-style-name="Standard">
      <style:text-properties fo:color="#000000" loext:opacity="100%" style:font-name="Handwriting" fo:font-weight="normal" officeooo:rsid="0136af10" officeooo:paragraph-rsid="01380e40" style:font-weight-asian="normal" style:font-weight-complex="normal"/>
    </style:style>
    <style:style style:name="P59" style:family="paragraph" style:parent-style-name="Standard">
      <style:text-properties fo:color="#000000" loext:opacity="100%" style:font-name="Handwriting" fo:font-weight="normal" officeooo:rsid="013e0192" officeooo:paragraph-rsid="013e0192" style:font-weight-asian="normal" style:font-weight-complex="normal"/>
    </style:style>
    <style:style style:name="P60" style:family="paragraph" style:parent-style-name="Standard">
      <style:text-properties fo:color="#000000" loext:opacity="100%" style:font-name="Handwriting" fo:font-weight="normal" officeooo:paragraph-rsid="01380e40" style:font-weight-asian="normal" style:font-weight-complex="normal"/>
    </style:style>
    <style:style style:name="P61" style:family="paragraph" style:parent-style-name="Standard">
      <style:text-properties fo:color="#000000" loext:opacity="100%" style:font-name="Handwriting" fo:font-weight="normal" officeooo:rsid="0140a029" officeooo:paragraph-rsid="0140a029" style:font-weight-asian="normal" style:font-weight-complex="normal"/>
    </style:style>
    <style:style style:name="P62" style:family="paragraph" style:parent-style-name="Standard">
      <style:text-properties fo:color="#000000" loext:opacity="100%" style:font-name="Handwriting" fo:font-weight="normal" officeooo:rsid="014e13e6" officeooo:paragraph-rsid="014e13e6" style:font-weight-asian="normal" style:font-weight-complex="normal"/>
    </style:style>
    <style:style style:name="P63" style:family="paragraph" style:parent-style-name="Standard">
      <style:text-properties fo:color="#000000" loext:opacity="100%" style:font-name="Handwriting" fo:font-weight="normal" officeooo:rsid="014ee98f" officeooo:paragraph-rsid="014ee98f" style:font-weight-asian="normal" style:font-weight-complex="normal"/>
    </style:style>
    <style:style style:name="P64" style:family="paragraph" style:parent-style-name="Standard">
      <style:text-properties fo:color="#000000" loext:opacity="100%" style:font-name="Handwriting" fo:font-weight="normal" officeooo:rsid="014ee98f" officeooo:paragraph-rsid="01515b39" style:font-weight-asian="normal" style:font-weight-complex="normal"/>
    </style:style>
    <style:style style:name="P65" style:family="paragraph" style:parent-style-name="Standard">
      <style:text-properties fo:color="#000000" loext:opacity="100%" style:font-name="Handwriting" fo:font-weight="normal" officeooo:rsid="014ee98f" officeooo:paragraph-rsid="015bc5e2" style:font-weight-asian="normal" style:font-weight-complex="normal"/>
    </style:style>
    <style:style style:name="P66" style:family="paragraph" style:parent-style-name="Standard">
      <style:text-properties fo:color="#000000" loext:opacity="100%" style:font-name="Handwriting" fo:font-weight="normal" officeooo:rsid="01515b39" officeooo:paragraph-rsid="01515b39" style:font-weight-asian="normal" style:font-weight-complex="normal"/>
    </style:style>
    <style:style style:name="P67" style:family="paragraph" style:parent-style-name="Standard">
      <style:text-properties fo:color="#000000" loext:opacity="100%" style:font-name="Handwriting" fo:font-weight="normal" officeooo:rsid="01515b39" officeooo:paragraph-rsid="014e13e6" style:font-weight-asian="normal" style:font-weight-complex="normal"/>
    </style:style>
    <style:style style:name="P68" style:family="paragraph" style:parent-style-name="Standard">
      <style:text-properties fo:color="#000000" loext:opacity="100%" style:font-name="Handwriting" fo:font-weight="normal" officeooo:rsid="018c15bd" officeooo:paragraph-rsid="018c15bd" style:font-weight-asian="normal" style:font-weight-complex="normal"/>
    </style:style>
    <style:style style:name="P69" style:family="paragraph" style:parent-style-name="Standard">
      <style:text-properties fo:color="#000000" loext:opacity="100%" style:font-name="Handwriting" fo:font-weight="normal" officeooo:paragraph-rsid="018f2152" style:font-weight-asian="normal" style:font-weight-complex="normal"/>
    </style:style>
    <style:style style:name="P70" style:family="paragraph" style:parent-style-name="Standard">
      <style:text-properties fo:color="#000000" loext:opacity="100%" style:font-name="Handwriting" fo:font-weight="normal" officeooo:paragraph-rsid="018fc42c" style:font-weight-asian="normal" style:font-weight-complex="normal"/>
    </style:style>
    <style:style style:name="P71" style:family="paragraph" style:parent-style-name="Standard">
      <style:text-properties fo:color="#000000" loext:opacity="100%" style:font-name="Handwriting" fo:font-weight="normal" officeooo:rsid="018fc42c" officeooo:paragraph-rsid="018fc42c" style:font-weight-asian="normal" style:font-weight-complex="normal"/>
    </style:style>
    <style:style style:name="P72" style:family="paragraph" style:parent-style-name="Standard">
      <style:text-properties fo:color="#000000" loext:opacity="100%" style:font-name="Handwriting" fo:font-weight="normal" officeooo:rsid="018f2152" officeooo:paragraph-rsid="018f2152" style:font-weight-asian="normal" style:font-weight-complex="normal"/>
    </style:style>
    <style:style style:name="P73" style:family="paragraph" style:parent-style-name="Standard">
      <style:text-properties fo:color="#000000" loext:opacity="100%" style:font-name="Handwriting" fo:font-weight="normal" officeooo:rsid="01932fc1" officeooo:paragraph-rsid="01932fc1" style:font-weight-asian="normal" style:font-weight-complex="normal"/>
    </style:style>
    <style:style style:name="P74" style:family="paragraph" style:parent-style-name="Standard">
      <style:text-properties fo:color="#000000" loext:opacity="100%" style:font-name="Handwriting" fo:font-weight="normal" officeooo:rsid="0191f180" style:font-weight-asian="normal" style:font-weight-complex="normal"/>
    </style:style>
    <style:style style:name="P75" style:family="paragraph" style:parent-style-name="Standard">
      <style:text-properties fo:color="#000000" loext:opacity="100%" style:font-name="Handwriting" fo:font-weight="normal" officeooo:rsid="019bee22" officeooo:paragraph-rsid="019bee22" style:font-weight-asian="normal" style:font-weight-complex="normal"/>
    </style:style>
    <style:style style:name="P76" style:family="paragraph" style:parent-style-name="Standard">
      <style:text-properties fo:color="#000000" loext:opacity="100%" style:font-name="Handwriting" fo:font-weight="normal" officeooo:paragraph-rsid="019bee22" style:font-weight-asian="normal" style:font-weight-complex="normal"/>
    </style:style>
    <style:style style:name="P77" style:family="paragraph" style:parent-style-name="Standard">
      <style:text-properties fo:color="#000000" loext:opacity="100%" style:font-name="Handwriting" fo:font-weight="normal" officeooo:paragraph-rsid="01a1b259" style:font-weight-asian="normal" style:font-weight-complex="normal"/>
    </style:style>
    <style:style style:name="P78" style:family="paragraph" style:parent-style-name="Standard">
      <style:text-properties fo:color="#000000" loext:opacity="100%" style:font-name="Handwriting" fo:font-weight="normal" officeooo:rsid="01a1b259" officeooo:paragraph-rsid="01a1b259" style:font-weight-asian="normal" style:font-weight-complex="normal"/>
    </style:style>
    <style:style style:name="P79" style:family="paragraph" style:parent-style-name="Standard">
      <style:text-properties fo:color="#000000" loext:opacity="100%" style:font-name="Handwriting" fo:font-weight="normal" officeooo:paragraph-rsid="01a8e2db" style:font-weight-asian="normal" style:font-weight-complex="normal"/>
    </style:style>
    <style:style style:name="P80" style:family="paragraph" style:parent-style-name="Standard">
      <style:text-properties fo:color="#000000" loext:opacity="100%" style:font-name="Handwriting" fo:font-weight="normal" officeooo:rsid="01b70b1d" officeooo:paragraph-rsid="01b70b1d" style:font-weight-asian="normal" style:font-weight-complex="normal"/>
    </style:style>
    <style:style style:name="P81" style:family="paragraph" style:parent-style-name="Standard">
      <style:text-properties fo:color="#000000" loext:opacity="100%" style:font-name="Handwriting" fo:font-weight="normal" officeooo:paragraph-rsid="01b70b1d" style:font-weight-asian="normal" style:font-weight-complex="normal"/>
    </style:style>
    <style:style style:name="P82" style:family="paragraph" style:parent-style-name="Standard">
      <style:text-properties fo:color="#000000" loext:opacity="100%" style:font-name="Handwriting" fo:font-weight="normal" officeooo:rsid="01b71503" officeooo:paragraph-rsid="01b71503" style:font-weight-asian="normal" style:font-weight-complex="normal"/>
    </style:style>
    <style:style style:name="P83" style:family="paragraph" style:parent-style-name="Standard">
      <style:text-properties fo:color="#000000" loext:opacity="100%" style:font-name="Handwriting" fo:font-weight="normal" officeooo:rsid="01b9de27" officeooo:paragraph-rsid="01b9de27" style:font-weight-asian="normal" style:font-weight-complex="normal"/>
    </style:style>
    <style:style style:name="P84" style:family="paragraph" style:parent-style-name="Standard">
      <style:text-properties fo:color="#000000" loext:opacity="100%" style:font-name="Handwriting" fo:font-weight="normal" officeooo:rsid="01bac73f" officeooo:paragraph-rsid="01bac73f" style:font-weight-asian="normal" style:font-weight-complex="normal"/>
    </style:style>
    <style:style style:name="P85" style:family="paragraph" style:parent-style-name="Standard">
      <style:text-properties fo:color="#000000" loext:opacity="100%" style:font-name="Handwriting" fo:font-weight="normal" officeooo:rsid="01bb2ff9" officeooo:paragraph-rsid="01bb2ff9" style:font-weight-asian="normal" style:font-weight-complex="normal"/>
    </style:style>
    <style:style style:name="P86" style:family="paragraph" style:parent-style-name="Standard">
      <style:text-properties fo:color="#000000" loext:opacity="100%" style:font-name="Handwriting" fo:font-weight="normal" officeooo:rsid="01be767e" officeooo:paragraph-rsid="01be767e" style:font-weight-asian="normal" style:font-weight-complex="normal"/>
    </style:style>
    <style:style style:name="P87" style:family="paragraph" style:parent-style-name="Standard">
      <style:text-properties fo:color="#000000" loext:opacity="100%" style:font-name="Handwriting" fo:font-weight="normal" officeooo:rsid="01c1f92b" officeooo:paragraph-rsid="01c1f92b" style:font-weight-asian="normal" style:font-weight-complex="normal"/>
    </style:style>
    <style:style style:name="P88" style:family="paragraph" style:parent-style-name="Standard">
      <style:text-properties fo:color="#000000" loext:opacity="100%" style:font-name="Handwriting" fo:font-weight="normal" officeooo:rsid="01c23d02" officeooo:paragraph-rsid="01c23d02" style:font-weight-asian="normal" style:font-weight-complex="normal"/>
    </style:style>
    <style:style style:name="P89" style:family="paragraph" style:parent-style-name="Standard">
      <style:text-properties fo:color="#000000" loext:opacity="100%" style:font-name="Handwriting" fo:font-weight="normal" officeooo:rsid="01b02485" style:font-weight-asian="normal" style:font-weight-complex="normal"/>
    </style:style>
    <style:style style:name="P90" style:family="paragraph" style:parent-style-name="Standard">
      <style:text-properties fo:color="#000000" loext:opacity="100%" style:font-name="Handwriting" fo:font-weight="normal" officeooo:rsid="003d8a2f" officeooo:paragraph-rsid="01ce2a0f" style:font-weight-asian="normal" style:font-weight-complex="normal"/>
    </style:style>
    <style:style style:name="P91" style:family="paragraph" style:parent-style-name="Standard">
      <style:text-properties fo:color="#000000" loext:opacity="100%" style:font-name="Handwriting" fo:font-weight="normal" officeooo:rsid="01d5ad5a" officeooo:paragraph-rsid="01d5ad5a" style:font-weight-asian="normal" style:font-weight-complex="normal"/>
    </style:style>
    <style:style style:name="P92" style:family="paragraph" style:parent-style-name="Standard">
      <style:text-properties fo:color="#000000" loext:opacity="100%" style:font-name="Handwriting" fo:font-weight="normal" officeooo:rsid="01d8b96b" officeooo:paragraph-rsid="01d8b96b" style:font-weight-asian="normal" style:font-weight-complex="normal"/>
    </style:style>
    <style:style style:name="P93" style:family="paragraph" style:parent-style-name="Standard">
      <style:text-properties fo:color="#000000" loext:opacity="100%" style:font-name="Handwriting" fo:font-weight="normal" officeooo:rsid="00277135" officeooo:paragraph-rsid="00277135" style:font-weight-asian="normal" style:font-weight-complex="normal"/>
    </style:style>
    <style:style style:name="P94" style:family="paragraph" style:parent-style-name="Standard">
      <style:text-properties fo:color="#000000" loext:opacity="100%" style:font-name="Handwriting" fo:font-weight="normal" officeooo:paragraph-rsid="01cd1368" style:font-weight-asian="normal" style:font-weight-complex="normal"/>
    </style:style>
    <style:style style:name="P95" style:family="paragraph" style:parent-style-name="Standard">
      <style:text-properties fo:color="#000000" loext:opacity="100%" style:font-name="Handwriting" fo:font-weight="normal" officeooo:rsid="01d7c29a" officeooo:paragraph-rsid="01d7c29a" style:font-weight-asian="normal" style:font-weight-complex="normal"/>
    </style:style>
    <style:style style:name="P96" style:family="paragraph" style:parent-style-name="Standard">
      <style:text-properties fo:color="#000000" loext:opacity="100%" style:font-name="Handwriting" fo:font-weight="normal" officeooo:rsid="01d960a6" officeooo:paragraph-rsid="01d960a6" style:font-weight-asian="normal" style:font-weight-complex="normal"/>
    </style:style>
    <style:style style:name="P97" style:family="paragraph" style:parent-style-name="Standard">
      <style:text-properties fo:color="#000000" loext:opacity="100%" style:font-name="Handwriting" fo:font-weight="normal" officeooo:rsid="01eaa01e" officeooo:paragraph-rsid="01eaa01e" style:font-weight-asian="normal" style:font-weight-complex="normal"/>
    </style:style>
    <style:style style:name="P98" style:family="paragraph" style:parent-style-name="Standard">
      <style:text-properties fo:color="#000000" loext:opacity="100%" style:font-name="Handwriting" fo:font-weight="normal" officeooo:rsid="01efd4c7" officeooo:paragraph-rsid="01efd4c7" style:font-weight-asian="normal" style:font-weight-complex="normal"/>
    </style:style>
    <style:style style:name="P99" style:family="paragraph" style:parent-style-name="Standard">
      <style:text-properties fo:color="#000000" loext:opacity="100%" style:font-name="Handwriting" fo:font-weight="normal" officeooo:rsid="01fb2846" officeooo:paragraph-rsid="01fb2846" style:font-weight-asian="normal" style:font-weight-complex="normal"/>
    </style:style>
    <style:style style:name="P100" style:family="paragraph" style:parent-style-name="Standard">
      <style:text-properties fo:color="#000000" loext:opacity="100%" style:font-name="Handwriting" fo:font-weight="normal" officeooo:rsid="01fdb55a" officeooo:paragraph-rsid="01fdb55a" style:font-weight-asian="normal" style:font-weight-complex="normal"/>
    </style:style>
    <style:style style:name="P101" style:family="paragraph" style:parent-style-name="Standard">
      <style:text-properties fo:color="#000000" loext:opacity="100%" style:font-name="Handwriting" fo:font-weight="normal" officeooo:rsid="02032dfc" officeooo:paragraph-rsid="0202932d" style:font-weight-asian="normal" style:font-weight-complex="normal"/>
    </style:style>
    <style:style style:name="P102" style:family="paragraph" style:parent-style-name="Standard">
      <style:text-properties fo:color="#000000" loext:opacity="100%" style:font-name="Handwriting" fo:font-weight="normal" officeooo:rsid="02089888" officeooo:paragraph-rsid="02096db6" style:font-weight-asian="normal" style:font-weight-complex="normal"/>
    </style:style>
    <style:style style:name="P103" style:family="paragraph" style:parent-style-name="Standard">
      <style:text-properties fo:color="#000000" loext:opacity="100%" style:font-name="Handwriting" fo:font-weight="normal" officeooo:rsid="00c998ed" officeooo:paragraph-rsid="02096db6" style:font-weight-asian="normal" style:font-weight-complex="normal"/>
    </style:style>
    <style:style style:name="P104" style:family="paragraph" style:parent-style-name="Standard">
      <style:text-properties fo:color="#000000" loext:opacity="100%" style:font-name="Handwriting" fo:font-weight="normal" officeooo:rsid="020aa7e7" officeooo:paragraph-rsid="020aa7e7" style:font-weight-asian="normal" style:font-weight-complex="normal"/>
    </style:style>
    <style:style style:name="P105" style:family="paragraph" style:parent-style-name="Standard">
      <style:text-properties fo:color="#000000" loext:opacity="100%" style:font-name="Handwriting" fo:font-weight="normal" officeooo:rsid="00d4dceb" officeooo:paragraph-rsid="020be39c" style:font-weight-asian="normal" style:font-weight-complex="normal"/>
    </style:style>
    <style:style style:name="P106" style:family="paragraph" style:parent-style-name="Standard">
      <style:text-properties fo:color="#000000" loext:opacity="100%" style:font-name="Handwriting" fo:font-weight="normal" officeooo:rsid="020e6e78" officeooo:paragraph-rsid="020e6e78" style:font-weight-asian="normal" style:font-weight-complex="normal"/>
    </style:style>
    <style:style style:name="P107" style:family="paragraph" style:parent-style-name="Standard">
      <style:text-properties fo:color="#000000" loext:opacity="100%" style:font-name="Handwriting" fo:font-weight="normal" officeooo:rsid="021272d9" officeooo:paragraph-rsid="021272d9" style:font-weight-asian="normal" style:font-weight-complex="normal"/>
    </style:style>
    <style:style style:name="P108" style:family="paragraph" style:parent-style-name="Standard">
      <style:text-properties fo:color="#000000" loext:opacity="100%" style:font-name="Handwriting" fo:font-weight="normal" officeooo:rsid="021c54e3" officeooo:paragraph-rsid="021c54e3" style:font-weight-asian="normal" style:font-weight-complex="normal"/>
    </style:style>
    <style:style style:name="P109" style:family="paragraph" style:parent-style-name="Standard">
      <style:text-properties fo:color="#000000" loext:opacity="100%" style:font-name="Handwriting" fo:font-weight="normal" officeooo:rsid="010a99ab" officeooo:paragraph-rsid="010a99ab" style:font-weight-asian="normal" style:font-weight-complex="normal"/>
    </style:style>
    <style:style style:name="P110" style:family="paragraph" style:parent-style-name="Standard">
      <style:text-properties fo:color="#000000" loext:opacity="100%" style:font-name="Handwriting" fo:font-weight="normal" officeooo:rsid="021d0b11" officeooo:paragraph-rsid="021d0b11" style:font-weight-asian="normal" style:font-weight-complex="normal"/>
    </style:style>
    <style:style style:name="P111" style:family="paragraph" style:parent-style-name="Standard">
      <style:text-properties fo:color="#000000" loext:opacity="100%" style:font-name="Handwriting" fo:font-weight="normal" officeooo:rsid="02201ead" officeooo:paragraph-rsid="02201ead" style:font-weight-asian="normal" style:font-weight-complex="normal"/>
    </style:style>
    <style:style style:name="P112" style:family="paragraph" style:parent-style-name="Standard">
      <style:text-properties fo:color="#000000" loext:opacity="100%" style:font-name="Handwriting" fo:font-weight="normal" officeooo:rsid="0060a67c" officeooo:paragraph-rsid="02201ead" style:font-weight-asian="normal" style:font-weight-complex="normal"/>
    </style:style>
    <style:style style:name="P113" style:family="paragraph" style:parent-style-name="Standard">
      <style:text-properties fo:color="#000000" loext:opacity="100%" style:font-name="Handwriting" fo:font-weight="normal" officeooo:paragraph-rsid="023be78d" style:font-weight-asian="normal" style:font-weight-complex="normal"/>
    </style:style>
    <style:style style:name="P114" style:family="paragraph" style:parent-style-name="Standard">
      <style:text-properties fo:color="#000000" loext:opacity="100%" style:font-name="Handwriting" fo:font-weight="normal" officeooo:rsid="024cf5c6" officeooo:paragraph-rsid="024cf5c6" style:font-weight-asian="normal" style:font-weight-complex="normal"/>
    </style:style>
    <style:style style:name="P115" style:family="paragraph" style:parent-style-name="Standard">
      <style:text-properties fo:color="#000000" loext:opacity="100%" style:font-name="Handwriting" fo:font-weight="normal" officeooo:rsid="020e6fc7" officeooo:paragraph-rsid="00ef7212" style:font-weight-asian="normal" style:font-weight-complex="normal"/>
    </style:style>
    <style:style style:name="P116" style:family="paragraph" style:parent-style-name="Standard">
      <style:text-properties fo:color="#000000" loext:opacity="100%" style:font-name="Handwriting" fo:font-weight="normal" officeooo:rsid="0213c100" officeooo:paragraph-rsid="0213c100" style:font-weight-asian="normal" style:font-weight-complex="normal"/>
    </style:style>
    <style:style style:name="P117" style:family="paragraph" style:parent-style-name="Standard">
      <style:text-properties fo:color="#000000" loext:opacity="100%" style:font-name="Handwriting" fo:font-weight="normal" officeooo:rsid="0232024b" officeooo:paragraph-rsid="022fd2ae" style:font-weight-asian="normal" style:font-weight-complex="normal"/>
    </style:style>
    <style:style style:name="P118" style:family="paragraph" style:parent-style-name="Standard">
      <style:text-properties fo:color="#000000" loext:opacity="100%" style:font-name="Handwriting" fo:font-weight="normal" officeooo:rsid="0232024b" officeooo:paragraph-rsid="0232024b" style:font-weight-asian="normal" style:font-weight-complex="normal"/>
    </style:style>
    <style:style style:name="P119" style:family="paragraph" style:parent-style-name="Standard">
      <style:text-properties fo:color="#000000" loext:opacity="100%" style:font-name="Handwriting" fo:font-weight="normal" officeooo:rsid="02648949" officeooo:paragraph-rsid="02648949" style:font-weight-asian="normal" style:font-weight-complex="normal"/>
    </style:style>
    <style:style style:name="P120" style:family="paragraph" style:parent-style-name="Standard">
      <style:text-properties fo:color="#000000" loext:opacity="100%" style:font-name="Handwriting" fo:font-weight="normal" officeooo:rsid="026a2e82" officeooo:paragraph-rsid="026a2e82" style:font-weight-asian="normal" style:font-weight-complex="normal"/>
    </style:style>
    <style:style style:name="P121" style:family="paragraph" style:parent-style-name="Standard">
      <style:text-properties fo:color="#000000" loext:opacity="100%" style:font-name="Handwriting" fo:font-weight="normal" officeooo:rsid="017591a3" officeooo:paragraph-rsid="001782de" style:font-weight-asian="normal" style:font-weight-complex="normal"/>
    </style:style>
    <style:style style:name="P122" style:family="paragraph" style:parent-style-name="Standard">
      <style:text-properties fo:color="#000000" loext:opacity="100%" style:font-name="Handwriting" fo:font-weight="normal" officeooo:rsid="017591a3" officeooo:paragraph-rsid="0272ac1a" style:font-weight-asian="normal" style:font-weight-complex="normal"/>
    </style:style>
    <style:style style:name="P123" style:family="paragraph" style:parent-style-name="Standard">
      <style:text-properties fo:color="#000000" loext:opacity="100%" style:font-name="Handwriting" fo:font-weight="normal" officeooo:rsid="01d5895b" officeooo:paragraph-rsid="0272e42c" style:font-weight-asian="normal" style:font-weight-complex="normal"/>
    </style:style>
    <style:style style:name="P124" style:family="paragraph" style:parent-style-name="Standard">
      <style:text-properties fo:color="#000000" loext:opacity="100%" style:font-name="Handwriting" officeooo:paragraph-rsid="003c102a"/>
    </style:style>
    <style:style style:name="P125" style:family="paragraph" style:parent-style-name="Standard">
      <style:text-properties fo:color="#000000" loext:opacity="100%" style:font-name="Handwriting" fo:font-size="11pt" fo:language="en" fo:country="US" fo:font-weight="normal" officeooo:rsid="000cdd3a" officeooo:paragraph-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6" style:family="paragraph" style:parent-style-name="Standard">
      <style:text-properties fo:color="#000000" loext:opacity="100%" style:font-name="Handwriting" fo:font-size="11pt" fo:language="en" fo:country="US" fo:font-weight="normal" officeooo:rsid="00b84443" officeooo:paragraph-rsid="00b8444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7" style:family="paragraph" style:parent-style-name="Standard">
      <style:text-properties fo:color="#000000" loext:opacity="100%" style:font-name="Handwriting" fo:font-size="11pt" fo:language="en" fo:country="US" fo:font-weight="normal" officeooo:rsid="01961994" officeooo:paragraph-rsid="0196199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8" style:family="paragraph" style:parent-style-name="Standard">
      <style:text-properties fo:color="#000000" loext:opacity="100%" style:font-name="Handwriting" fo:font-size="11pt" fo:language="en" fo:country="US" fo:font-weight="normal" officeooo:rsid="01981277" officeooo:paragraph-rsid="0198127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29" style:family="paragraph" style:parent-style-name="Standard">
      <style:text-properties fo:color="#000000" loext:opacity="100%" style:font-name="Handwriting" fo:font-size="11pt" fo:language="en" fo:country="US" fo:font-weight="normal" officeooo:rsid="01a1af34" officeooo:paragraph-rsid="01a1af3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0" style:family="paragraph" style:parent-style-name="Standard">
      <style:text-properties fo:color="#000000" loext:opacity="100%" style:font-name="Handwriting" fo:font-size="11pt" fo:language="en" fo:country="US" fo:font-weight="normal" officeooo:rsid="01b45f51" officeooo:paragraph-rsid="01b45f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1" style:family="paragraph" style:parent-style-name="Standard">
      <style:text-properties fo:color="#000000" loext:opacity="100%" style:font-name="Handwriting" fo:font-size="11pt" fo:language="en" fo:country="US" fo:font-weight="normal" officeooo:rsid="01bf2ec6" officeooo:paragraph-rsid="01bf2ec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2" style:family="paragraph" style:parent-style-name="Standard">
      <style:text-properties fo:color="#000000" loext:opacity="100%" style:font-name="Handwriting" fo:font-size="11pt" fo:language="en" fo:country="US" fo:font-weight="normal" officeooo:rsid="01c0e5fe" officeooo:paragraph-rsid="01c0e5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3" style:family="paragraph" style:parent-style-name="Standard">
      <style:text-properties fo:color="#000000" loext:opacity="100%" style:font-name="Handwriting" fo:font-size="11pt" fo:language="en" fo:country="US" fo:font-weight="normal" officeooo:rsid="01cd1368" officeooo:paragraph-rsid="01cd136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4" style:family="paragraph" style:parent-style-name="Standard">
      <style:text-properties fo:color="#000000" loext:opacity="100%" style:font-name="Handwriting" fo:font-size="11pt" fo:language="en" fo:country="US" fo:font-weight="normal" officeooo:rsid="007349d5" officeooo:paragraph-rsid="01d8b96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5" style:family="paragraph" style:parent-style-name="Standard">
      <style:text-properties fo:color="#000000" loext:opacity="100%" style:font-name="Handwriting" fo:font-size="11pt" fo:language="en" fo:country="US" fo:font-weight="normal" officeooo:rsid="020be39c" officeooo:paragraph-rsid="020be3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6" style:family="paragraph" style:parent-style-name="Standard">
      <style:text-properties fo:color="#000000" loext:opacity="100%" style:font-name="Handwriting" fo:font-size="11pt" fo:language="en" fo:country="US" fo:font-weight="normal" officeooo:rsid="00cd9973" officeooo:paragraph-rsid="00cd997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7" style:family="paragraph" style:parent-style-name="Standard">
      <style:text-properties fo:color="#000000" loext:opacity="100%" style:font-name="Handwriting" fo:font-size="11pt" fo:language="en" fo:country="US" fo:font-weight="normal" officeooo:rsid="021e2232" officeooo:paragraph-rsid="021e223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8" style:family="paragraph" style:parent-style-name="Standard">
      <style:text-properties fo:color="#000000" loext:opacity="100%" style:font-name="Handwriting" fo:font-size="11pt" fo:language="en" fo:country="US" fo:font-weight="normal" officeooo:rsid="018018d7" officeooo:paragraph-rsid="018018d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39" style:family="paragraph" style:parent-style-name="Standard">
      <style:text-properties fo:color="#000000" loext:opacity="100%" style:font-name="Handwriting" fo:font-size="11pt" fo:language="en" fo:country="US" fo:font-weight="normal" officeooo:rsid="018018d7" officeooo:paragraph-rsid="0238df3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0" style:family="paragraph" style:parent-style-name="Standard">
      <style:text-properties fo:color="#000000" loext:opacity="100%" style:font-name="Handwriting" fo:font-size="11pt" fo:language="en" fo:country="US" fo:font-weight="normal" officeooo:rsid="007388fe" officeooo:paragraph-rsid="0238df3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1" style:family="paragraph" style:parent-style-name="Standard">
      <style:text-properties fo:color="#000000" loext:opacity="100%" style:font-name="Handwriting" fo:font-size="11pt" fo:language="en" fo:country="US" fo:font-weight="normal" officeooo:rsid="019ef514" officeooo:paragraph-rsid="019ef51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2" style:family="paragraph" style:parent-style-name="Standard">
      <style:text-properties fo:color="#000000" loext:opacity="100%" style:font-name="Handwriting" fo:font-size="11pt" fo:language="en" fo:country="US" fo:font-weight="normal" officeooo:rsid="02521d30" officeooo:paragraph-rsid="02521d3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3" style:family="paragraph" style:parent-style-name="Standard">
      <style:text-properties fo:color="#000000" loext:opacity="100%" style:font-name="Handwriting" fo:font-size="11pt" fo:language="en" fo:country="US" fo:font-weight="normal" officeooo:rsid="0256680f" officeooo:paragraph-rsid="0256680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4" style:family="paragraph" style:parent-style-name="Standard">
      <style:text-properties fo:color="#000000" loext:opacity="100%" style:font-name="Handwriting" fo:font-size="11pt" fo:language="en" fo:country="US" fo:font-weight="normal" officeooo:rsid="005055a1" officeooo:paragraph-rsid="02096db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5" style:family="paragraph" style:parent-style-name="Standard">
      <style:text-properties fo:color="#000000" loext:opacity="100%" style:font-name="Handwriting" fo:font-size="11pt" fo:language="en" fo:country="US" fo:font-weight="normal" officeooo:rsid="02096db6" officeooo:paragraph-rsid="02096db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46" style:family="paragraph" style:parent-style-name="Standard">
      <style:text-properties fo:color="#000000" loext:opacity="100%" style:font-name="Handwriting" fo:font-size="11pt" fo:language="en" fo:country="US" officeooo:rsid="018d3abf" officeooo:paragraph-rsid="018d3abf" style:letter-kerning="false" style:font-name-asian="Calibri1" style:font-size-asian="11pt" style:language-asian="en" style:country-asian="US" style:font-name-complex="DejaVu Sans" style:font-size-complex="11pt" style:language-complex="ar" style:country-complex="SA"/>
    </style:style>
    <style:style style:name="P147" style:family="paragraph" style:parent-style-name="Standard">
      <style:text-properties fo:color="#000000" loext:opacity="100%" style:font-name="Handwriting" officeooo:paragraph-rsid="00566fcc"/>
    </style:style>
    <style:style style:name="P148" style:family="paragraph" style:parent-style-name="Standard">
      <style:text-properties fo:color="#000000" loext:opacity="100%" style:font-name="Handwriting" officeooo:paragraph-rsid="00277135"/>
    </style:style>
    <style:style style:name="P149" style:family="paragraph" style:parent-style-name="Standard">
      <style:text-properties fo:color="#000000" loext:opacity="100%" style:font-name="Handwriting" officeooo:paragraph-rsid="00295294"/>
    </style:style>
    <style:style style:name="P150" style:family="paragraph" style:parent-style-name="Standard">
      <style:text-properties fo:color="#000000" loext:opacity="100%" style:font-name="Handwriting" officeooo:paragraph-rsid="0029ed94"/>
    </style:style>
    <style:style style:name="P151" style:family="paragraph" style:parent-style-name="Standard">
      <style:text-properties fo:color="#000000" loext:opacity="100%" style:font-name="Handwriting" officeooo:paragraph-rsid="002d9c8c"/>
    </style:style>
    <style:style style:name="P152" style:family="paragraph" style:parent-style-name="Standard">
      <style:text-properties fo:color="#000000" loext:opacity="100%" style:font-name="Handwriting" officeooo:rsid="0011d7fa" officeooo:paragraph-rsid="0011d7fa"/>
    </style:style>
    <style:style style:name="P153" style:family="paragraph" style:parent-style-name="Standard">
      <style:text-properties fo:color="#000000" loext:opacity="100%" style:font-name="Handwriting" officeooo:paragraph-rsid="00183c94"/>
    </style:style>
    <style:style style:name="P154" style:family="paragraph" style:parent-style-name="Standard">
      <style:text-properties fo:color="#000000" loext:opacity="100%" style:font-name="Handwriting" officeooo:paragraph-rsid="008dabc2"/>
    </style:style>
    <style:style style:name="P155" style:family="paragraph" style:parent-style-name="Standard">
      <style:text-properties fo:color="#000000" loext:opacity="100%" style:font-name="Handwriting" officeooo:rsid="00d32563" officeooo:paragraph-rsid="00d32563"/>
    </style:style>
    <style:style style:name="P156" style:family="paragraph" style:parent-style-name="Standard">
      <style:text-properties fo:color="#000000" loext:opacity="100%" style:font-name="Handwriting" officeooo:paragraph-rsid="010b5289"/>
    </style:style>
    <style:style style:name="P157" style:family="paragraph" style:parent-style-name="Standard">
      <style:text-properties fo:color="#000000" loext:opacity="100%" style:font-name="Handwriting" officeooo:paragraph-rsid="011de155"/>
    </style:style>
    <style:style style:name="P158" style:family="paragraph" style:parent-style-name="Standard">
      <style:text-properties fo:color="#000000" loext:opacity="100%" style:font-name="Handwriting" officeooo:paragraph-rsid="011e15cc"/>
    </style:style>
    <style:style style:name="P159" style:family="paragraph" style:parent-style-name="Standard">
      <style:text-properties fo:color="#000000" loext:opacity="100%" style:font-name="Handwriting" officeooo:rsid="01363049" officeooo:paragraph-rsid="01380e40"/>
    </style:style>
    <style:style style:name="P160" style:family="paragraph" style:parent-style-name="Standard">
      <style:text-properties fo:color="#000000" loext:opacity="100%" style:font-name="Handwriting" officeooo:paragraph-rsid="0182d192"/>
    </style:style>
    <style:style style:name="P161" style:family="paragraph" style:parent-style-name="Standard">
      <style:text-properties fo:color="#000000" loext:opacity="100%" style:font-name="Handwriting" officeooo:paragraph-rsid="018c68f3"/>
    </style:style>
    <style:style style:name="P162" style:family="paragraph" style:parent-style-name="Standard">
      <style:text-properties fo:color="#000000" loext:opacity="100%" style:font-name="Handwriting" officeooo:rsid="018e5b4c"/>
    </style:style>
    <style:style style:name="P163" style:family="paragraph" style:parent-style-name="Standard">
      <style:text-properties fo:color="#000000" loext:opacity="100%" style:font-name="Handwriting" officeooo:rsid="018e5b4c" officeooo:paragraph-rsid="018e5b4c"/>
    </style:style>
    <style:style style:name="P164" style:family="paragraph" style:parent-style-name="Standard">
      <style:text-properties fo:color="#000000" loext:opacity="100%" style:font-name="Handwriting" officeooo:paragraph-rsid="018f2152"/>
    </style:style>
    <style:style style:name="P165" style:family="paragraph" style:parent-style-name="Standard">
      <style:text-properties fo:color="#000000" loext:opacity="100%" style:font-name="Handwriting" officeooo:rsid="018d8e25"/>
    </style:style>
    <style:style style:name="P166" style:family="paragraph" style:parent-style-name="Standard">
      <style:text-properties fo:color="#000000" loext:opacity="100%" style:font-name="Handwriting" officeooo:paragraph-rsid="01a8e2db"/>
    </style:style>
    <style:style style:name="P167" style:family="paragraph" style:parent-style-name="Standard">
      <style:text-properties fo:color="#000000" loext:opacity="100%" style:font-name="Handwriting" officeooo:rsid="01b71503" officeooo:paragraph-rsid="01b71503"/>
    </style:style>
    <style:style style:name="P168" style:family="paragraph" style:parent-style-name="Standard">
      <style:text-properties fo:color="#000000" loext:opacity="100%" style:font-name="Handwriting" officeooo:rsid="01b8bd8f" officeooo:paragraph-rsid="01b8bd8f"/>
    </style:style>
    <style:style style:name="P169" style:family="paragraph" style:parent-style-name="Standard">
      <style:text-properties fo:color="#000000" loext:opacity="100%" style:font-name="Handwriting" officeooo:rsid="01ce2a0f" officeooo:paragraph-rsid="01ce2a0f"/>
    </style:style>
    <style:style style:name="P170" style:family="paragraph" style:parent-style-name="Standard">
      <style:text-properties fo:color="#000000" loext:opacity="100%" style:font-name="Handwriting" officeooo:rsid="01ce2a0f" officeooo:paragraph-rsid="01cee4ed"/>
    </style:style>
    <style:style style:name="P171" style:family="paragraph" style:parent-style-name="Standard">
      <style:text-properties fo:color="#000000" loext:opacity="100%" style:font-name="Handwriting" officeooo:paragraph-rsid="01ce2a0f"/>
    </style:style>
    <style:style style:name="P172" style:family="paragraph" style:parent-style-name="Standard">
      <style:text-properties fo:color="#000000" loext:opacity="100%" style:font-name="Handwriting" officeooo:paragraph-rsid="01d2eb22"/>
    </style:style>
    <style:style style:name="P173" style:family="paragraph" style:parent-style-name="Standard">
      <style:text-properties fo:color="#000000" loext:opacity="100%" style:font-name="Handwriting" officeooo:paragraph-rsid="01d5a32f"/>
    </style:style>
    <style:style style:name="P174" style:family="paragraph" style:parent-style-name="Standard">
      <style:text-properties fo:color="#000000" loext:opacity="100%" style:font-name="Handwriting" officeooo:paragraph-rsid="01d7c29a"/>
    </style:style>
    <style:style style:name="P175" style:family="paragraph" style:parent-style-name="Standard">
      <style:text-properties fo:color="#000000" loext:opacity="100%" style:font-name="Handwriting" officeooo:rsid="01d960a6" officeooo:paragraph-rsid="01d960a6"/>
    </style:style>
    <style:style style:name="P176" style:family="paragraph" style:parent-style-name="Standard">
      <style:text-properties fo:color="#000000" loext:opacity="100%" style:font-name="Handwriting" officeooo:paragraph-rsid="01d960a6"/>
    </style:style>
    <style:style style:name="P177" style:family="paragraph" style:parent-style-name="Standard">
      <style:text-properties fo:color="#000000" loext:opacity="100%" style:font-name="Handwriting" officeooo:paragraph-rsid="01dc1c34"/>
    </style:style>
    <style:style style:name="P178" style:family="paragraph" style:parent-style-name="Standard">
      <style:text-properties fo:color="#000000" loext:opacity="100%" style:font-name="Handwriting" officeooo:paragraph-rsid="01dde756"/>
    </style:style>
    <style:style style:name="P179" style:family="paragraph" style:parent-style-name="Standard">
      <style:text-properties fo:color="#000000" loext:opacity="100%" style:font-name="Handwriting" officeooo:paragraph-rsid="01eaa01e"/>
    </style:style>
    <style:style style:name="P180" style:family="paragraph" style:parent-style-name="Standard">
      <style:text-properties fo:color="#000000" loext:opacity="100%" style:font-name="Handwriting" officeooo:paragraph-rsid="01ec3f56"/>
    </style:style>
    <style:style style:name="P181" style:family="paragraph" style:parent-style-name="Standard">
      <style:text-properties fo:color="#000000" loext:opacity="100%" style:font-name="Handwriting" officeooo:paragraph-rsid="01edd3c7"/>
    </style:style>
    <style:style style:name="P182" style:family="paragraph" style:parent-style-name="Standard">
      <style:text-properties fo:color="#000000" loext:opacity="100%" style:font-name="Handwriting" officeooo:paragraph-rsid="0202932d"/>
    </style:style>
    <style:style style:name="P183" style:family="paragraph" style:parent-style-name="Standard">
      <style:text-properties fo:color="#000000" loext:opacity="100%" style:font-name="Handwriting" officeooo:paragraph-rsid="02032dfc"/>
    </style:style>
    <style:style style:name="P184" style:family="paragraph" style:parent-style-name="Standard">
      <style:text-properties fo:color="#000000" loext:opacity="100%" style:font-name="Handwriting" officeooo:paragraph-rsid="02096db6"/>
    </style:style>
    <style:style style:name="P185" style:family="paragraph" style:parent-style-name="Standard">
      <style:text-properties fo:color="#000000" loext:opacity="100%" style:font-name="Handwriting" officeooo:paragraph-rsid="0213c100"/>
    </style:style>
    <style:style style:name="P186" style:family="paragraph" style:parent-style-name="Standard">
      <style:text-properties fo:color="#000000" loext:opacity="100%" style:font-name="Handwriting" officeooo:rsid="022dfab5" officeooo:paragraph-rsid="022fd2ae"/>
    </style:style>
    <style:style style:name="P187" style:family="paragraph" style:parent-style-name="Standard">
      <style:text-properties fo:color="#000000" loext:opacity="100%" style:font-name="Handwriting" officeooo:rsid="0232024b" officeooo:paragraph-rsid="0232024b"/>
    </style:style>
    <style:style style:name="P188" style:family="paragraph" style:parent-style-name="Standard">
      <style:text-properties fo:color="#000000" loext:opacity="100%" style:font-name="Handwriting" officeooo:paragraph-rsid="0232024b"/>
    </style:style>
    <style:style style:name="P189" style:family="paragraph" style:parent-style-name="Standard">
      <style:text-properties fo:color="#000000" loext:opacity="100%" style:font-name="Handwriting" officeooo:paragraph-rsid="0238df33"/>
    </style:style>
    <style:style style:name="P190" style:family="paragraph" style:parent-style-name="Standard">
      <style:text-properties fo:color="#000000" loext:opacity="100%" style:font-name="Handwriting" officeooo:paragraph-rsid="024e971e"/>
    </style:style>
    <style:style style:name="P191" style:family="paragraph" style:parent-style-name="Standard">
      <style:text-properties fo:color="#000000" loext:opacity="100%" style:font-name="Handwriting" officeooo:paragraph-rsid="0256d592"/>
    </style:style>
    <style:style style:name="P192" style:family="paragraph" style:parent-style-name="Standard">
      <style:text-properties fo:color="#000000" loext:opacity="100%" style:font-name="Handwriting" fo:font-size="10pt" fo:font-weight="normal" officeooo:rsid="0262bc84" officeooo:paragraph-rsid="0262bc84" style:font-size-asian="10pt" style:font-weight-asian="normal" style:font-size-complex="10pt" style:font-weight-complex="normal"/>
    </style:style>
    <style:style style:name="P193" style:family="paragraph" style:parent-style-name="Standard">
      <style:text-properties fo:color="#000000" loext:opacity="100%" style:font-name="Handwriting" fo:font-size="10pt" fo:font-weight="normal" officeooo:rsid="0262bc84" officeooo:paragraph-rsid="02679b93" style:font-size-asian="10pt" style:font-weight-asian="normal" style:font-size-complex="10pt" style:font-weight-complex="normal"/>
    </style:style>
    <style:style style:name="P194" style:family="paragraph" style:parent-style-name="Standard">
      <style:text-properties fo:color="#000000" loext:opacity="100%" style:font-name="Handwriting" fo:font-size="10pt" fo:font-weight="normal" officeooo:rsid="02648949" officeooo:paragraph-rsid="02679b93" style:font-size-asian="10pt" style:font-weight-asian="normal" style:font-size-complex="10pt" style:font-weight-complex="normal"/>
    </style:style>
    <style:style style:name="P195" style:family="paragraph" style:parent-style-name="Standard">
      <style:text-properties fo:color="#1b1b1b" loext:opacity="100%" style:font-name="Handwriting" fo:font-weight="bold" officeooo:paragraph-rsid="01d8b96b" style:font-weight-asian="bold"/>
    </style:style>
    <style:style style:name="P196" style:family="paragraph" style:parent-style-name="Standard">
      <style:text-properties officeooo:paragraph-rsid="01efd4c7"/>
    </style:style>
    <style:style style:name="P197"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style:font-name="Handwriting" fo:font-size="11pt" fo:letter-spacing="normal" fo:font-style="normal" fo:font-weight="normal" style:font-size-asian="11pt" style:font-size-complex="11pt"/>
    </style:style>
    <style:style style:name="P198" style:family="paragraph" style:parent-style-name="Preformatted_20_Text">
      <style:text-properties fo:font-variant="normal" fo:text-transform="none" style:font-name="var jp-code-font-family" fo:letter-spacing="normal" fo:font-style="normal" fo:font-weight="normal" officeooo:paragraph-rsid="00305d9e"/>
    </style:style>
    <style:style style:name="P199" style:family="paragraph" style:parent-style-name="Preformatted_20_Text">
      <style:text-properties fo:font-variant="normal" fo:text-transform="none" fo:color="#000000" loext:opacity="100%" style:font-name="Handwriting" fo:font-size="11pt" fo:letter-spacing="normal" fo:language="en" fo:country="US" fo:font-style="normal" fo:font-weight="normal" officeooo:rsid="0079f50e" officeooo:paragraph-rsid="00305d9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0" style:family="paragraph" style:parent-style-name="Preformatted_20_Text">
      <style:text-properties fo:font-variant="normal" fo:text-transform="none" fo:color="#000000" loext:opacity="100%" style:font-name="Handwriting" fo:font-size="11pt" fo:letter-spacing="normal" fo:language="en" fo:country="US" fo:font-style="normal" fo:font-weight="normal" officeooo:rsid="01e287fe" officeooo:paragraph-rsid="01e287f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1" style:family="paragraph" style:parent-style-name="Preformatted_20_Text">
      <style:text-properties fo:font-variant="normal" fo:text-transform="none" fo:color="#000000" loext:opacity="100%" style:font-name="Handwriting" fo:font-size="11pt" fo:letter-spacing="normal" fo:language="en" fo:country="US" fo:font-style="normal" fo:font-weight="normal" officeooo:rsid="01e287fe" officeooo:paragraph-rsid="01e8cb6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2" style:family="paragraph" style:parent-style-name="Preformatted_20_Text">
      <style:text-properties fo:font-variant="normal" fo:text-transform="none" fo:color="#000000" loext:opacity="100%" style:font-name="Handwriting" fo:font-size="11pt" fo:letter-spacing="normal" fo:language="en" fo:country="US" fo:font-style="normal" fo:font-weight="normal" officeooo:rsid="01e41cf8" officeooo:paragraph-rsid="01e41cf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3" style:family="paragraph" style:parent-style-name="Preformatted_20_Text">
      <style:text-properties fo:font-variant="normal" fo:text-transform="none" fo:color="#000000" loext:opacity="100%" style:font-name="Handwriting" fo:font-size="11pt" fo:letter-spacing="normal" fo:language="en" fo:country="US" fo:font-style="normal" fo:font-weight="normal" officeooo:rsid="01e2efb1" officeooo:paragraph-rsid="01e385b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4" style:family="paragraph" style:parent-style-name="Preformatted_20_Text">
      <style:text-properties fo:font-variant="normal" fo:text-transform="none" fo:color="#000000" loext:opacity="100%" style:font-name="Handwriting" fo:font-size="11pt" fo:letter-spacing="normal" fo:language="en" fo:country="US" fo:font-style="normal" fo:font-weight="normal" officeooo:rsid="01ea8aba" officeooo:paragraph-rsid="01ea8ab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5" style:family="paragraph" style:parent-style-name="Standard" style:master-page-name="Standard">
      <style:paragraph-properties style:page-number="auto"/>
      <style:text-properties fo:color="#000000" loext:opacity="100%" style:font-name="Handwriting" fo:font-size="13pt" fo:font-weight="bold" style:font-size-asian="13pt" style:font-weight-asian="bold"/>
    </style:style>
    <style:style style:name="T1" style:family="text">
      <style:text-properties officeooo:rsid="000acb01"/>
    </style:style>
    <style:style style:name="T2" style:family="text">
      <style:text-properties fo:color="#000000" loext:opacity="100%" style:font-name="Handwriting" fo:font-size="11pt" fo:language="en" fo:country="US" fo:font-weight="normal" officeooo:rsid="01efd4c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 style:family="text">
      <style:text-properties fo:color="#000000" loext:opacity="100%" style:font-name="Handwriting" fo:font-weight="normal" officeooo:rsid="01efd4c7" style:font-weight-asian="normal" style:font-weight-complex="normal"/>
    </style:style>
    <style:style style:name="T4" style:family="text">
      <style:text-properties officeooo:rsid="001788d8"/>
    </style:style>
    <style:style style:name="T5" style:family="text">
      <style:text-properties officeooo:rsid="001824c2"/>
    </style:style>
    <style:style style:name="T6" style:family="text">
      <style:text-properties officeooo:rsid="002c3e62"/>
    </style:style>
    <style:style style:name="T7" style:family="text">
      <style:text-properties fo:font-weight="normal" style:font-weight-asian="normal" style:font-weight-complex="normal"/>
    </style:style>
    <style:style style:name="T8" style:family="text">
      <style:text-properties fo:font-weight="normal" officeooo:rsid="00242cbc" style:font-weight-asian="normal" style:font-weight-complex="normal"/>
    </style:style>
    <style:style style:name="T9" style:family="text">
      <style:text-properties fo:font-weight="normal" officeooo:rsid="002588fa" style:font-weight-asian="normal" style:font-weight-complex="normal"/>
    </style:style>
    <style:style style:name="T10" style:family="text">
      <style:text-properties fo:font-weight="normal" officeooo:rsid="001ff6c5" style:font-weight-asian="normal" style:font-weight-complex="normal"/>
    </style:style>
    <style:style style:name="T11" style:family="text">
      <style:text-properties fo:font-weight="normal" officeooo:rsid="003d8a2f" style:font-weight-asian="normal" style:font-weight-complex="normal"/>
    </style:style>
    <style:style style:name="T12" style:family="text">
      <style:text-properties fo:font-weight="normal" officeooo:rsid="003ea1eb" style:font-weight-asian="normal" style:font-weight-complex="normal"/>
    </style:style>
    <style:style style:name="T13" style:family="text">
      <style:text-properties fo:font-weight="normal" officeooo:rsid="00409c24" style:font-weight-asian="normal" style:font-weight-complex="normal"/>
    </style:style>
    <style:style style:name="T14" style:family="text">
      <style:text-properties fo:font-weight="normal" officeooo:rsid="0040e4f0" style:font-weight-asian="normal" style:font-weight-complex="normal"/>
    </style:style>
    <style:style style:name="T15" style:family="text">
      <style:text-properties fo:font-weight="normal" officeooo:rsid="0041ad35" style:font-weight-asian="normal" style:font-weight-complex="normal"/>
    </style:style>
    <style:style style:name="T16" style:family="text">
      <style:text-properties fo:font-weight="normal" officeooo:rsid="0064cbe8" style:font-weight-asian="normal" style:font-weight-complex="normal"/>
    </style:style>
    <style:style style:name="T17" style:family="text">
      <style:text-properties fo:font-weight="normal" officeooo:rsid="00431f6f" style:font-weight-asian="normal" style:font-weight-complex="normal"/>
    </style:style>
    <style:style style:name="T18" style:family="text">
      <style:text-properties fo:font-weight="normal" officeooo:rsid="00470f3a" style:font-weight-asian="normal" style:font-weight-complex="normal"/>
    </style:style>
    <style:style style:name="T19" style:family="text">
      <style:text-properties fo:font-weight="normal" officeooo:rsid="0043adf2" style:font-weight-asian="normal" style:font-weight-complex="normal"/>
    </style:style>
    <style:style style:name="T20" style:family="text">
      <style:text-properties fo:font-weight="normal" officeooo:rsid="0044d18a" style:font-weight-asian="normal" style:font-weight-complex="normal"/>
    </style:style>
    <style:style style:name="T21" style:family="text">
      <style:text-properties fo:font-weight="normal" officeooo:rsid="00451e50" style:font-weight-asian="normal" style:font-weight-complex="normal"/>
    </style:style>
    <style:style style:name="T22" style:family="text">
      <style:text-properties fo:font-weight="normal" officeooo:rsid="000cdd3a" style:font-weight-asian="normal" style:font-weight-complex="normal"/>
    </style:style>
    <style:style style:name="T23" style:family="text">
      <style:text-properties fo:font-weight="normal" officeooo:rsid="000ee278" style:font-weight-asian="normal" style:font-weight-complex="normal"/>
    </style:style>
    <style:style style:name="T24" style:family="text">
      <style:text-properties fo:font-weight="normal" officeooo:rsid="00534e44" style:font-weight-asian="normal" style:font-weight-complex="normal"/>
    </style:style>
    <style:style style:name="T25" style:family="text">
      <style:text-properties fo:font-weight="normal" officeooo:rsid="0054ee7f" style:font-weight-asian="normal" style:font-weight-complex="normal"/>
    </style:style>
    <style:style style:name="T26" style:family="text">
      <style:text-properties fo:font-weight="normal" officeooo:rsid="00566fcc" style:font-weight-asian="normal" style:font-weight-complex="normal"/>
    </style:style>
    <style:style style:name="T27" style:family="text">
      <style:text-properties fo:font-weight="normal" officeooo:rsid="00277135" style:font-weight-asian="normal" style:font-weight-complex="normal"/>
    </style:style>
    <style:style style:name="T28" style:family="text">
      <style:text-properties fo:font-weight="normal" officeooo:rsid="00295294" style:font-weight-asian="normal" style:font-weight-complex="normal"/>
    </style:style>
    <style:style style:name="T29" style:family="text">
      <style:text-properties fo:font-weight="normal" officeooo:rsid="0029ed94" style:font-weight-asian="normal" style:font-weight-complex="normal"/>
    </style:style>
    <style:style style:name="T30" style:family="text">
      <style:text-properties fo:font-weight="normal" officeooo:rsid="002acb53" style:font-weight-asian="normal" style:font-weight-complex="normal"/>
    </style:style>
    <style:style style:name="T31" style:family="text">
      <style:text-properties fo:font-weight="normal" officeooo:rsid="002d9c8c" style:font-weight-asian="normal" style:font-weight-complex="normal"/>
    </style:style>
    <style:style style:name="T32" style:family="text">
      <style:text-properties fo:font-weight="normal" officeooo:rsid="0013d739" style:font-weight-asian="normal" style:font-weight-complex="normal"/>
    </style:style>
    <style:style style:name="T33" style:family="text">
      <style:text-properties fo:font-weight="normal" officeooo:rsid="001782de" style:font-weight-asian="normal" style:font-weight-complex="normal"/>
    </style:style>
    <style:style style:name="T34" style:family="text">
      <style:text-properties fo:font-weight="normal" officeooo:rsid="00190be3" style:font-weight-asian="normal" style:font-weight-complex="normal"/>
    </style:style>
    <style:style style:name="T35" style:family="text">
      <style:text-properties fo:font-weight="normal" officeooo:rsid="008dabc2" style:font-weight-asian="normal" style:font-weight-complex="normal"/>
    </style:style>
    <style:style style:name="T36" style:family="text">
      <style:text-properties fo:font-weight="normal" officeooo:rsid="00c8d297" style:font-weight-asian="normal" style:font-weight-complex="normal"/>
    </style:style>
    <style:style style:name="T37" style:family="text">
      <style:text-properties fo:font-weight="normal" officeooo:rsid="00e0da2f" style:font-weight-asian="normal" style:font-weight-complex="normal"/>
    </style:style>
    <style:style style:name="T38" style:family="text">
      <style:text-properties fo:font-weight="normal" officeooo:rsid="0106f711" style:font-weight-asian="normal" style:font-weight-complex="normal"/>
    </style:style>
    <style:style style:name="T39" style:family="text">
      <style:text-properties fo:font-weight="normal" officeooo:rsid="01092743" style:font-weight-asian="normal" style:font-weight-complex="normal"/>
    </style:style>
    <style:style style:name="T40" style:family="text">
      <style:text-properties fo:font-weight="normal" officeooo:rsid="0109879f" style:font-weight-asian="normal" style:font-weight-complex="normal"/>
    </style:style>
    <style:style style:name="T41" style:family="text">
      <style:text-properties fo:font-weight="normal" officeooo:rsid="010da6eb" style:font-weight-asian="normal" style:font-weight-complex="normal"/>
    </style:style>
    <style:style style:name="T42" style:family="text">
      <style:text-properties fo:font-weight="normal" officeooo:rsid="010e7979" style:font-weight-asian="normal" style:font-weight-complex="normal"/>
    </style:style>
    <style:style style:name="T43" style:family="text">
      <style:text-properties fo:font-weight="normal" officeooo:rsid="0111fae5" style:font-weight-asian="normal" style:font-weight-complex="normal"/>
    </style:style>
    <style:style style:name="T44" style:family="text">
      <style:text-properties fo:font-weight="normal" officeooo:rsid="011388cb" style:font-weight-asian="normal" style:font-weight-complex="normal"/>
    </style:style>
    <style:style style:name="T45" style:family="text">
      <style:text-properties fo:font-weight="normal" officeooo:rsid="011c0fdd" style:font-weight-asian="normal" style:font-weight-complex="normal"/>
    </style:style>
    <style:style style:name="T46" style:family="text">
      <style:text-properties fo:font-weight="normal" officeooo:rsid="011de155" style:font-weight-asian="normal" style:font-weight-complex="normal"/>
    </style:style>
    <style:style style:name="T47" style:family="text">
      <style:text-properties fo:font-weight="normal" officeooo:rsid="011e15cc" style:font-weight-asian="normal" style:font-weight-complex="normal"/>
    </style:style>
    <style:style style:name="T48" style:family="text">
      <style:text-properties fo:font-weight="normal" officeooo:rsid="011f4a92" style:font-weight-asian="normal" style:font-weight-complex="normal"/>
    </style:style>
    <style:style style:name="T49" style:family="text">
      <style:text-properties fo:font-weight="normal" officeooo:rsid="0120eb3e" style:font-weight-asian="normal" style:font-weight-complex="normal"/>
    </style:style>
    <style:style style:name="T50" style:family="text">
      <style:text-properties fo:font-weight="normal" officeooo:rsid="0122a628" style:font-weight-asian="normal" style:font-weight-complex="normal"/>
    </style:style>
    <style:style style:name="T51" style:family="text">
      <style:text-properties fo:font-weight="normal" officeooo:rsid="012da89e" style:font-weight-asian="normal" style:font-weight-complex="normal"/>
    </style:style>
    <style:style style:name="T52" style:family="text">
      <style:text-properties fo:font-weight="normal" officeooo:rsid="0130a373" style:font-weight-asian="normal" style:font-weight-complex="normal"/>
    </style:style>
    <style:style style:name="T53" style:family="text">
      <style:text-properties fo:font-weight="normal" officeooo:rsid="013220fe" style:font-weight-asian="normal" style:font-weight-complex="normal"/>
    </style:style>
    <style:style style:name="T54" style:family="text">
      <style:text-properties fo:font-weight="normal" officeooo:rsid="01334ce7" style:font-weight-asian="normal" style:font-weight-complex="normal"/>
    </style:style>
    <style:style style:name="T55" style:family="text">
      <style:text-properties fo:font-weight="normal" officeooo:rsid="0136af10" style:font-weight-asian="normal" style:font-weight-complex="normal"/>
    </style:style>
    <style:style style:name="T56" style:family="text">
      <style:text-properties fo:font-weight="normal" officeooo:rsid="01380e40" style:font-weight-asian="normal" style:font-weight-complex="normal"/>
    </style:style>
    <style:style style:name="T57" style:family="text">
      <style:text-properties fo:font-weight="normal" officeooo:rsid="0138bcbd" style:font-weight-asian="normal" style:font-weight-complex="normal"/>
    </style:style>
    <style:style style:name="T58" style:family="text">
      <style:text-properties fo:font-weight="normal" officeooo:rsid="0139b04d" style:font-weight-asian="normal" style:font-weight-complex="normal"/>
    </style:style>
    <style:style style:name="T59" style:family="text">
      <style:text-properties fo:font-weight="normal" officeooo:rsid="013cba69" style:font-weight-asian="normal" style:font-weight-complex="normal"/>
    </style:style>
    <style:style style:name="T60" style:family="text">
      <style:text-properties fo:font-weight="normal" officeooo:rsid="013f2cb1" style:font-weight-asian="normal" style:font-weight-complex="normal"/>
    </style:style>
    <style:style style:name="T61" style:family="text">
      <style:text-properties fo:font-weight="normal" officeooo:rsid="014ee98f" style:font-weight-asian="normal" style:font-weight-complex="normal"/>
    </style:style>
    <style:style style:name="T62" style:family="text">
      <style:text-properties fo:font-weight="normal" officeooo:rsid="017a45ee" style:font-weight-asian="normal" style:font-weight-complex="normal"/>
    </style:style>
    <style:style style:name="T63" style:family="text">
      <style:text-properties fo:font-weight="normal" officeooo:rsid="017c1de1" style:font-weight-asian="normal" style:font-weight-complex="normal"/>
    </style:style>
    <style:style style:name="T64" style:family="text">
      <style:text-properties fo:font-weight="normal" officeooo:rsid="01817b57" style:font-weight-asian="normal" style:font-weight-complex="normal"/>
    </style:style>
    <style:style style:name="T65" style:family="text">
      <style:text-properties fo:font-weight="normal" officeooo:rsid="0182d192" style:font-weight-asian="normal" style:font-weight-complex="normal"/>
    </style:style>
    <style:style style:name="T66" style:family="text">
      <style:text-properties fo:font-weight="normal" officeooo:rsid="01835d69" style:font-weight-asian="normal" style:font-weight-complex="normal"/>
    </style:style>
    <style:style style:name="T67" style:family="text">
      <style:text-properties fo:font-weight="normal" officeooo:rsid="018457a1" style:font-weight-asian="normal" style:font-weight-complex="normal"/>
    </style:style>
    <style:style style:name="T68" style:family="text">
      <style:text-properties fo:font-weight="normal" officeooo:rsid="0187afac" style:font-weight-asian="normal" style:font-weight-complex="normal"/>
    </style:style>
    <style:style style:name="T69" style:family="text">
      <style:text-properties fo:font-weight="normal" officeooo:rsid="0188e380" style:font-weight-asian="normal" style:font-weight-complex="normal"/>
    </style:style>
    <style:style style:name="T70" style:family="text">
      <style:text-properties fo:font-weight="normal" officeooo:rsid="0188eb89" style:font-weight-asian="normal" style:font-weight-complex="normal"/>
    </style:style>
    <style:style style:name="T71" style:family="text">
      <style:text-properties fo:font-weight="normal" officeooo:rsid="018c68f3" style:font-weight-asian="normal" style:font-weight-complex="normal"/>
    </style:style>
    <style:style style:name="T72" style:family="text">
      <style:text-properties fo:font-weight="normal" officeooo:rsid="018d3abf" style:font-weight-asian="normal" style:font-weight-complex="normal"/>
    </style:style>
    <style:style style:name="T73" style:family="text">
      <style:text-properties fo:font-weight="normal" officeooo:rsid="018f2152" style:font-weight-asian="normal" style:font-weight-complex="normal"/>
    </style:style>
    <style:style style:name="T74" style:family="text">
      <style:text-properties fo:font-weight="normal" officeooo:rsid="01a1b259" style:font-weight-asian="normal" style:font-weight-complex="normal"/>
    </style:style>
    <style:style style:name="T75" style:family="text">
      <style:text-properties fo:font-weight="normal" officeooo:rsid="01a58b38" style:font-weight-asian="normal" style:font-weight-complex="normal"/>
    </style:style>
    <style:style style:name="T76" style:family="text">
      <style:text-properties fo:font-weight="normal" officeooo:rsid="01a5ff21" style:font-weight-asian="normal" style:font-weight-complex="normal"/>
    </style:style>
    <style:style style:name="T77" style:family="text">
      <style:text-properties fo:font-weight="normal" officeooo:rsid="01a7a6d5" style:font-weight-asian="normal" style:font-weight-complex="normal"/>
    </style:style>
    <style:style style:name="T78" style:family="text">
      <style:text-properties fo:font-weight="normal" officeooo:rsid="01a8e2db" style:font-weight-asian="normal" style:font-weight-complex="normal"/>
    </style:style>
    <style:style style:name="T79" style:family="text">
      <style:text-properties fo:font-weight="normal" officeooo:rsid="01a90d9c" style:font-weight-asian="normal" style:font-weight-complex="normal"/>
    </style:style>
    <style:style style:name="T80" style:family="text">
      <style:text-properties fo:font-weight="normal" officeooo:rsid="01ac45d7" style:font-weight-asian="normal" style:font-weight-complex="normal"/>
    </style:style>
    <style:style style:name="T81" style:family="text">
      <style:text-properties fo:font-weight="normal" officeooo:rsid="01b558ee" style:font-weight-asian="normal" style:font-weight-complex="normal"/>
    </style:style>
    <style:style style:name="T82" style:family="text">
      <style:text-properties fo:font-weight="normal" officeooo:rsid="01ce2a0f" style:font-weight-asian="normal" style:font-weight-complex="normal"/>
    </style:style>
    <style:style style:name="T83" style:family="text">
      <style:text-properties fo:font-weight="normal" officeooo:rsid="01cee4ed" style:font-weight-asian="normal" style:font-weight-complex="normal"/>
    </style:style>
    <style:style style:name="T84" style:family="text">
      <style:text-properties fo:font-weight="normal" officeooo:rsid="01d022d0" style:font-weight-asian="normal" style:font-weight-complex="normal"/>
    </style:style>
    <style:style style:name="T85" style:family="text">
      <style:text-properties fo:font-weight="normal" officeooo:rsid="01d28757" style:font-weight-asian="normal" style:font-weight-complex="normal"/>
    </style:style>
    <style:style style:name="T86" style:family="text">
      <style:text-properties fo:font-weight="normal" officeooo:rsid="002877fd" style:font-weight-asian="normal" style:font-weight-complex="normal"/>
    </style:style>
    <style:style style:name="T87" style:family="text">
      <style:text-properties fo:font-weight="normal" officeooo:rsid="01d2eb22" style:font-weight-asian="normal" style:font-weight-complex="normal"/>
    </style:style>
    <style:style style:name="T88" style:family="text">
      <style:text-properties fo:font-weight="normal" officeooo:rsid="01d5373f" style:font-weight-asian="normal" style:font-weight-complex="normal"/>
    </style:style>
    <style:style style:name="T89" style:family="text">
      <style:text-properties fo:font-weight="normal" officeooo:rsid="01d5a32f" style:font-weight-asian="normal" style:font-weight-complex="normal"/>
    </style:style>
    <style:style style:name="T90" style:family="text">
      <style:text-properties fo:font-weight="normal" officeooo:rsid="01d7c29a" style:font-weight-asian="normal" style:font-weight-complex="normal"/>
    </style:style>
    <style:style style:name="T91" style:family="text">
      <style:text-properties fo:font-weight="normal" officeooo:rsid="00594519" style:font-weight-asian="normal" style:font-weight-complex="normal"/>
    </style:style>
    <style:style style:name="T92" style:family="text">
      <style:text-properties fo:font-weight="normal" officeooo:rsid="01d960a6" style:font-weight-asian="normal" style:font-weight-complex="normal"/>
    </style:style>
    <style:style style:name="T93" style:family="text">
      <style:text-properties fo:font-weight="normal" officeooo:rsid="01daeb11" style:font-weight-asian="normal" style:font-weight-complex="normal"/>
    </style:style>
    <style:style style:name="T94" style:family="text">
      <style:text-properties fo:font-weight="normal" officeooo:rsid="01dc1c34" style:font-weight-asian="normal" style:font-weight-complex="normal"/>
    </style:style>
    <style:style style:name="T95" style:family="text">
      <style:text-properties fo:font-weight="normal" officeooo:rsid="01dde756" style:font-weight-asian="normal" style:font-weight-complex="normal"/>
    </style:style>
    <style:style style:name="T96" style:family="text">
      <style:text-properties fo:font-weight="normal" officeooo:rsid="01e12843" style:font-weight-asian="normal" style:font-weight-complex="normal"/>
    </style:style>
    <style:style style:name="T97" style:family="text">
      <style:text-properties fo:font-weight="normal" officeooo:rsid="01eaa01e" style:font-weight-asian="normal" style:font-weight-complex="normal"/>
    </style:style>
    <style:style style:name="T98" style:family="text">
      <style:text-properties fo:font-weight="normal" officeooo:rsid="01ec3f56" style:font-weight-asian="normal" style:font-weight-complex="normal"/>
    </style:style>
    <style:style style:name="T99" style:family="text">
      <style:text-properties fo:font-weight="normal" officeooo:rsid="01edd3c7" style:font-weight-asian="normal" style:font-weight-complex="normal"/>
    </style:style>
    <style:style style:name="T100" style:family="text">
      <style:text-properties fo:font-weight="normal" officeooo:rsid="0202932d" style:font-weight-asian="normal" style:font-weight-complex="normal"/>
    </style:style>
    <style:style style:name="T101" style:family="text">
      <style:text-properties fo:font-weight="normal" officeooo:rsid="02032dfc" style:font-weight-asian="normal" style:font-weight-complex="normal"/>
    </style:style>
    <style:style style:name="T102" style:family="text">
      <style:text-properties fo:font-weight="normal" officeooo:rsid="0204fe7f" style:font-weight-asian="normal" style:font-weight-complex="normal"/>
    </style:style>
    <style:style style:name="T103" style:family="text">
      <style:text-properties fo:font-weight="normal" officeooo:rsid="0213c100" style:font-weight-asian="normal" style:font-weight-complex="normal"/>
    </style:style>
    <style:style style:name="T104" style:family="text">
      <style:text-properties fo:font-weight="normal" officeooo:rsid="021e280c" style:font-weight-asian="normal" style:font-weight-complex="normal"/>
    </style:style>
    <style:style style:name="T105" style:family="text">
      <style:text-properties fo:font-weight="normal" officeooo:rsid="022c793d" style:font-weight-asian="normal" style:font-weight-complex="normal"/>
    </style:style>
    <style:style style:name="T106" style:family="text">
      <style:text-properties fo:font-weight="normal" officeooo:rsid="022fd2ae" style:font-weight-asian="normal" style:font-weight-complex="normal"/>
    </style:style>
    <style:style style:name="T107" style:family="text">
      <style:text-properties fo:font-weight="normal" officeooo:rsid="0140a029" style:font-weight-asian="normal" style:font-weight-complex="normal"/>
    </style:style>
    <style:style style:name="T108" style:family="text">
      <style:text-properties fo:font-weight="normal" officeooo:rsid="02314440" style:font-weight-asian="normal" style:font-weight-complex="normal"/>
    </style:style>
    <style:style style:name="T109" style:family="text">
      <style:text-properties fo:font-weight="normal" officeooo:rsid="0232024b" style:font-weight-asian="normal" style:font-weight-complex="normal"/>
    </style:style>
    <style:style style:name="T110" style:family="text">
      <style:text-properties fo:font-weight="normal" officeooo:rsid="02358d08" style:font-weight-asian="normal" style:font-weight-complex="normal"/>
    </style:style>
    <style:style style:name="T111" style:family="text">
      <style:text-properties fo:font-weight="normal" officeooo:rsid="02371133" style:font-weight-asian="normal" style:font-weight-complex="normal"/>
    </style:style>
    <style:style style:name="T112" style:family="text">
      <style:text-properties fo:font-weight="normal" officeooo:rsid="0244c949" style:font-weight-asian="normal" style:font-weight-complex="normal"/>
    </style:style>
    <style:style style:name="T113" style:family="text">
      <style:text-properties fo:font-weight="normal" officeooo:rsid="0256d592" style:font-weight-asian="normal" style:font-weight-complex="normal"/>
    </style:style>
    <style:style style:name="T114" style:family="text">
      <style:text-properties fo:font-weight="normal" officeooo:rsid="02585e06" style:font-weight-asian="normal" style:font-weight-complex="normal"/>
    </style:style>
    <style:style style:name="T115" style:family="text">
      <style:text-properties style:text-position="super 58%" fo:font-weight="normal" officeooo:rsid="003d8a2f" style:font-weight-asian="normal" style:font-weight-complex="normal"/>
    </style:style>
    <style:style style:name="T116" style:family="text">
      <style:text-properties style:text-position="super 58%" fo:font-weight="normal" officeooo:rsid="01ce2a0f" style:font-weight-asian="normal" style:font-weight-complex="normal"/>
    </style:style>
    <style:style style:name="T117" style:family="text">
      <style:text-properties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118" style:family="text">
      <style:text-properties fo:font-size="11pt" fo:language="en" fo:country="US" officeooo:rsid="00778124" style:letter-kerning="false" style:font-name-asian="Calibri1" style:font-size-asian="11pt" style:language-asian="en" style:country-asian="US" style:font-name-complex="DejaVu Sans" style:font-size-complex="11pt" style:language-complex="ar" style:country-complex="SA"/>
    </style:style>
    <style:style style:name="T119" style:family="text">
      <style:text-properties fo:font-size="11pt" fo:language="en" fo:country="US" officeooo:rsid="00b091de" style:letter-kerning="false" style:font-name-asian="Calibri1" style:font-size-asian="11pt" style:language-asian="en" style:country-asian="US" style:font-name-complex="DejaVu Sans" style:font-size-complex="11pt" style:language-complex="ar" style:country-complex="SA"/>
    </style:style>
    <style:style style:name="T120" style:family="text">
      <style:text-properties fo:font-size="11pt" fo:language="en" fo:country="US" officeooo:rsid="00b1f3dd" style:letter-kerning="false" style:font-name-asian="Calibri1" style:font-size-asian="11pt" style:language-asian="en" style:country-asian="US" style:font-name-complex="DejaVu Sans" style:font-size-complex="11pt" style:language-complex="ar" style:country-complex="SA"/>
    </style:style>
    <style:style style:name="T121" style:family="text">
      <style:text-properties fo:font-size="11pt" fo:language="en" fo:country="US" officeooo:rsid="010654ff" style:letter-kerning="false" style:font-name-asian="Calibri1" style:font-size-asian="11pt" style:language-asian="en" style:country-asian="US" style:font-name-complex="DejaVu Sans" style:font-size-complex="11pt" style:language-complex="ar" style:country-complex="SA"/>
    </style:style>
    <style:style style:name="T122" style:family="text">
      <style:text-properties fo:font-size="11pt" fo:language="en" fo:country="US" officeooo:rsid="011de155" style:letter-kerning="false" style:font-name-asian="Calibri1" style:font-size-asian="11pt" style:language-asian="en" style:country-asian="US" style:font-name-complex="DejaVu Sans" style:font-size-complex="11pt" style:language-complex="ar" style:country-complex="SA"/>
    </style:style>
    <style:style style:name="T123" style:family="text">
      <style:text-properties fo:font-size="11pt" fo:language="en" fo:country="US" officeooo:rsid="01659681" style:letter-kerning="false" style:font-name-asian="Calibri1" style:font-size-asian="11pt" style:language-asian="en" style:country-asian="US" style:font-name-complex="DejaVu Sans" style:font-size-complex="11pt" style:language-complex="ar" style:country-complex="SA"/>
    </style:style>
    <style:style style:name="T124" style:family="text">
      <style:text-properties fo:font-size="11pt" fo:language="en" fo:country="US" officeooo:rsid="016ba1bc" style:letter-kerning="false" style:font-name-asian="Calibri1" style:font-size-asian="11pt" style:language-asian="en" style:country-asian="US" style:font-name-complex="DejaVu Sans" style:font-size-complex="11pt" style:language-complex="ar" style:country-complex="SA"/>
    </style:style>
    <style:style style:name="T125" style:family="text">
      <style:text-properties fo:font-size="11pt" fo:language="en" fo:country="US" officeooo:rsid="01789911" style:letter-kerning="false" style:font-name-asian="Calibri1" style:font-size-asian="11pt" style:language-asian="en" style:country-asian="US" style:font-name-complex="DejaVu Sans" style:font-size-complex="11pt" style:language-complex="ar" style:country-complex="SA"/>
    </style:style>
    <style:style style:name="T126" style:family="text">
      <style:text-properties fo:font-size="11pt" fo:language="en" fo:country="US" officeooo:rsid="018d3abf" style:letter-kerning="false" style:font-name-asian="Calibri1" style:font-size-asian="11pt" style:language-asian="en" style:country-asian="US" style:font-name-complex="DejaVu Sans" style:font-size-complex="11pt" style:language-complex="ar" style:country-complex="SA"/>
    </style:style>
    <style:style style:name="T127" style:family="text">
      <style:text-properties fo:font-size="11pt" fo:language="en" fo:country="US" officeooo:rsid="0190185d" style:letter-kerning="false" style:font-name-asian="Calibri1" style:font-size-asian="11pt" style:language-asian="en" style:country-asian="US" style:font-name-complex="DejaVu Sans" style:font-size-complex="11pt" style:language-complex="ar" style:country-complex="SA"/>
    </style:style>
    <style:style style:name="T128" style:family="text">
      <style:text-properties fo:font-size="11pt" fo:language="en" fo:country="US" officeooo:rsid="019ef514" style:letter-kerning="false" style:font-name-asian="Calibri1" style:font-size-asian="11pt" style:language-asian="en" style:country-asian="US" style:font-name-complex="DejaVu Sans" style:font-size-complex="11pt" style:language-complex="ar" style:country-complex="SA"/>
    </style:style>
    <style:style style:name="T129" style:family="text">
      <style:text-properties fo:font-size="11pt" fo:language="en" fo:country="US" officeooo:rsid="01a1b259" style:letter-kerning="false" style:font-name-asian="Calibri1" style:font-size-asian="11pt" style:language-asian="en" style:country-asian="US" style:font-name-complex="DejaVu Sans" style:font-size-complex="11pt" style:language-complex="ar" style:country-complex="SA"/>
    </style:style>
    <style:style style:name="T130" style:family="text">
      <style:text-properties fo:font-size="11pt" fo:language="en" fo:country="US" officeooo:rsid="01a8e2db" style:letter-kerning="false" style:font-name-asian="Calibri1" style:font-size-asian="11pt" style:language-asian="en" style:country-asian="US" style:font-name-complex="DejaVu Sans" style:font-size-complex="11pt" style:language-complex="ar" style:country-complex="SA"/>
    </style:style>
    <style:style style:name="T131" style:family="text">
      <style:text-properties fo:font-size="11pt" fo:language="en" fo:country="US" officeooo:rsid="01ae35cb" style:letter-kerning="false" style:font-name-asian="Calibri1" style:font-size-asian="11pt" style:language-asian="en" style:country-asian="US" style:font-name-complex="DejaVu Sans" style:font-size-complex="11pt" style:language-complex="ar" style:country-complex="SA"/>
    </style:style>
    <style:style style:name="T132" style:family="text">
      <style:text-properties fo:font-size="11pt" fo:language="en" fo:country="US" officeooo:rsid="01bac73f" style:letter-kerning="false" style:font-name-asian="Calibri1" style:font-size-asian="11pt" style:language-asian="en" style:country-asian="US" style:font-name-complex="DejaVu Sans" style:font-size-complex="11pt" style:language-complex="ar" style:country-complex="SA"/>
    </style:style>
    <style:style style:name="T133" style:family="text">
      <style:text-properties fo:font-size="11pt" fo:language="en" fo:country="US" officeooo:rsid="01bc9961" style:letter-kerning="false" style:font-name-asian="Calibri1" style:font-size-asian="11pt" style:language-asian="en" style:country-asian="US" style:font-name-complex="DejaVu Sans" style:font-size-complex="11pt" style:language-complex="ar" style:country-complex="SA"/>
    </style:style>
    <style:style style:name="T134" style:family="text">
      <style:text-properties fo:font-size="11pt" fo:language="en" fo:country="US" officeooo:rsid="01be8d28" style:letter-kerning="false" style:font-name-asian="Calibri1" style:font-size-asian="11pt" style:language-asian="en" style:country-asian="US" style:font-name-complex="DejaVu Sans" style:font-size-complex="11pt" style:language-complex="ar" style:country-complex="SA"/>
    </style:style>
    <style:style style:name="T135" style:family="text">
      <style:text-properties fo:font-size="11pt" fo:language="en" fo:country="US" officeooo:rsid="01bf2ec6" style:letter-kerning="false" style:font-name-asian="Calibri1" style:font-size-asian="11pt" style:language-asian="en" style:country-asian="US" style:font-name-complex="DejaVu Sans" style:font-size-complex="11pt" style:language-complex="ar" style:country-complex="SA"/>
    </style:style>
    <style:style style:name="T136" style:family="text">
      <style:text-properties fo:font-size="11pt" fo:language="en" fo:country="US" officeooo:rsid="01c1f92b" style:letter-kerning="false" style:font-name-asian="Calibri1" style:font-size-asian="11pt" style:language-asian="en" style:country-asian="US" style:font-name-complex="DejaVu Sans" style:font-size-complex="11pt" style:language-complex="ar" style:country-complex="SA"/>
    </style:style>
    <style:style style:name="T137" style:family="text">
      <style:text-properties fo:font-size="11pt" fo:language="en" fo:country="US" officeooo:rsid="01e287fe" style:letter-kerning="false" style:font-name-asian="Calibri1" style:font-size-asian="11pt" style:language-asian="en" style:country-asian="US" style:font-name-complex="DejaVu Sans" style:font-size-complex="11pt" style:language-complex="ar" style:country-complex="SA"/>
    </style:style>
    <style:style style:name="T138" style:family="text">
      <style:text-properties fo:font-size="11pt" fo:language="en" fo:country="US" officeooo:rsid="01eaa01e" style:letter-kerning="false" style:font-name-asian="Calibri1" style:font-size-asian="11pt" style:language-asian="en" style:country-asian="US" style:font-name-complex="DejaVu Sans" style:font-size-complex="11pt" style:language-complex="ar" style:country-complex="SA"/>
    </style:style>
    <style:style style:name="T139" style:family="text">
      <style:text-properties fo:font-size="11pt" fo:language="en" fo:country="US" officeooo:rsid="01f607c6" style:letter-kerning="false" style:font-name-asian="Calibri1" style:font-size-asian="11pt" style:language-asian="en" style:country-asian="US" style:font-name-complex="DejaVu Sans" style:font-size-complex="11pt" style:language-complex="ar" style:country-complex="SA"/>
    </style:style>
    <style:style style:name="T140" style:family="text">
      <style:text-properties fo:font-size="11pt" fo:language="en" fo:country="US" officeooo:rsid="01f85fe9" style:letter-kerning="false" style:font-name-asian="Calibri1" style:font-size-asian="11pt" style:language-asian="en" style:country-asian="US" style:font-name-complex="DejaVu Sans" style:font-size-complex="11pt" style:language-complex="ar" style:country-complex="SA"/>
    </style:style>
    <style:style style:name="T141" style:family="text">
      <style:text-properties fo:font-size="11pt" fo:language="en" fo:country="US" officeooo:rsid="02089888" style:letter-kerning="false" style:font-name-asian="Calibri1" style:font-size-asian="11pt" style:language-asian="en" style:country-asian="US" style:font-name-complex="DejaVu Sans" style:font-size-complex="11pt" style:language-complex="ar" style:country-complex="SA"/>
    </style:style>
    <style:style style:name="T142" style:family="text">
      <style:text-properties fo:font-size="11pt" fo:language="en" fo:country="US" officeooo:rsid="004bb161" style:letter-kerning="false" style:font-name-asian="Calibri1" style:font-size-asian="11pt" style:language-asian="en" style:country-asian="US" style:font-name-complex="DejaVu Sans" style:font-size-complex="11pt" style:language-complex="ar" style:country-complex="SA"/>
    </style:style>
    <style:style style:name="T143" style:family="text">
      <style:text-properties fo:font-size="11pt" fo:language="en" fo:country="US" officeooo:rsid="02096db6" style:letter-kerning="false" style:font-name-asian="Calibri1" style:font-size-asian="11pt" style:language-asian="en" style:country-asian="US" style:font-name-complex="DejaVu Sans" style:font-size-complex="11pt" style:language-complex="ar" style:country-complex="SA"/>
    </style:style>
    <style:style style:name="T144" style:family="text">
      <style:text-properties fo:font-size="11pt" fo:language="en" fo:country="US" officeooo:rsid="020aa7e7" style:letter-kerning="false" style:font-name-asian="Calibri1" style:font-size-asian="11pt" style:language-asian="en" style:country-asian="US" style:font-name-complex="DejaVu Sans" style:font-size-complex="11pt" style:language-complex="ar" style:country-complex="SA"/>
    </style:style>
    <style:style style:name="T145" style:family="text">
      <style:text-properties fo:font-size="11pt" fo:language="en" fo:country="US" officeooo:rsid="020b8aaf" style:letter-kerning="false" style:font-name-asian="Calibri1" style:font-size-asian="11pt" style:language-asian="en" style:country-asian="US" style:font-name-complex="DejaVu Sans" style:font-size-complex="11pt" style:language-complex="ar" style:country-complex="SA"/>
    </style:style>
    <style:style style:name="T146" style:family="text">
      <style:text-properties fo:font-size="11pt" fo:language="en" fo:country="US" officeooo:rsid="020be39c" style:letter-kerning="false" style:font-name-asian="Calibri1" style:font-size-asian="11pt" style:language-asian="en" style:country-asian="US" style:font-name-complex="DejaVu Sans" style:font-size-complex="11pt" style:language-complex="ar" style:country-complex="SA"/>
    </style:style>
    <style:style style:name="T147" style:family="text">
      <style:text-properties fo:font-size="11pt" fo:language="en" fo:country="US" officeooo:rsid="020d608b" style:letter-kerning="false" style:font-name-asian="Calibri1" style:font-size-asian="11pt" style:language-asian="en" style:country-asian="US" style:font-name-complex="DejaVu Sans" style:font-size-complex="11pt" style:language-complex="ar" style:country-complex="SA"/>
    </style:style>
    <style:style style:name="T148" style:family="text">
      <style:text-properties fo:font-size="11pt" fo:language="en" fo:country="US" officeooo:rsid="020e5f4f" style:letter-kerning="false" style:font-name-asian="Calibri1" style:font-size-asian="11pt" style:language-asian="en" style:country-asian="US" style:font-name-complex="DejaVu Sans" style:font-size-complex="11pt" style:language-complex="ar" style:country-complex="SA"/>
    </style:style>
    <style:style style:name="T149" style:family="text">
      <style:text-properties fo:font-size="11pt" fo:language="en" fo:country="US" officeooo:rsid="020ff4bd" style:letter-kerning="false" style:font-name-asian="Calibri1" style:font-size-asian="11pt" style:language-asian="en" style:country-asian="US" style:font-name-complex="DejaVu Sans" style:font-size-complex="11pt" style:language-complex="ar" style:country-complex="SA"/>
    </style:style>
    <style:style style:name="T150" style:family="text">
      <style:text-properties fo:font-size="11pt" fo:language="en" fo:country="US" officeooo:rsid="021272d9" style:letter-kerning="false" style:font-name-asian="Calibri1" style:font-size-asian="11pt" style:language-asian="en" style:country-asian="US" style:font-name-complex="DejaVu Sans" style:font-size-complex="11pt" style:language-complex="ar" style:country-complex="SA"/>
    </style:style>
    <style:style style:name="T151" style:family="text">
      <style:text-properties fo:font-size="11pt" fo:language="en" fo:country="US" officeooo:rsid="02173dba" style:letter-kerning="false" style:font-name-asian="Calibri1" style:font-size-asian="11pt" style:language-asian="en" style:country-asian="US" style:font-name-complex="DejaVu Sans" style:font-size-complex="11pt" style:language-complex="ar" style:country-complex="SA"/>
    </style:style>
    <style:style style:name="T152" style:family="text">
      <style:text-properties fo:font-size="11pt" fo:language="en" fo:country="US" officeooo:rsid="021d0b11" style:letter-kerning="false" style:font-name-asian="Calibri1" style:font-size-asian="11pt" style:language-asian="en" style:country-asian="US" style:font-name-complex="DejaVu Sans" style:font-size-complex="11pt" style:language-complex="ar" style:country-complex="SA"/>
    </style:style>
    <style:style style:name="T153" style:family="text">
      <style:text-properties fo:font-size="11pt" fo:language="en" fo:country="US" officeooo:rsid="02227fcb" style:letter-kerning="false" style:font-name-asian="Calibri1" style:font-size-asian="11pt" style:language-asian="en" style:country-asian="US" style:font-name-complex="DejaVu Sans" style:font-size-complex="11pt" style:language-complex="ar" style:country-complex="SA"/>
    </style:style>
    <style:style style:name="T154" style:family="text">
      <style:text-properties fo:font-size="11pt" fo:language="en" fo:country="US" officeooo:rsid="022808aa" style:letter-kerning="false" style:font-name-asian="Calibri1" style:font-size-asian="11pt" style:language-asian="en" style:country-asian="US" style:font-name-complex="DejaVu Sans" style:font-size-complex="11pt" style:language-complex="ar" style:country-complex="SA"/>
    </style:style>
    <style:style style:name="T155" style:family="text">
      <style:text-properties fo:font-size="11pt" fo:language="en" fo:country="US" officeooo:rsid="022a863e" style:letter-kerning="false" style:font-name-asian="Calibri1" style:font-size-asian="11pt" style:language-asian="en" style:country-asian="US" style:font-name-complex="DejaVu Sans" style:font-size-complex="11pt" style:language-complex="ar" style:country-complex="SA"/>
    </style:style>
    <style:style style:name="T156" style:family="text">
      <style:text-properties fo:font-size="11pt" fo:language="en" fo:country="US" officeooo:rsid="022cfa5b" style:letter-kerning="false" style:font-name-asian="Calibri1" style:font-size-asian="11pt" style:language-asian="en" style:country-asian="US" style:font-name-complex="DejaVu Sans" style:font-size-complex="11pt" style:language-complex="ar" style:country-complex="SA"/>
    </style:style>
    <style:style style:name="T157" style:family="text">
      <style:text-properties fo:font-size="11pt" fo:language="en" fo:country="US" officeooo:rsid="02371133" style:letter-kerning="false" style:font-name-asian="Calibri1" style:font-size-asian="11pt" style:language-asian="en" style:country-asian="US" style:font-name-complex="DejaVu Sans" style:font-size-complex="11pt" style:language-complex="ar" style:country-complex="SA"/>
    </style:style>
    <style:style style:name="T158" style:family="text">
      <style:text-properties fo:font-size="11pt" fo:language="en" fo:country="US" officeooo:rsid="023bdadc" style:letter-kerning="false" style:font-name-asian="Calibri1" style:font-size-asian="11pt" style:language-asian="en" style:country-asian="US" style:font-name-complex="DejaVu Sans" style:font-size-complex="11pt" style:language-complex="ar" style:country-complex="SA"/>
    </style:style>
    <style:style style:name="T159" style:family="text">
      <style:text-properties fo:font-size="11pt" fo:language="en" fo:country="US" officeooo:rsid="023be78d" style:letter-kerning="false" style:font-name-asian="Calibri1" style:font-size-asian="11pt" style:language-asian="en" style:country-asian="US" style:font-name-complex="DejaVu Sans" style:font-size-complex="11pt" style:language-complex="ar" style:country-complex="SA"/>
    </style:style>
    <style:style style:name="T160" style:family="text">
      <style:text-properties fo:font-size="11pt" fo:language="en" fo:country="US" officeooo:rsid="007b159a" style:letter-kerning="false" style:font-name-asian="Calibri1" style:font-size-asian="11pt" style:language-asian="en" style:country-asian="US" style:font-name-complex="DejaVu Sans" style:font-size-complex="11pt" style:language-complex="ar" style:country-complex="SA"/>
    </style:style>
    <style:style style:name="T161" style:family="text">
      <style:text-properties fo:font-size="11pt" fo:language="en" fo:country="US" officeooo:rsid="023eb4d3" style:letter-kerning="false" style:font-name-asian="Calibri1" style:font-size-asian="11pt" style:language-asian="en" style:country-asian="US" style:font-name-complex="DejaVu Sans" style:font-size-complex="11pt" style:language-complex="ar" style:country-complex="SA"/>
    </style:style>
    <style:style style:name="T162" style:family="text">
      <style:text-properties fo:font-size="11pt" fo:language="en" fo:country="US" officeooo:rsid="02424f3c" style:letter-kerning="false" style:font-name-asian="Calibri1" style:font-size-asian="11pt" style:language-asian="en" style:country-asian="US" style:font-name-complex="DejaVu Sans" style:font-size-complex="11pt" style:language-complex="ar" style:country-complex="SA"/>
    </style:style>
    <style:style style:name="T163" style:family="text">
      <style:text-properties fo:font-size="11pt" fo:language="en" fo:country="US" officeooo:rsid="0245a496" style:letter-kerning="false" style:font-name-asian="Calibri1" style:font-size-asian="11pt" style:language-asian="en" style:country-asian="US" style:font-name-complex="DejaVu Sans" style:font-size-complex="11pt" style:language-complex="ar" style:country-complex="SA"/>
    </style:style>
    <style:style style:name="T164" style:family="text">
      <style:text-properties fo:font-size="11pt" fo:language="en" fo:country="US" officeooo:rsid="024688d9" style:letter-kerning="false" style:font-name-asian="Calibri1" style:font-size-asian="11pt" style:language-asian="en" style:country-asian="US" style:font-name-complex="DejaVu Sans" style:font-size-complex="11pt" style:language-complex="ar" style:country-complex="SA"/>
    </style:style>
    <style:style style:name="T165" style:family="text">
      <style:text-properties fo:font-size="11pt" fo:language="en" fo:country="US" officeooo:rsid="0246ef47" style:letter-kerning="false" style:font-name-asian="Calibri1" style:font-size-asian="11pt" style:language-asian="en" style:country-asian="US" style:font-name-complex="DejaVu Sans" style:font-size-complex="11pt" style:language-complex="ar" style:country-complex="SA"/>
    </style:style>
    <style:style style:name="T166" style:family="text">
      <style:text-properties fo:font-size="11pt" fo:language="en" fo:country="US" officeooo:rsid="0249a3cf" style:letter-kerning="false" style:font-name-asian="Calibri1" style:font-size-asian="11pt" style:language-asian="en" style:country-asian="US" style:font-name-complex="DejaVu Sans" style:font-size-complex="11pt" style:language-complex="ar" style:country-complex="SA"/>
    </style:style>
    <style:style style:name="T167" style:family="text">
      <style:text-properties fo:font-size="11pt" fo:language="en" fo:country="US" officeooo:rsid="024e8c4c" style:letter-kerning="false" style:font-name-asian="Calibri1" style:font-size-asian="11pt" style:language-asian="en" style:country-asian="US" style:font-name-complex="DejaVu Sans" style:font-size-complex="11pt" style:language-complex="ar" style:country-complex="SA"/>
    </style:style>
    <style:style style:name="T168" style:family="text">
      <style:text-properties fo:font-size="11pt" fo:language="en" fo:country="US" officeooo:rsid="0256d592" style:letter-kerning="false" style:font-name-asian="Calibri1" style:font-size-asian="11pt" style:language-asian="en" style:country-asian="US" style:font-name-complex="DejaVu Sans" style:font-size-complex="11pt" style:language-complex="ar" style:country-complex="SA"/>
    </style:style>
    <style:style style:name="T169" style:family="text">
      <style:text-properties fo:font-size="11pt" fo:language="en" fo:country="US" officeooo:rsid="025c4612" style:letter-kerning="false" style:font-name-asian="Calibri1" style:font-size-asian="11pt" style:language-asian="en" style:country-asian="US" style:font-name-complex="DejaVu Sans" style:font-size-complex="11pt" style:language-complex="ar" style:country-complex="SA"/>
    </style:style>
    <style:style style:name="T170" style:family="text">
      <style:text-properties fo:font-size="11pt" fo:language="en" fo:country="US" officeooo:rsid="02616376" style:letter-kerning="false" style:font-name-asian="Calibri1" style:font-size-asian="11pt" style:language-asian="en" style:country-asian="US" style:font-name-complex="DejaVu Sans" style:font-size-complex="11pt" style:language-complex="ar" style:country-complex="SA"/>
    </style:style>
    <style:style style:name="T171" style:family="text">
      <style:text-properties fo:font-size="11pt" fo:language="en" fo:country="US" officeooo:rsid="0261b69b" style:letter-kerning="false" style:font-name-asian="Calibri1" style:font-size-asian="11pt" style:language-asian="en" style:country-asian="US" style:font-name-complex="DejaVu Sans" style:font-size-complex="11pt" style:language-complex="ar" style:country-complex="SA"/>
    </style:style>
    <style:style style:name="T172" style:family="text">
      <style:text-properties fo:font-size="11pt" fo:language="en" fo:country="US" officeooo:rsid="02624597" style:letter-kerning="false" style:font-name-asian="Calibri1" style:font-size-asian="11pt" style:language-asian="en" style:country-asian="US" style:font-name-complex="DejaVu Sans" style:font-size-complex="11pt" style:language-complex="ar" style:country-complex="SA"/>
    </style:style>
    <style:style style:name="T173" style:family="text">
      <style:text-properties fo:font-size="11pt" fo:language="en" fo:country="US" officeooo:rsid="026eefb6" style:letter-kerning="false" style:font-name-asian="Calibri1" style:font-size-asian="11pt" style:language-asian="en" style:country-asian="US" style:font-name-complex="DejaVu Sans" style:font-size-complex="11pt" style:language-complex="ar" style:country-complex="SA"/>
    </style:style>
    <style:style style:name="T174" style:family="text">
      <style:text-properties fo:font-size="11pt" fo:language="en" fo:country="US" officeooo:rsid="0272ac1a" style:letter-kerning="false" style:font-name-asian="Calibri1" style:font-size-asian="11pt" style:language-asian="en" style:country-asian="US" style:font-name-complex="DejaVu Sans" style:font-size-complex="11pt" style:language-complex="ar" style:country-complex="SA"/>
    </style:style>
    <style:style style:name="T175" style:family="text">
      <style:text-properties fo:font-size="11pt" fo:language="en" fo:country="US" officeooo:rsid="0274d032" style:letter-kerning="false" style:font-name-asian="Calibri1" style:font-size-asian="11pt" style:language-asian="en" style:country-asian="US" style:font-name-complex="DejaVu Sans" style:font-size-complex="11pt" style:language-complex="ar" style:country-complex="SA"/>
    </style:style>
    <style:style style:name="T176" style:family="text">
      <style:text-properties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7" style:family="text">
      <style:text-properties fo:font-size="11pt" fo:language="en" fo:country="US" fo:font-weight="normal" officeooo:rsid="003c102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8" style:family="text">
      <style:text-properties fo:font-size="11pt" fo:language="en" fo:country="US" fo:font-weight="normal" officeooo:rsid="0040e4f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79" style:family="text">
      <style:text-properties fo:font-size="11pt" fo:language="en" fo:country="US" fo:font-weight="normal" officeooo:rsid="00470f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0" style:family="text">
      <style:text-properties fo:font-size="11pt" fo:language="en" fo:country="US" fo:font-weight="normal" officeooo:rsid="000cdd3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1" style:family="text">
      <style:text-properties fo:font-size="11pt" fo:language="en" fo:country="US" fo:font-weight="normal" officeooo:rsid="0048dc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2" style:family="text">
      <style:text-properties fo:font-size="11pt" fo:language="en" fo:country="US" fo:font-weight="normal" officeooo:rsid="004b0bf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3" style:family="text">
      <style:text-properties fo:font-size="11pt" fo:language="en" fo:country="US" fo:font-weight="normal" officeooo:rsid="005055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4" style:family="text">
      <style:text-properties fo:font-size="11pt" fo:language="en" fo:country="US" fo:font-weight="normal" officeooo:rsid="00566fc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5" style:family="text">
      <style:text-properties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6" style:family="text">
      <style:text-properties fo:font-size="11pt" fo:language="en" fo:country="US" fo:font-weight="normal" officeooo:rsid="009dbc4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7" style:family="text">
      <style:text-properties fo:font-size="11pt" fo:language="en" fo:country="US" fo:font-weight="normal" officeooo:rsid="00bcc5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8" style:family="text">
      <style:text-properties fo:font-size="11pt" fo:language="en" fo:country="US" fo:font-weight="normal" officeooo:rsid="0106f71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89" style:family="text">
      <style:text-properties fo:font-size="11pt" fo:language="en" fo:country="US" fo:font-weight="normal" officeooo:rsid="0107f39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0" style:family="text">
      <style:text-properties fo:font-size="11pt" fo:language="en" fo:country="US" fo:font-weight="normal" officeooo:rsid="010cac1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1" style:family="text">
      <style:text-properties fo:font-size="11pt" fo:language="en" fo:country="US" fo:font-weight="normal" officeooo:rsid="010da6e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2" style:family="text">
      <style:text-properties fo:font-size="11pt" fo:language="en" fo:country="US" fo:font-weight="normal" officeooo:rsid="010e44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3" style:family="text">
      <style:text-properties fo:font-size="11pt" fo:language="en" fo:country="US" fo:font-weight="normal" officeooo:rsid="0111fae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4" style:family="text">
      <style:text-properties fo:font-size="11pt" fo:language="en" fo:country="US" fo:font-weight="normal" officeooo:rsid="0113372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5" style:family="text">
      <style:text-properties fo:font-size="11pt" fo:language="en" fo:country="US" fo:font-weight="normal" officeooo:rsid="011388c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6" style:family="text">
      <style:text-properties fo:font-size="11pt" fo:language="en" fo:country="US" fo:font-weight="normal" officeooo:rsid="011f4a9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7" style:family="text">
      <style:text-properties fo:font-size="11pt" fo:language="en" fo:country="US" fo:font-weight="normal" officeooo:rsid="0120eb3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8" style:family="text">
      <style:text-properties fo:font-size="11pt" fo:language="en" fo:country="US" fo:font-weight="normal" officeooo:rsid="012a84e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9" style:family="text">
      <style:text-properties fo:font-size="11pt" fo:language="en" fo:country="US" fo:font-weight="normal" officeooo:rsid="0138bcb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0" style:family="text">
      <style:text-properties fo:font-size="11pt" fo:language="en" fo:country="US" fo:font-weight="normal" officeooo:rsid="0139b04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1" style:family="text">
      <style:text-properties fo:font-size="11pt" fo:language="en" fo:country="US" fo:font-weight="normal" officeooo:rsid="013cba6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2" style:family="text">
      <style:text-properties fo:font-size="11pt" fo:language="en" fo:country="US" fo:font-weight="normal" officeooo:rsid="014ee98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3" style:family="text">
      <style:text-properties fo:font-size="11pt" fo:language="en" fo:country="US" fo:font-weight="normal" officeooo:rsid="0176a77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4" style:family="text">
      <style:text-properties fo:font-size="11pt" fo:language="en" fo:country="US" fo:font-weight="normal" officeooo:rsid="01817b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5" style:family="text">
      <style:text-properties fo:font-size="11pt" fo:language="en" fo:country="US" fo:font-weight="normal" officeooo:rsid="018457a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6" style:family="text">
      <style:text-properties fo:font-size="11pt" fo:language="en" fo:country="US" fo:font-weight="normal" officeooo:rsid="0184586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7" style:family="text">
      <style:text-properties fo:font-size="11pt" fo:language="en" fo:country="US" fo:font-weight="normal" officeooo:rsid="0185c69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8" style:family="text">
      <style:text-properties fo:font-size="11pt" fo:language="en" fo:country="US" fo:font-weight="normal" officeooo:rsid="0188e38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09" style:family="text">
      <style:text-properties fo:font-size="11pt" fo:language="en" fo:country="US" fo:font-weight="normal" officeooo:rsid="018d3ab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0" style:family="text">
      <style:text-properties fo:font-size="11pt" fo:language="en" fo:country="US" fo:font-weight="normal" officeooo:rsid="018f215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1" style:family="text">
      <style:text-properties fo:font-size="11pt" fo:language="en" fo:country="US" fo:font-weight="normal" officeooo:rsid="01a1fc9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2" style:family="text">
      <style:text-properties fo:font-size="11pt" fo:language="en" fo:country="US" fo:font-weight="normal" officeooo:rsid="01a90d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3" style:family="text">
      <style:text-properties fo:font-size="11pt" fo:language="en" fo:country="US" fo:font-weight="normal" officeooo:rsid="01aad29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4" style:family="text">
      <style:text-properties fo:font-size="11pt" fo:language="en" fo:country="US" fo:font-weight="normal" officeooo:rsid="01d022d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5" style:family="text">
      <style:text-properties fo:font-size="11pt" fo:language="en" fo:country="US" fo:font-weight="normal" officeooo:rsid="01d3671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6" style:family="text">
      <style:text-properties fo:font-size="11pt" fo:language="en" fo:country="US" fo:font-weight="normal" officeooo:rsid="01d5a32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7" style:family="text">
      <style:text-properties fo:font-size="11pt" fo:language="en" fo:country="US" fo:font-weight="normal" officeooo:rsid="01d7c29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8" style:family="text">
      <style:text-properties fo:font-size="11pt" fo:language="en" fo:country="US" fo:font-weight="normal" officeooo:rsid="0059451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19" style:family="text">
      <style:text-properties fo:font-size="11pt" fo:language="en" fo:country="US" fo:font-weight="normal" officeooo:rsid="01df0c5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0" style:family="text">
      <style:text-properties fo:font-size="11pt" fo:language="en" fo:country="US" fo:font-weight="normal" officeooo:rsid="01ec3f5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1" style:family="text">
      <style:text-properties fo:font-size="11pt" fo:language="en" fo:country="US" fo:font-weight="normal" officeooo:rsid="00a0080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2" style:family="text">
      <style:text-properties fo:font-size="11pt" fo:language="en" fo:country="US" fo:font-weight="normal" officeooo:rsid="01fc5cc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3" style:family="text">
      <style:text-properties fo:font-size="11pt" fo:language="en" fo:country="US" fo:font-weight="normal" officeooo:rsid="0202932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4" style:family="text">
      <style:text-properties fo:font-size="11pt" fo:language="en" fo:country="US" fo:font-weight="normal" officeooo:rsid="0211092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5" style:family="text">
      <style:text-properties fo:font-size="11pt" fo:language="en" fo:country="US" fo:font-weight="normal" officeooo:rsid="021a936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6" style:family="text">
      <style:text-properties fo:font-size="11pt" fo:language="en" fo:country="US" fo:font-weight="normal" officeooo:rsid="02227fc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7" style:family="text">
      <style:text-properties fo:font-size="11pt" fo:language="en" fo:country="US" fo:font-weight="normal" officeooo:rsid="0224486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8" style:family="text">
      <style:text-properties fo:font-size="11pt" fo:language="en" fo:country="US" fo:font-weight="normal" officeooo:rsid="0225f25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29" style:family="text">
      <style:text-properties fo:font-size="11pt" fo:language="en" fo:country="US" fo:font-weight="normal" officeooo:rsid="0226106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0" style:family="text">
      <style:text-properties fo:font-size="11pt" fo:language="en" fo:country="US" fo:font-weight="normal" officeooo:rsid="022b0da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1" style:family="text">
      <style:text-properties fo:font-size="11pt" fo:language="en" fo:country="US" fo:font-weight="normal" officeooo:rsid="022c793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2" style:family="text">
      <style:text-properties fo:font-size="11pt" fo:language="en" fo:country="US" fo:font-weight="normal" officeooo:rsid="02358d0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3" style:family="text">
      <style:text-properties fo:font-size="11pt" fo:language="en" fo:country="US" fo:font-weight="normal" officeooo:rsid="0238df3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4" style:family="text">
      <style:text-properties fo:font-size="11pt" fo:language="en" fo:country="US" fo:font-weight="normal" officeooo:rsid="023a39f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5" style:family="text">
      <style:text-properties fo:font-size="11pt" fo:language="en" fo:country="US" fo:font-weight="normal" officeooo:rsid="02435c4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6" style:family="text">
      <style:text-properties fo:font-size="11pt" fo:language="en" fo:country="US" fo:font-weight="normal" officeooo:rsid="0244c9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7" style:family="text">
      <style:text-properties fo:font-size="11pt" fo:language="en" fo:country="US" fo:font-weight="normal" officeooo:rsid="0245dbc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8" style:family="text">
      <style:text-properties fo:font-size="11pt" fo:language="en" fo:country="US" fo:font-weight="normal" officeooo:rsid="0249a3c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39" style:family="text">
      <style:text-properties fo:font-size="11pt" fo:language="en" fo:country="US" fo:font-weight="normal" officeooo:rsid="0258e39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0" style:family="text">
      <style:text-properties fo:font-size="11pt" fo:language="en" fo:country="US" fo:font-weight="normal" officeooo:rsid="025a927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1" style:family="text">
      <style:text-properties fo:font-size="11pt" fo:language="en" fo:country="US" fo:font-weight="normal" officeooo:rsid="026db87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2" style:family="text">
      <style:text-properties fo:font-size="11pt" fo:language="en" fo:country="US" fo:font-weight="normal" officeooo:rsid="0271321b"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3" style:family="text">
      <style:text-properties fo:font-size="11pt" fo:language="en" fo:country="US" fo:font-weight="bold" officeooo:rsid="00409c24"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244" style:family="text">
      <style:text-properties officeooo:rsid="005f1742"/>
    </style:style>
    <style:style style:name="T245" style:family="text">
      <style:text-properties officeooo:rsid="0061ac07"/>
    </style:style>
    <style:style style:name="T246" style:family="text">
      <style:text-properties fo:font-weight="bold" style:font-weight-asian="bold"/>
    </style:style>
    <style:style style:name="T247" style:family="text">
      <style:text-properties fo:font-weight="bold" style:font-weight-asian="bold" style:font-weight-complex="bold"/>
    </style:style>
    <style:style style:name="T248" style:family="text">
      <style:text-properties fo:font-weight="bold" officeooo:rsid="003ea1eb" style:font-weight-asian="bold" style:font-weight-complex="bold"/>
    </style:style>
    <style:style style:name="T249" style:family="text">
      <style:text-properties fo:font-weight="bold" officeooo:rsid="00409c24" style:font-weight-asian="bold" style:font-weight-complex="bold"/>
    </style:style>
    <style:style style:name="T250" style:family="text">
      <style:text-properties fo:font-weight="bold" officeooo:rsid="01ce2a0f" style:font-weight-asian="bold" style:font-weight-complex="bold"/>
    </style:style>
    <style:style style:name="T251" style:family="text">
      <style:text-properties fo:font-weight="bold" officeooo:rsid="002877fd" style:font-weight-asian="bold" style:font-weight-complex="bold"/>
    </style:style>
    <style:style style:name="T252" style:family="text">
      <style:text-properties fo:font-weight="bold" officeooo:rsid="01d2eb22" style:font-weight-asian="bold" style:font-weight-complex="bold"/>
    </style:style>
    <style:style style:name="T253" style:family="text">
      <style:text-properties officeooo:rsid="00778124"/>
    </style:style>
    <style:style style:name="T254" style:family="text">
      <style:text-properties officeooo:rsid="00793810"/>
    </style:style>
    <style:style style:name="T255" style:family="text">
      <style:text-properties fo:font-size="13pt" fo:language="en" fo:country="US" fo:font-weight="bold" officeooo:rsid="00198c9e" style:letter-kerning="false" style:font-name-asian="Calibri1" style:font-size-asian="13pt" style:language-asian="en" style:country-asian="US" style:font-weight-asian="bold" style:font-name-complex="DejaVu Sans" style:font-size-complex="11pt" style:language-complex="ar" style:country-complex="SA"/>
    </style:style>
    <style:style style:name="T256" style:family="text">
      <style:text-properties fo:font-size="13pt" fo:language="en" fo:country="US" fo:font-weight="bold" officeooo:rsid="00361d63" style:letter-kerning="false" style:font-name-asian="Calibri1" style:font-size-asian="13pt" style:language-asian="en" style:country-asian="US" style:font-weight-asian="bold" style:font-name-complex="DejaVu Sans" style:font-size-complex="11pt" style:language-complex="ar" style:country-complex="SA"/>
    </style:style>
    <style:style style:name="T257" style:family="text">
      <style:text-properties fo:font-size="13pt" fo:language="en" fo:country="US" fo:font-weight="bold" officeooo:rsid="01cad18e" style:letter-kerning="false" style:font-name-asian="Calibri1" style:font-size-asian="13pt" style:language-asian="en" style:country-asian="US" style:font-weight-asian="bold" style:font-name-complex="DejaVu Sans" style:font-size-complex="11pt" style:language-complex="ar" style:country-complex="SA"/>
    </style:style>
    <style:style style:name="T258" style:family="text">
      <style:text-properties fo:font-size="13pt" fo:language="en" fo:country="US" fo:font-weight="bold" officeooo:rsid="02071cf4" style:letter-kerning="false" style:font-name-asian="Calibri1" style:font-size-asian="13pt" style:language-asian="en" style:country-asian="US" style:font-weight-asian="bold" style:font-name-complex="DejaVu Sans" style:font-size-complex="11pt" style:language-complex="ar" style:country-complex="SA"/>
    </style:style>
    <style:style style:name="T259" style:family="text">
      <style:text-properties fo:font-size="13pt" fo:language="en" fo:country="US" fo:font-weight="bold" officeooo:rsid="026c92d1" style:letter-kerning="false" style:font-name-asian="Calibri1" style:font-size-asian="13pt" style:language-asian="en" style:country-asian="US" style:font-weight-asian="bold" style:font-name-complex="DejaVu Sans" style:font-size-complex="11pt" style:language-complex="ar" style:country-complex="SA"/>
    </style:style>
    <style:style style:name="T260" style:family="text">
      <style:text-properties fo:font-size="13pt" fo:font-weight="bold" style:font-size-asian="13pt" style:font-weight-asian="bold"/>
    </style:style>
    <style:style style:name="T261" style:family="text">
      <style:text-properties fo:font-size="13pt" fo:font-weight="bold" officeooo:rsid="00056e69" style:font-size-asian="13pt" style:font-weight-asian="bold"/>
    </style:style>
    <style:style style:name="T262" style:family="text">
      <style:text-properties fo:font-size="13pt" fo:font-weight="bold" officeooo:rsid="000cdd3a" style:font-size-asian="13pt" style:font-weight-asian="bold"/>
    </style:style>
    <style:style style:name="T263" style:family="text">
      <style:text-properties fo:font-size="13pt" fo:font-weight="bold" fo:background-color="#ffff00" loext:char-shading-value="0" style:font-size-asian="13pt" style:font-weight-asian="bold"/>
    </style:style>
    <style:style style:name="T264" style:family="text">
      <style:text-properties officeooo:rsid="00a4e2b9"/>
    </style:style>
    <style:style style:name="T265" style:family="text">
      <style:text-properties style:use-window-font-color="true" loext:opacity="0%" fo:language="en" fo:country="US" officeooo:rsid="01efd4c7" style:letter-kerning="false" style:font-name-asian="Noto Sans Mono CJK SC" style:language-asian="en" style:country-asian="US" style:font-name-complex="Liberation Mono2" style:language-complex="ar" style:country-complex="SA"/>
    </style:style>
    <style:style style:name="T266" style:family="text">
      <style:text-properties style:use-window-font-color="true" loext:opacity="0%" fo:language="en" fo:country="US" officeooo:rsid="01f00332" style:letter-kerning="false" style:font-name-asian="Noto Sans Mono CJK SC" style:language-asian="en" style:country-asian="US" style:font-name-complex="Liberation Mono2" style:language-complex="ar" style:country-complex="SA"/>
    </style:style>
    <style:style style:name="T267" style:family="text">
      <style:text-properties officeooo:rsid="00a8fb2d"/>
    </style:style>
    <style:style style:name="T268" style:family="text">
      <style:text-properties officeooo:rsid="00ad0986"/>
    </style:style>
    <style:style style:name="T269" style:family="text">
      <style:text-properties officeooo:rsid="00ade70d"/>
    </style:style>
    <style:style style:name="T270" style:family="text">
      <style:text-properties officeooo:rsid="00b091de"/>
    </style:style>
    <style:style style:name="T271" style:family="text">
      <style:text-properties officeooo:rsid="00b1f3dd"/>
    </style:style>
    <style:style style:name="T272" style:family="text">
      <style:text-properties officeooo:rsid="00b35bd2"/>
    </style:style>
    <style:style style:name="T273" style:family="text">
      <style:text-properties officeooo:rsid="00b48c5f"/>
    </style:style>
    <style:style style:name="T274" style:family="text">
      <style:text-properties officeooo:rsid="00b5db0a"/>
    </style:style>
    <style:style style:name="T275" style:family="text">
      <style:text-properties officeooo:rsid="00b91b5c"/>
    </style:style>
    <style:style style:name="T276" style:family="text">
      <style:text-properties officeooo:rsid="00dc1ab8"/>
    </style:style>
    <style:style style:name="T277" style:family="text">
      <style:text-properties officeooo:rsid="00e7c818"/>
    </style:style>
    <style:style style:name="T278" style:family="text">
      <style:text-properties officeooo:rsid="00e8a644"/>
    </style:style>
    <style:style style:name="T279" style:family="text">
      <style:text-properties officeooo:rsid="00f13f11"/>
    </style:style>
    <style:style style:name="T280" style:family="text">
      <style:text-properties officeooo:rsid="00f14556"/>
    </style:style>
    <style:style style:name="T281" style:family="text">
      <style:text-properties officeooo:rsid="00f57bf9"/>
    </style:style>
    <style:style style:name="T282" style:family="text">
      <style:text-properties officeooo:rsid="00f80220"/>
    </style:style>
    <style:style style:name="T283" style:family="text">
      <style:text-properties officeooo:rsid="00f9f2c2"/>
    </style:style>
    <style:style style:name="T284" style:family="text">
      <style:text-properties officeooo:rsid="00fd9e96"/>
    </style:style>
    <style:style style:name="T285" style:family="text">
      <style:text-properties officeooo:rsid="00fe2c9b"/>
    </style:style>
    <style:style style:name="T286" style:family="text">
      <style:text-properties officeooo:rsid="00fea063"/>
    </style:style>
    <style:style style:name="T287" style:family="text">
      <style:text-properties officeooo:rsid="00ff1c79"/>
    </style:style>
    <style:style style:name="T288" style:family="text">
      <style:text-properties officeooo:rsid="0103a1d7"/>
    </style:style>
    <style:style style:name="T289" style:family="text">
      <style:text-properties officeooo:rsid="010654ff"/>
    </style:style>
    <style:style style:name="T290" style:family="text">
      <style:text-properties officeooo:rsid="0106f711"/>
    </style:style>
    <style:style style:name="T291" style:family="text">
      <style:text-properties officeooo:rsid="01080555"/>
    </style:style>
    <style:style style:name="T292" style:family="text">
      <style:text-properties officeooo:rsid="0109879f"/>
    </style:style>
    <style:style style:name="T293" style:family="text">
      <style:text-properties officeooo:rsid="0109ac43"/>
    </style:style>
    <style:style style:name="T294" style:family="text">
      <style:text-properties officeooo:rsid="010a34a2"/>
    </style:style>
    <style:style style:name="T295" style:family="text">
      <style:text-properties officeooo:rsid="011de155"/>
    </style:style>
    <style:style style:name="T296" style:family="text">
      <style:text-properties officeooo:rsid="0145a5ce"/>
    </style:style>
    <style:style style:name="T297" style:family="text">
      <style:text-properties officeooo:rsid="014733f9"/>
    </style:style>
    <style:style style:name="T298" style:family="text">
      <style:text-properties officeooo:rsid="0147e8b4"/>
    </style:style>
    <style:style style:name="T299" style:family="text">
      <style:text-properties officeooo:rsid="014a6a5e"/>
    </style:style>
    <style:style style:name="T300" style:family="text">
      <style:text-properties officeooo:rsid="014b9a37"/>
    </style:style>
    <style:style style:name="T301" style:family="text">
      <style:text-properties officeooo:rsid="014e13e6"/>
    </style:style>
    <style:style style:name="T302" style:family="text">
      <style:text-properties officeooo:rsid="01515b39"/>
    </style:style>
    <style:style style:name="T303" style:family="text">
      <style:text-properties officeooo:rsid="01522b7a"/>
    </style:style>
    <style:style style:name="T304" style:family="text">
      <style:text-properties officeooo:rsid="0153e61f"/>
    </style:style>
    <style:style style:name="T305" style:family="text">
      <style:text-properties officeooo:rsid="01557f9d"/>
    </style:style>
    <style:style style:name="T306" style:family="text">
      <style:text-properties officeooo:rsid="0156e617"/>
    </style:style>
    <style:style style:name="T307" style:family="text">
      <style:text-properties officeooo:rsid="015bc5e2"/>
    </style:style>
    <style:style style:name="T308" style:family="text">
      <style:text-properties officeooo:rsid="015e0b44"/>
    </style:style>
    <style:style style:name="T309" style:family="text">
      <style:text-properties officeooo:rsid="015fb7ca"/>
    </style:style>
    <style:style style:name="T310" style:family="text">
      <style:text-properties officeooo:rsid="015fb92a"/>
    </style:style>
    <style:style style:name="T311" style:family="text">
      <style:text-properties officeooo:rsid="01605fae"/>
    </style:style>
    <style:style style:name="T312" style:family="text">
      <style:text-properties officeooo:rsid="0163353d"/>
    </style:style>
    <style:style style:name="T313" style:family="text">
      <style:text-properties officeooo:rsid="016488c1"/>
    </style:style>
    <style:style style:name="T314" style:family="text">
      <style:text-properties officeooo:rsid="01659681"/>
    </style:style>
    <style:style style:name="T315" style:family="text">
      <style:text-properties officeooo:rsid="016695bd"/>
    </style:style>
    <style:style style:name="T316" style:family="text">
      <style:text-properties officeooo:rsid="01678cf7"/>
    </style:style>
    <style:style style:name="T317" style:family="text">
      <style:text-properties officeooo:rsid="0168bafe"/>
    </style:style>
    <style:style style:name="T318" style:family="text">
      <style:text-properties officeooo:rsid="016960ef"/>
    </style:style>
    <style:style style:name="T319" style:family="text">
      <style:text-properties officeooo:rsid="016ba1bc"/>
    </style:style>
    <style:style style:name="T320" style:family="text">
      <style:text-properties officeooo:rsid="016cd1db"/>
    </style:style>
    <style:style style:name="T321" style:family="text">
      <style:text-properties officeooo:rsid="016e1151"/>
    </style:style>
    <style:style style:name="T322" style:family="text">
      <style:text-properties officeooo:rsid="016e9231"/>
    </style:style>
    <style:style style:name="T323" style:family="text">
      <style:text-properties officeooo:rsid="016f56a3"/>
    </style:style>
    <style:style style:name="T324" style:family="text">
      <style:text-properties officeooo:rsid="016fe50b"/>
    </style:style>
    <style:style style:name="T325" style:family="text">
      <style:text-properties officeooo:rsid="016ff009"/>
    </style:style>
    <style:style style:name="T326" style:family="text">
      <style:text-properties officeooo:rsid="0170b210"/>
    </style:style>
    <style:style style:name="T327" style:family="text">
      <style:text-properties officeooo:rsid="01712df2"/>
    </style:style>
    <style:style style:name="T328" style:family="text">
      <style:text-properties officeooo:rsid="0171d114"/>
    </style:style>
    <style:style style:name="T329" style:family="text">
      <style:text-properties officeooo:rsid="0172f4fb"/>
    </style:style>
    <style:style style:name="T330" style:family="text">
      <style:text-properties officeooo:rsid="017447e0"/>
    </style:style>
    <style:style style:name="T331" style:family="text">
      <style:text-properties officeooo:rsid="01756855"/>
    </style:style>
    <style:style style:name="T332" style:family="text">
      <style:text-properties officeooo:rsid="0177dee6"/>
    </style:style>
    <style:style style:name="T333" style:family="text">
      <style:text-properties officeooo:rsid="01789911"/>
    </style:style>
    <style:style style:name="T334" style:family="text">
      <style:text-properties officeooo:rsid="01792256"/>
    </style:style>
    <style:style style:name="T335" style:family="text">
      <style:text-properties officeooo:rsid="017f1782"/>
    </style:style>
    <style:style style:name="T336" style:family="text">
      <style:text-properties officeooo:rsid="0186b44c"/>
    </style:style>
    <style:style style:name="T337" style:family="text">
      <style:text-properties officeooo:rsid="018d3abf"/>
    </style:style>
    <style:style style:name="T338" style:family="text">
      <style:text-properties officeooo:rsid="018f2152"/>
    </style:style>
    <style:style style:name="T339" style:family="text">
      <style:text-properties officeooo:rsid="018fc42c"/>
    </style:style>
    <style:style style:name="T340" style:family="text">
      <style:text-properties officeooo:rsid="0190185d"/>
    </style:style>
    <style:style style:name="T341" style:family="text">
      <style:text-properties officeooo:rsid="01932fc1"/>
    </style:style>
    <style:style style:name="T342" style:family="text">
      <style:text-properties officeooo:rsid="0193e774"/>
    </style:style>
    <style:style style:name="T343" style:family="text">
      <style:text-properties officeooo:rsid="01995370"/>
    </style:style>
    <style:style style:name="T344" style:family="text">
      <style:text-properties officeooo:rsid="019c4db2"/>
    </style:style>
    <style:style style:name="T345" style:family="text">
      <style:text-properties officeooo:rsid="019e1625"/>
    </style:style>
    <style:style style:name="T346" style:family="text">
      <style:text-properties officeooo:rsid="019fef78"/>
    </style:style>
    <style:style style:name="T347" style:family="text">
      <style:text-properties officeooo:rsid="01a1af34"/>
    </style:style>
    <style:style style:name="T348" style:family="text">
      <style:text-properties officeooo:rsid="01a1b259"/>
    </style:style>
    <style:style style:name="T349" style:family="text">
      <style:text-properties officeooo:rsid="01a2f61d"/>
    </style:style>
    <style:style style:name="T350" style:family="text">
      <style:text-properties officeooo:rsid="01a42e56"/>
    </style:style>
    <style:style style:name="T351" style:family="text">
      <style:text-properties officeooo:rsid="01a8e2db"/>
    </style:style>
    <style:style style:name="T352" style:family="text">
      <style:text-properties officeooo:rsid="01aad29c"/>
    </style:style>
    <style:style style:name="T353" style:family="text">
      <style:text-properties officeooo:rsid="01ae35cb"/>
    </style:style>
    <style:style style:name="T354" style:family="text">
      <style:text-properties officeooo:rsid="01b02485"/>
    </style:style>
    <style:style style:name="T355" style:family="text">
      <style:text-properties officeooo:rsid="01b745d2"/>
    </style:style>
    <style:style style:name="T356" style:family="text">
      <style:text-properties officeooo:rsid="01bac73f"/>
    </style:style>
    <style:style style:name="T357" style:family="text">
      <style:text-properties officeooo:rsid="01c09ec7"/>
    </style:style>
    <style:style style:name="T358" style:family="text">
      <style:text-properties officeooo:rsid="01c0e5fe"/>
    </style:style>
    <style:style style:name="T359" style:family="text">
      <style:text-properties officeooo:rsid="01c382bf"/>
    </style:style>
    <style:style style:name="T360" style:family="text">
      <style:text-properties officeooo:rsid="01c52b06"/>
    </style:style>
    <style:style style:name="T361" style:family="text">
      <style:text-properties officeooo:rsid="01ccc063"/>
    </style:style>
    <style:style style:name="T362" style:family="text">
      <style:text-properties fo:language="en" fo:country="US" officeooo:rsid="01ccc063" style:letter-kerning="false" style:font-name-asian="Calibri1" style:language-asian="en" style:country-asian="US" style:font-name-complex="DejaVu Sans" style:font-size-complex="11pt" style:language-complex="ar" style:country-complex="SA"/>
    </style:style>
    <style:style style:name="T363" style:family="text">
      <style:text-properties fo:language="en" fo:country="US" officeooo:rsid="026c92d1" style:letter-kerning="false" style:font-name-asian="Calibri1" style:language-asian="en" style:country-asian="US" style:font-name-complex="DejaVu Sans" style:font-size-complex="11pt" style:language-complex="ar" style:country-complex="SA"/>
    </style:style>
    <style:style style:name="T364" style:family="text">
      <style:text-properties officeooo:rsid="01d63206"/>
    </style:style>
    <style:style style:name="T365" style:family="text">
      <style:text-properties officeooo:rsid="01d7c29a"/>
    </style:style>
    <style:style style:name="T366" style:family="text">
      <style:text-properties officeooo:rsid="01dc1c34"/>
    </style:style>
    <style:style style:name="T367" style:family="text">
      <style:text-properties officeooo:rsid="01e287fe"/>
    </style:style>
    <style:style style:name="T368" style:family="text">
      <style:text-properties officeooo:rsid="01e41cf8"/>
    </style:style>
    <style:style style:name="T369" style:family="text">
      <style:text-properties officeooo:rsid="01e60fd6"/>
    </style:style>
    <style:style style:name="T370" style:family="text">
      <style:text-properties officeooo:rsid="01e8a0d7"/>
    </style:style>
    <style:style style:name="T371" style:family="text">
      <style:text-properties officeooo:rsid="01e8cb63"/>
    </style:style>
    <style:style style:name="T372" style:family="text">
      <style:text-properties officeooo:rsid="01ea8aba"/>
    </style:style>
    <style:style style:name="T373" style:family="text">
      <style:text-properties officeooo:rsid="01efd4c7"/>
    </style:style>
    <style:style style:name="T374" style:family="text">
      <style:text-properties officeooo:rsid="01f00332"/>
    </style:style>
    <style:style style:name="T375" style:family="text">
      <style:text-properties officeooo:rsid="01f73bce"/>
    </style:style>
    <style:style style:name="T376" style:family="text">
      <style:text-properties officeooo:rsid="01f7ce07"/>
    </style:style>
    <style:style style:name="T377" style:family="text">
      <style:text-properties officeooo:rsid="01f85fe9"/>
    </style:style>
    <style:style style:name="T378" style:family="text">
      <style:text-properties officeooo:rsid="01f91b2b"/>
    </style:style>
    <style:style style:name="T379" style:family="text">
      <style:text-properties fo:font-variant="normal" fo:text-transform="none" fo:font-size="12pt" fo:letter-spacing="normal" fo:font-style="normal" style:font-name-asian="Noto Sans Mono CJK SC1" style:font-size-asian="12pt" style:font-name-complex="Liberation Mono1" style:font-size-complex="12pt"/>
    </style:style>
    <style:style style:name="T380" style:family="text">
      <style:text-properties fo:font-variant="normal" fo:text-transform="none" fo:font-size="12pt" fo:letter-spacing="normal" fo:font-style="normal" officeooo:rsid="0116f73f" style:font-name-asian="Noto Sans Mono CJK SC1" style:font-size-asian="12pt" style:font-name-complex="Liberation Mono1" style:font-size-complex="12pt"/>
    </style:style>
    <style:style style:name="T381" style:family="text">
      <style:text-properties officeooo:rsid="01fd518f"/>
    </style:style>
    <style:style style:name="T382" style:family="text">
      <style:text-properties officeooo:rsid="02096db6"/>
    </style:style>
    <style:style style:name="T383" style:family="text">
      <style:text-properties officeooo:rsid="0048c38c"/>
    </style:style>
    <style:style style:name="T384" style:family="text">
      <style:text-properties officeooo:rsid="0049e359"/>
    </style:style>
    <style:style style:name="T385" style:family="text">
      <style:text-properties officeooo:rsid="004bb161"/>
    </style:style>
    <style:style style:name="T386" style:family="text">
      <style:text-properties officeooo:rsid="020be39c"/>
    </style:style>
    <style:style style:name="T387" style:family="text">
      <style:text-properties officeooo:rsid="02173dba"/>
    </style:style>
    <style:style style:name="T388" style:family="text">
      <style:text-properties officeooo:rsid="02189c59"/>
    </style:style>
    <style:style style:name="T389" style:family="text">
      <style:text-properties officeooo:rsid="02193e58"/>
    </style:style>
    <style:style style:name="T390" style:family="text">
      <style:text-properties officeooo:rsid="021e42dc"/>
    </style:style>
    <style:style style:name="T391" style:family="text">
      <style:text-properties officeooo:rsid="02201ead"/>
    </style:style>
    <style:style style:name="T392" style:family="text">
      <style:text-properties officeooo:rsid="00629d2f"/>
    </style:style>
    <style:style style:name="T393" style:family="text">
      <style:text-properties officeooo:rsid="022c793d"/>
    </style:style>
    <style:style style:name="T394" style:family="text">
      <style:text-properties officeooo:rsid="022fd2ae"/>
    </style:style>
    <style:style style:name="T395" style:family="text">
      <style:text-properties officeooo:rsid="02371133"/>
    </style:style>
    <style:style style:name="T396" style:family="text">
      <style:text-properties officeooo:rsid="0238b72f"/>
    </style:style>
    <style:style style:name="T397" style:family="text">
      <style:text-properties officeooo:rsid="007b159a"/>
    </style:style>
    <style:style style:name="T398" style:family="text">
      <style:text-properties officeooo:rsid="0238df33"/>
    </style:style>
    <style:style style:name="T399" style:family="text">
      <style:text-properties officeooo:rsid="023bdadc"/>
    </style:style>
    <style:style style:name="T400" style:family="text">
      <style:text-properties officeooo:rsid="023be78d"/>
    </style:style>
    <style:style style:name="T401" style:family="text">
      <style:text-properties officeooo:rsid="008ca424"/>
    </style:style>
    <style:style style:name="T402" style:family="text">
      <style:text-properties officeooo:rsid="008e9196"/>
    </style:style>
    <style:style style:name="T403" style:family="text">
      <style:text-properties officeooo:rsid="008cda70"/>
    </style:style>
    <style:style style:name="T404" style:family="text">
      <style:text-properties officeooo:rsid="008da738"/>
    </style:style>
    <style:style style:name="T405" style:family="text">
      <style:text-properties officeooo:rsid="023eb4d3"/>
    </style:style>
    <style:style style:name="T406" style:family="text">
      <style:text-properties officeooo:rsid="023ff497"/>
    </style:style>
    <style:style style:name="T407" style:family="text">
      <style:text-properties officeooo:rsid="024688d9"/>
    </style:style>
    <style:style style:name="T408" style:family="text">
      <style:text-properties officeooo:rsid="0247e0c6"/>
    </style:style>
    <style:style style:name="T409" style:family="text">
      <style:text-properties officeooo:rsid="024b1d20"/>
    </style:style>
    <style:style style:name="T410" style:family="text">
      <style:text-properties officeooo:rsid="024cdf3d"/>
    </style:style>
    <style:style style:name="T411" style:family="text">
      <style:text-properties officeooo:rsid="024e8c4c"/>
    </style:style>
    <style:style style:name="T412" style:family="text">
      <style:text-properties officeooo:rsid="024e971e"/>
    </style:style>
    <style:style style:name="T413" style:family="text">
      <style:text-properties officeooo:rsid="025096e8"/>
    </style:style>
    <style:style style:name="T414" style:family="text">
      <style:text-properties officeooo:rsid="02616376"/>
    </style:style>
    <style:style style:name="T415" style:family="text">
      <style:text-properties officeooo:rsid="0261b69b"/>
    </style:style>
    <style:style style:name="T416" style:family="text">
      <style:text-properties officeooo:rsid="02624597"/>
    </style:style>
    <style:style style:name="T417" style:family="text">
      <style:text-properties officeooo:rsid="02648949"/>
    </style:style>
    <style:style style:name="T418" style:family="text">
      <style:text-properties officeooo:rsid="026555bb"/>
    </style:style>
    <style:style style:name="T419" style:family="text">
      <style:text-properties officeooo:rsid="02679b93"/>
    </style:style>
    <style:style style:name="T420" style:family="text">
      <style:text-properties officeooo:rsid="026928f3"/>
    </style:style>
    <style:style style:name="T421" style:family="text">
      <style:text-properties officeooo:rsid="026a2e82"/>
    </style:style>
    <style:style style:name="T422" style:family="text">
      <style:text-properties officeooo:rsid="026abf42"/>
    </style:style>
    <style:style style:name="T423" style:family="text">
      <style:text-properties officeooo:rsid="026c92d1"/>
    </style:style>
    <style:style style:name="T424" style:family="text">
      <style:text-properties officeooo:rsid="026eefb6"/>
    </style:style>
    <style:style style:name="T425" style:family="text">
      <style:text-properties officeooo:rsid="01d5e0b5"/>
    </style:style>
    <style:style style:name="T426" style:family="text">
      <style:text-properties officeooo:rsid="01d7d2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Ethnography</text:p>
      <text:p text:style-name="P6"><text:span text:style-name="T259">Narazi</text:span><text:span text:style-name="T260"> of </text:span><text:span text:style-name="T261">western Nomenes</text:span><text:span text:style-name="T260">; 5</text:span><text:span text:style-name="T258">3</text:span><text:span text:style-name="T261">,</text:span><text:span text:style-name="T257">000</text:span><text:span text:style-name="T261"> – </text:span><text:span text:style-name="T255">45,</text:span><text:span text:style-name="T256">1</text:span><text:span text:style-name="T255">00</text:span><text:span text:style-name="T262"> BBT</text:span></text:p>
      <text:p text:style-name="P7"><text:span text:style-name="T362">The exiled Ceris clan of sevakath from Tellin found refuge in the poisonous, tropical lands to the north</text:span>. <text:span text:style-name="T361">Here, they intermixed with far-reaching Ghahaka tribes of the east and melded into a single culture: the </text:span><text:span text:style-name="T363">Narazi</text:span><text:span text:style-name="T361">.</text:span></text:p>
      <text:p text:style-name="P8"/>
      <text:p text:style-name="P192">Summary:</text:p>
      <text:p text:style-name="P193">-Early Bronze-Age culture of the northern Weswesum. Small city-states loosely controlled by theocratic elite (supernatural <text:span text:style-name="T423">naga-</text:span>sevakath caste).</text:p>
      <text:p text:style-name="P194">-City government is not centralized—sections and districts are controlled by councils of elders or local figures.</text:p>
      <text:p text:style-name="P193">-<text:span text:style-name="T419">Polytheistic religion with a heavy focus on </text:span><text:span text:style-name="T423">snakes, </text:span><text:span text:style-name="T419">blood, mercury, astar sacrifice, magic, and the afterlife.</text:span></text:p>
      <text:p text:style-name="P192">-Multi-ethnic, mixed ancestry of Tellinese and Ghahaka.</text:p>
      <text:p text:style-name="P192">-Cities and villages organized into divinely-separated regions.</text:p>
      <text:p text:style-name="P192">-<text:span text:style-name="T417">Blood, </text:span><text:span text:style-name="T420">snakes, </text:span><text:span text:style-name="T417">sacrifice, red paint, mercury, war, and magic are central to the Narazi.</text:span></text:p>
      <text:p text:style-name="P8"/>
      <text:p text:style-name="P9"><text:bookmark-start text:name="1"/>Questions of Place.<text:bookmark-end text:name="1"/></text:p>
      <text:p text:style-name="P11">Geography</text:p>
      <text:p text:style-name="P33">Describe the geography of where your society calls home.<text:line-break/>Region: 1.323e6 sq km</text:p>
      <text:p text:style-name="P14"/>
      <text:p text:style-name="P171"><text:span text:style-name="T10">T</text:span><text:span text:style-name="T82">he Narazi people form their society around the northernmost point of the Weswesum mountains.</text:span><text:span text:style-name="T10"> </text:span><text:span text:style-name="T11">The Weswesum stretch from the 25</text:span><text:span text:style-name="T115">th</text:span><text:span text:style-name="T11"> parallel south to the 50</text:span><text:span text:style-name="T115">th</text:span><text:span text:style-name="T11"> parallel south, </text:span><text:span text:style-name="T82">and the Narazi culture exists from the 20</text:span><text:span text:style-name="T116">th</text:span><text:span text:style-name="T82"> parallel south to the 30</text:span><text:span text:style-name="T116">th</text:span><text:span text:style-name="T82"> parallel south.</text:span></text:p>
      <text:p text:style-name="P90"/>
      <text:p text:style-name="P169"><text:span text:style-name="T11">T</text:span><text:span text:style-name="T7">he culture of the Narazi is impossible to separate from the red of the environment. </text:span><text:span text:style-name="T178">The Weswesum range is highly volcanic and rife with geothermal activity. This is most extreme in its northern reaches.</text:span><text:span text:style-name="T14"> This entire area—walled by the Weswesum to the west; the central sea to the east; the northern region of the Palanim, where the dry deserts transition to savannas and then to tropical monsoon-lands, to the south; and the ocean to the north—sits over a mantle plume pressured by the subduction of the Nos Mori plate. Giant </text:span><text:span text:style-name="T178">g</text:span><text:span text:style-name="T14">eothermal springs</text:span><text:span text:style-name="T178"> and</text:span><text:span text:style-name="T14"> fumaroles cover the arid region, growing within—and around—themselves huge cinnabar crystals. These blood-red crystals of mercury(II) sulfide are towering features of the savanna, so dense in some places that they seem to create red crystal forests.</text:span></text:p>
      <text:p text:style-name="P169"><text:span text:style-name="T14"><text:tab/></text:span><text:span text:style-name="T15">Over millennia, these crystals—naturally somewhat brittle—are broken and ground away as they grow too tall. The cinnabar dust coats the ground and is blown away by descending equatorial </text:span><text:span text:style-name="T16">(blowing the dust north and west)</text:span><text:span text:style-name="T15"> and mid-latitude winds </text:span><text:span text:style-name="T16">(blowing the dust far south and east)</text:span><text:span text:style-name="T15">. The poisonous mercury compound has become a defining </text:span><text:soft-page-break/><text:span text:style-name="T15">feature of th</text:span><text:span text:style-name="T16">is huge</text:span><text:span text:style-name="T15"> region. To survive the dust, plants </text:span><text:span text:style-name="T16">adapted</text:span><text:span text:style-name="T15"> to the injection of cinnabar. Through an ingenious set of evolutionary steps, many species of trees, bamboo, </text:span><text:span text:style-name="T17">grasses and ferns, </text:span><text:span text:style-name="T15">and particularly fungi, adapted to use the cinnabar dust in chemical reactions to help fuel protein production. </text:span><text:span text:style-name="T17">These plants, much like the dust, are </text:span><text:span text:style-name="T16">often </text:span><text:span text:style-name="T17">red in hue </text:span><text:span text:style-name="T18">and spread throughout the contaminated region </text:span><text:span text:style-name="T16">of central Nomenes</text:span><text:span text:style-name="T18">.</text:span><text:span text:style-name="T17"> Some of them, in their use of the cinnabar dust, produce raw mercury as a side product. The silvery liquid seeps from their stems or trunks, eventually </text:span><text:span text:style-name="T19">feeding into the ecosystems, </text:span><text:span text:style-name="T20">into bugs and small animals and into the larger predators, all adapted in the region to </text:span><text:span text:style-name="T21">survive</text:span><text:span text:style-name="T20"> the mercury </text:span><text:span text:style-name="T16">far longer than creatures on other continents</text:span><text:span text:style-name="T20">.</text:span></text:p>
      <text:p text:style-name="P90"/>
      <text:p text:style-name="P170"><text:span text:style-name="T7">In a discussion of the terrain that survives in this hostile dust, </text:span><text:span text:style-name="T176">l</text:span><text:span text:style-name="T7">et’s start at the northern coast. The northernmost point of the Narazi culture lies along the lush, tropical point of the western Nomenes peninsula (</text:span><text:span text:style-name="T247">Af</text:span><text:span text:style-name="T7">). </text:span><text:span text:style-name="T89">The Narazi call this whole peninsula region </text:span><text:span text:style-name="T216">Ishus</text:span><text:span text:style-name="T89">tha</text:span><text:span text:style-name="T216">nam (Rainy Place), </text:span><text:span text:style-name="T219">and their entire region Laloudn.</text:span><text:span text:style-name="T7"> Here, tall red-leafed trees with a thick bamboo and fungus underbrush hide large reptilian predators. The wide peninsula is comparatively dry farther inland, though the powerful summer monsoons bring seasonal lushness (</text:span><text:span text:style-name="T247">Am</text:span><text:span text:style-name="T7">). </text:span><text:span text:style-name="T83">The flat topography undergoes massive summer floods, which pool in expansive, beautiful red terraces </text:span><text:span text:style-name="T87">(</text:span><text:span text:style-name="T252">Aw, BSk</text:span><text:span text:style-name="T87">)</text:span><text:span text:style-name="T83">. The eastern coast of this peninsula has a wide shallow fungal reef, thick with cyan algae below the water and bright red fungal platforms rising out of the sea. The west of the peninsula sees the realm of the </text:span><text:span text:style-name="T84">massive </text:span><text:span text:style-name="T83">labyrinthine fungal structures that are sharp and hard in the winter, but bloom with billions of spores in the summer winds. These fungal structures seem from the inside to be like the structure of bone, </text:span><text:span text:style-name="T84">and, in reality, are only the surface mushrooms of a </text:span><text:span text:style-name="T214">titanic</text:span><text:span text:style-name="T84"> fungal organism. The organism’s mycelium snakes through the subsurface caverns of Nomenes throughout a huge portion of the continent. </text:span><text:span text:style-name="T83">Off the western coast lie close, flat islands covered in red grass and few bamboo-like trees. </text:span></text:p>
      <text:p text:style-name="P171"><text:span text:style-name="T11"><text:tab/>I</text:span><text:span text:style-name="T82">n the southern parts of the Narazi territory, the mountains rise from </text:span><text:span text:style-name="T84">monsoon-modulated </text:span><text:span text:style-name="T82">tropical lowlands (</text:span><text:span text:style-name="T250">Aw</text:span><text:span text:style-name="T82">)</text:span><text:span text:style-name="T12"> to cooler, temperate regimes (</text:span><text:span text:style-name="T248">Cwa,b</text:span><text:span text:style-name="T12">). </text:span><text:span text:style-name="T84">Tracing the west coast south, the bone-like fungal structures of the north blow their spores south every summer and grow thick fungal forests. </text:span><text:span text:style-name="T85">This culminates with the sturdy fractaline islands composed entirely of fungal platforms at the southernmost extent of the Narazi culture.</text:span></text:p>
      <text:p text:style-name="P172"><text:span text:style-name="T85"><text:tab/>The other side of the Weswesum is a very different place.</text:span><text:span text:style-name="T12"> </text:span><text:span text:style-name="T13">East of the Weswesum’s northern termination, the tropical shrublands of the north quickly give way to hot, semi-arid savannas (</text:span><text:span text:style-name="T249">B</text:span><text:span text:style-name="T243">s</text:span><text:span text:style-name="T249">h</text:span><text:span text:style-name="T13">) and hotter, dry deserts (</text:span><text:span text:style-name="T249">B</text:span><text:span text:style-name="T243">w</text:span><text:span text:style-name="T249">h</text:span><text:span text:style-name="T13">) that cool as they climb in elevation towards the eastern bank of the mountains (</text:span><text:span text:style-name="T249">Bsk, Bwk</text:span><text:span text:style-name="T13">). </text:span><text:span text:style-name="T87">The Narazi do not largely live in the hot lowlands, instead choosing to inhabit the cooler, rocky highlands. Here, </text:span><text:span text:style-name="T86"><text:s/>massive natural wells glowing the red toxic steam </text:span><text:span text:style-name="T87">pock-mark the mountainsides</text:span><text:span text:style-name="T86">. These wells seem to plunge endlessly into the crust of the world, into darkness and bubbling hot cinnabar-infused lava. Into the mountains farther they go, to where the roiling hot blood-red cinnabar springs mix with the magma springs of the mountaintops (</text:span><text:span text:style-name="T251">Bsk,Bwk</text:span><text:span text:style-name="T86">). </text:span><text:span text:style-name="T13">Further east, </text:span><text:soft-page-break/><text:span text:style-name="T13">beyond these arid deserts, lies the central sea and its complex coastal ecosystems.</text:span><text:span text:style-name="T7"><text:line-break/></text:span></text:p>
      <text:p text:style-name="P124"><text:span text:style-name="T246">Describe the climate your society deals with. How severe are their seasons?<text:line-break/></text:span><text:span text:style-name="T22">During the Usada, the Astar had little experience with seasons. Their world was cold and perpetually frozen. With the Usada ended, the Astar in Nomenes </text:span><text:span text:style-name="T180">found a changed world with mild, beautiful seasons. </text:span><text:span text:style-name="T177">The obliquity was mild, though increasing to its peak over the nine-thousand years following the Usada. The precession is mild, and switches from south to north over time this as well.</text:span></text:p>
      <text:p text:style-name="P125"/>
      <text:p text:style-name="P184"><text:span text:style-name="T177">By the time the early Nomenes cultures were well developed, the increasing obliquity had caused a shift in the timing of the dry and wet seasons of the region. Monsoon rains reached farther south, </text:span><text:span text:style-name="T179">causing a ubiquitous dry winter, </text:span><text:span text:style-name="T215">even in the</text:span><text:span text:style-name="T179"> mountain</text:span><text:span text:style-name="T215">ous south</text:span><text:span text:style-name="T179">. </text:span><text:span text:style-name="T181">The seasons became </text:span><text:span text:style-name="T182">more and more </text:span><text:span text:style-name="T181">intense, </text:span><text:span text:style-name="T183">the increasingly northern precession saved Nomenes from the worst extremes.</text:span></text:p>
      <text:p text:style-name="P144"/>
      <text:p text:style-name="P145">This region has two main seasons: the rainy season and the dry season. The rainy season is brought by monsoon rains in the hottest months (summer months). With the seasonal reversal of winds, the winter is calm and very dry.</text:p>
      <text:p text:style-name="P11"/>
      <text:p text:style-name="P154"><text:span text:style-name="T246">What kinds of natural di</text:span><text:bookmark text:name="_GoBack"/><text:span text:style-name="T246">sasters has this society gotten used to?<text:line-break/></text:span><text:span text:style-name="T23">Much like the </text:span><text:span text:style-name="T24">astar</text:span><text:span text:style-name="T23"> were used to in Amarth, the western region of Nomenes is frequented by earthquakes. </text:span><text:span text:style-name="T24">The coastal mountains around the entirety of Nos Mori are volcanic as well, with eruptions often set off by earthquakes. </text:span><text:span text:style-name="T35">The region around the Nos Mori sea is one of the most volcanically active places on the planet.</text:span></text:p>
      <text:p text:style-name="P154"><text:span text:style-name="T35"><text:tab/></text:span><text:span text:style-name="T25">The west coast of Nomenes is frequented by sweeping floods during this time </text:span><text:span text:style-name="T88">before divine continuances were strong. </text:span><text:span text:style-name="T89">These coastal floods are brought on by the early increasing temperatures, and by the end of this period the floods are significantly lessened. The increasing temperatures, however, replace this flooding mechanism with increased monsoon rainfall. The worst monsoon seasons violently flood the terraces of the peninsula.</text:span></text:p>
      <text:p text:style-name="P147"><text:span text:style-name="T25"><text:tab/>S</text:span><text:span text:style-name="T26">ummer rains in the mountains </text:span><text:span text:style-name="T184">bring</text:span><text:span text:style-name="T26"> mudslides and flash flooding of valleys and mountain rivers.</text:span></text:p>
      <text:p text:style-name="P147"><text:span text:style-name="T26"><text:tab/></text:span><text:span text:style-name="T96">The winter wind reversal brings dust storms from the south. These storms aren’t nearly as powerful as the haboobs that blow south from the crystal forests, but they are strong enough to saturate the peninsula and mountains with cinnabar.</text:span></text:p>
      <text:p text:style-name="P11"/>
      <text:p text:style-name="P173"><text:span text:style-name="T246">What is this place's most abundant resource?<text:line-break/></text:span><text:span text:style-name="T89">The Narazi territory is wide and diverse.</text:span></text:p>
      <text:p text:style-name="P15"/>
      <text:p text:style-name="P91">In the Ishusthanam’s central terraces, natural maize, rice, sugarcane, and giant melons grow. <text:s/>There are many types of beans, tomatoes, peppers, and roots. The monsoon rains feed these plants in the summer, and they are harvested in the transition to the dry season. <text:soft-page-break/><text:span text:style-name="T364">The dry season is too extreme for much of Ishusthanam to grow winter crops, though the northern tropical portions that get more consistent rainfall can plant and grow oats, barley, and many fruits like bananas, grapes, mangoes, and oranges. These tropical fruits are a commonly traded staple throughout the Narazi territory and beyond. </text:span><text:span text:style-name="T365">Great dinosaurs roam the monsoon lands, migrating north-to-south during the summer and back north in the winter. As they leave the dense tropical forests, they are more easily hunted and trapped by ambitious Narazi. From these are drawn massive bones, reptilian meat, leathers, feathers, rough scales, and obscure items of spiritual import.</text:span></text:p>
      <text:p text:style-name="P15"/>
      <text:p text:style-name="P92">In all of these plants and animals native to the region, mercury glands are harvested and provide and abundance of silver mercury for the Narazi.</text:p>
      <text:p text:style-name="P15"/>
      <text:p text:style-name="P174"><text:span text:style-name="T90">The highlands of southern Ishusthanam are more </text:span><text:span text:style-name="T217">arid</text:span><text:span text:style-name="T90">, though their elevation cools them. Some crops are grown here, and the rare pastures are used for grazing animals like goats and thin sheep. The main draw of the mountains is the plentiful volcanic metals, like copper, tin, lead, mercury, gold, and silver. The first early bronze alloys came into accidental use by the Narazi smiths.</text:span></text:p>
      <text:p text:style-name="P95"/>
      <text:p text:style-name="P175"><text:span text:style-name="T90">T</text:span><text:span text:style-name="T7">he fungal regions on the western coast are plentiful in thousands of types of edible and poisonous mushrooms, plants, and animals. Giant dinosaurs of the spinosaurid genus are native to the fungal forests, and are the apex predator there.</text:span></text:p>
      <text:p text:style-name="P96"/>
      <text:p text:style-name="P96">All along the coasts of the Narazi territory, villages bring in fish, crabs, and other sea foods.</text:p>
      <text:p text:style-name="P6"/>
      <text:p text:style-name="P34">What is its most valuable resource?</text:p>
      <text:p text:style-name="P134"/>
      <text:p text:style-name="P195"><text:span text:style-name="T218">Unusually strong </text:span><text:span text:style-name="T91">volcanic obsidian, tainted a dark red by the cinnabar of the region, forms exclusively around the volcanoes and magma floes of the northern parts of Tellinese cultural extent, inhabited by the ethnic Ruksal. The astar were already adept at shaping ice and stone, and the Ruksal were known for their red-obsidian weapons and tools. The Ruksal also refined the cinnabar dust into a strong red dye, vermilion.</text:span></text:p>
      <text:p text:style-name="P12"><text:line-break/>What resource is it most lacking?</text:p>
      <text:p text:style-name="P12"><text:span text:style-name="T8">Unlike the astar tribes of Amarth, salt is difficult to come by in the mountains of Weswesum. </text:span><text:span text:style-name="T9">Whereas the coasts of Amarth were rich in the mineral, the mountains of Nomenes have only rare salt deposits in the earth.</text:span></text:p>
      <text:p text:style-name="P5"/>
      <text:p text:style-name="P10">Food</text:p>
      <text:p text:style-name="P148"><text:span text:style-name="T246">What are the most commonly grown foods and most commonly eaten meats?<text:line-break/></text:span><text:span text:style-name="T27">Agriculture is abundan</text:span><text:span text:style-name="T92">t, with many varieties of fruits and vegetables.</text:span></text:p>
      <text:p text:style-name="P93"><text:soft-page-break/></text:p>
      <text:p text:style-name="P176"><text:span text:style-name="T92">Animal life is also common. </text:span><text:span text:style-name="T93">Regional diets vary from reptilian meat, mammalian meats from goats and sheep, to fish and crab.</text:span></text:p>
      <text:p text:style-name="P10"/>
      <text:p text:style-name="P149"><text:span text:style-name="T246">What foods are considered exotic or expensive?<text:line-break/></text:span><text:span text:style-name="T28">The large birds of the region are often considered trophy animals, and are prized meals for the wealthy.</text:span></text:p>
      <text:p text:style-name="P13"/>
      <text:p text:style-name="P150"><text:span text:style-name="T29">Rare apex predators, like the tyrannosaurus, made monstrous meals fit for the table of the high-priest. </text:span><text:span text:style-name="T30">These creatures were rarely engaged except for the defense of villages or for consumption at important rituals.</text:span></text:p>
      <text:p text:style-name="P10"/>
      <text:p text:style-name="P10">What forms of alcohol are common?</text:p>
      <text:p text:style-name="P41"><text:span text:style-name="T6">Saki-like distilled </text:span><text:span text:style-name="T244">corn, </text:span><text:span text:style-name="T366">fruit</text:span><text:span text:style-name="T244">, or </text:span><text:span text:style-name="T6">rice alcohol came to replace the beet-based alcohol of Amarth.</text:span></text:p>
      <text:p text:style-name="P151"><text:span text:style-name="T246"><text:line-break/>Is there usually enough food and water for the population?<text:line-break/></text:span><text:span text:style-name="T31">In stark contrast to the scarcity of Amarth, Nomenes is plentiful in food and water. The population of the region grew significantly after the Atanosta, and the surplus of agriculture helped speed up the development of cities and social hierarchies.</text:span></text:p>
      <text:p text:style-name="P10"/>
      <text:p text:style-name="P10">Civilization</text:p>
      <text:p text:style-name="P133">Narazi</text:p>
      <text:p text:style-name="P94">pop rho ~14 /sq mile</text:p>
      <text:p text:style-name="P94">pop: 7.15 million</text:p>
      <text:p text:style-name="P10"/>
      <text:p text:style-name="P177"><text:span text:style-name="T246">What are the borders of society like?<text:line-break/></text:span><text:span text:style-name="T94">The Narazi culture spans a diverse set of landscapes, from the fungal western coasts into the neighboring volcanic highlands along with the wide Ishusthanam peninsula. The earliest cities in the region were constructed in the south-western highlands, though as the culture expanded, the largest settlements grew in the central flood plains, northern jungle, and volcanic highlands.</text:span></text:p>
      <text:p text:style-name="P10"/>
      <text:p text:style-name="P178"><text:span text:style-name="T246">How many people live here?<text:line-break/></text:span><text:span text:style-name="T95">The Narazi culture encompasses an impressive 7.15 million people at the end of this time. There are two main ethnic origins, though the people have intermixed significantly. The two groups are those hailing back to the Ruksal, the original banished Tellinese, and the Northern Ghahaka, those that took the name </text:span><text:span text:style-name="T241">Lateuta</text:span><text:span text:style-name="T95">.</text:span></text:p>
      <text:p text:style-name="P10"/>
      <text:p text:style-name="P10">Where do they congregate?</text:p>
      <text:p text:style-name="P42"><text:soft-page-break/>There are many villages <text:span text:style-name="T367">and settlements </text:span>through<text:span text:style-name="T253">out</text:span> <text:span text:style-name="T118">the region</text:span><text:span text:style-name="T245">. </text:span><text:span text:style-name="T254">This period of </text:span><text:span text:style-name="T367">Narazi</text:span><text:span text:style-name="T254"> development has seen the rise and fall of numerous cities, and at the closing of this period </text:span><text:span text:style-name="T137">five</text:span><text:span text:style-name="T254"> towns stand above all others.</text:span></text:p>
      <text:p text:style-name="P42"/>
      <text:p text:style-name="P198">Population of the largest city: <text:s/>10696.0</text:p>
      <text:p text:style-name="P2">Population of the second largest city: <text:s/>5348.0</text:p>
      <text:p text:style-name="P2">Array of notable cities and towns: <text:s/>[10696.0, 5348.0, 4011.0, 2607.0, 1695.0, 1102.0]</text:p>
      <text:p text:style-name="P2">Number of towns: <text:s/>5</text:p>
      <text:p text:style-name="P2">Total population of towns: <text:s/>14763.0</text:p>
      <text:p text:style-name="P2">Total urban population: <text:s/>25459.0</text:p>
      <text:p text:style-name="P2">Total rural population: <text:s/>7124541.0</text:p>
      <text:p text:style-name="P2">Estimate of the number of small villages: <text:s/>47497.0</text:p>
      <text:p text:style-name="P2">Estimate of the number of manors: <text:s/>15832.0</text:p>
      <text:p text:style-name="P2">Estimate of the number of small villages per manor: <text:s/>3.000063163213744</text:p>
      <text:p text:style-name="P2">Number of square km per town: <text:s/>264548.89418562234</text:p>
      <text:p text:style-name="P199"/>
      <text:p text:style-name="P200">Agashurah (City of Terraces), <text:span text:style-name="T368">the most prosperous city of the Narazi. </text:span><text:span text:style-name="T369">Agashurah grew after the decline of Sokstanum and a lull in the prosperity of the Narazi. The city sits astride a bluff cut down the middle by one of the rivers flowing north from the mountains. Agashurah overlooks a wide terraced plain of farms and sparse copses of trees. The hills south of Agashurah are naturally terraced by the rains as well, forming rimmed bowls perfect to catch the rainfall into rice paddies. The excess rain flows from the bowls in beautiful summer waterfalls. The people of Agashpurah have adapted ingeniously to the dry winters, digging out some of these terrace bowls to store excess summer rainfall through the winter.</text:span></text:p>
      <text:p text:style-name="P200"><text:tab/><text:span text:style-name="T369">Population ~10,700</text:span></text:p>
      <text:p text:style-name="P200"/>
      <text:p text:style-name="P203">Nabashanum (Holy place), <text:span text:style-name="T370">the religious center of Narazi culture. Nabashanum is built at the foot of the mountain upon which sits the temple holding Taregil.</text:span></text:p>
      <text:p text:style-name="P203"><text:tab/><text:span text:style-name="T370">Population ~5,350</text:span></text:p>
      <text:p text:style-name="P200"/>
      <text:p text:style-name="P202">Masphirashura (City of Much Fish) <text:span text:style-name="T371">is a city on the northeastern coast of Narazi territory. The city sits nestled within the lush jungles at the point of Ishusthanam.</text:span></text:p>
      <text:p text:style-name="P202"><text:tab/><text:span text:style-name="T371">Population ~4,000</text:span></text:p>
      <text:p text:style-name="P202"/>
      <text:p text:style-name="P201">Sokstanum, <text:span text:style-name="T370">the oldest city of the Narazi. Sokstanum was founded by the original Ceris clan of sevakath, and was once the most populous city of the Narazi. Located in the southwest corner of Narazi territory, Sokstanum is prone to raids from their southern rivals, the Tellinese. </text:span><text:span text:style-name="T371">These raids, along with the increasing prosperity of Ishusthanam, drove many civilians to relocate. Sokstanum has since deteriorated.</text:span></text:p>
      <text:p text:style-name="P201"><text:tab/><text:span text:style-name="T371">Population ~2,600</text:span></text:p>
      <text:p text:style-name="P202"/>
      <text:p text:style-name="P202"><text:soft-page-break/>Antarishurapa (City of Blue Water) <text:span text:style-name="T371">is another coastal city. Antarishurapa, unlike Masphirashura, is on the northwestern coast of Ishusthanam.</text:span></text:p>
      <text:p text:style-name="P202"><text:tab/><text:span text:style-name="T372">Population ~1,700</text:span></text:p>
      <text:p text:style-name="P202"/>
      <text:p text:style-name="P204">Tapush (City of the Isle) is a small city beginning to grow on a large island off the western coast of Ishusthanam. The island is rugged, but lush.</text:p>
      <text:p text:style-name="P204"><text:tab/>Population ~1,100</text:p>
      <text:p text:style-name="P3"/>
      <text:p text:style-name="P179"><text:span text:style-name="T246">What part of this place do they avoid? Why?<text:line-break/></text:span><text:span text:style-name="T97">The wilderness of this region is dangerous. Predatory megafauna roam the forests and plains, and the landscape can often be unforgiving. The Narazi have enemies in the Tellinese to the southwest, making the border there a place to avoid for all but the bravest of traders.</text:span></text:p>
      <text:p text:style-name="P97"/>
      <text:p text:style-name="P10">How do people feel about local landscapes being altered or used for a purpose other than what is traditional?</text:p>
      <text:p text:style-name="P45">Stemming from ancient animistic beliefs and the resurgence of spirituality in the first millennia after the Atanosta, the astar here hold the natural world in a sort of reverence, even though the old animistic beliefs have since evolved. The <text:span text:style-name="T138">Narazi</text:span> are very connected to the natural world and it ties heavily into their religion.</text:p>
      <text:p text:style-name="P10"/>
      <text:p text:style-name="P10">Plants and Animals</text:p>
      <text:p text:style-name="P5"><text:span text:style-name="T246">What are the most common domesticated animals here? And what are they domesticated for?<text:line-break/></text:span><text:span text:style-name="T186">The </text:span><text:span text:style-name="T220">Narazi</text:span><text:span text:style-name="T186"> domesticate </text:span><text:span text:style-name="T220">breeds of large, grazing dinosaurs such as triveratops for their meat, leather, feathers, and </text:span><text:span text:style-name="T221">to act as large beasts of burden. Their feathers are common clothing decorations and ritual items, and their horns are carved into weapons after they are cut from the beast during domestication.</text:span></text:p>
      <text:p text:style-name="P10"/>
      <text:p text:style-name="P180"><text:span text:style-name="T246">What are the most common wild animals? How are wild animals treated?<text:line-break/></text:span><text:span text:style-name="T98">The highlands are dominated by mammals, with the apex predators being bears and large birds of prey. The lowlands are warm and are more commonly inhabited by the reptilian dinosaurs. The jungles are hugely diverse, and the plains are filled with migratory megafauna.</text:span></text:p>
      <text:p text:style-name="P10"/>
      <text:p text:style-name="P181"><text:span text:style-name="T246">Which animals are likely to be pets?<text:line-break/></text:span><text:span text:style-name="T99">Reasonably sized reptiles, like snakes or iguanas, and dogs are common pets. The dogs of the region are native to the savannas of the south, and were brought north by the Ghahaka.</text:span></text:p>
      <text:p text:style-name="P10"/>
      <text:p text:style-name="P35">What are the most common wild plants here? What are they used for?</text:p>
      <text:p text:style-name="P98"><text:soft-page-break/>The kkkkkk is a huge plant endemic to the central terraces of the peninsula. It has huge, spear-shaped leaves, which are usually a deep red. It blooms in the hottest month with flowers that are an iridescent silvery-purple. The flower consistently seeps mercury during bloom. The plants tend to be isolated, and are difficult to tend and maintain artificially. </text:p>
      <text:p text:style-name="P98">As a defense mechanism, the plant grows huge, barbed thorns that the Narazi use as spear tips. The plants rely on seasonal winds to carry their seeds away to reproduce. Once pollinated, the plant grows melon-sized, delicious fruits.</text:p>
      <text:p text:style-name="P196"><text:span text:style-name="T3">Herbalists have found many uses for the parts of the plants: the </text:span><text:span text:style-name="T2">petals</text:span><text:span text:style-name="T3"> can be ground into a paste and eaten to relieve a sore throat, and the stalk can be stripped and pulled apart into strong threads. These threads can be woven into mats, baskets, and many more common items.</text:span></text:p>
      <text:p text:style-name="P10"/>
      <text:p text:style-name="P9"><text:bookmark-start text:name="14"/>Questions of Technology.<text:bookmark-end text:name="14"/></text:p>
      <text:p text:style-name="P10">Describe the technological level of the society.</text:p>
      <text:p text:style-name="P197">Surface mining 219760</text:p>
      <text:p text:style-name="P1">Non-sailing boats 206440 – <text:span text:style-name="T265">The Narazi use a variety of small fishing vessels.</text:span></text:p>
      <text:p text:style-name="P1">Shaft mining 197440</text:p>
      <text:p text:style-name="P1">Pottery 108640 – <text:span text:style-name="T264">the pottery of the </text:span><text:span text:style-name="T265">Narazi</text:span><text:span text:style-name="T264"> is </text:span><text:span text:style-name="T373">wonderfully </text:span><text:span text:style-name="T264">colorful and decorative. The artistry often depicts legends or religious stories.</text:span></text:p>
      <text:p text:style-name="P1">Neolithic period 73000</text:p>
      <text:p text:style-name="P1">Settlement size: 100 73000</text:p>
      <text:p text:style-name="P1">Agriculture 73000</text:p>
      <text:p text:style-name="P1">Animal Husbandry 73000</text:p>
      <text:p text:style-name="P1">Archery 73000</text:p>
      <text:p text:style-name="P1">Timekeeping 73000 – <text:span text:style-name="T264">timekeeping and early astronomy are integral to the </text:span><text:span text:style-name="T265">Narazi</text:span><text:span text:style-name="T264"> religion after the Atanosta.</text:span></text:p>
      <text:p text:style-name="P1">Granaries appear 70840</text:p>
      <text:p text:style-name="P1">Non-burial spiritual architecture 68560</text:p>
      <text:p text:style-name="P1">Proto-writing 59680 – <text:span text:style-name="T264">The proto-writing of the astar was developed with their contact with the waith, though it was mostly used as an art form and to record music. Over the last nine millennia, the proto-writing has significantly developed. The astar do not yet have a full alphabet, but scribes use complex glyphs to represent specific people, items, places, or ideas.</text:span></text:p>
      <text:p text:style-name="P1">Settlement size: 800 59680</text:p>
      <text:p text:style-name="P4"/>
      <text:p text:style-name="P1">Charcolithic period 55240</text:p>
      <text:p text:style-name="P1">Copper working 55240</text:p>
      <text:p text:style-name="P1">Early textiles 55240 – <text:span text:style-name="T264">A modest amount of </text:span><text:span text:style-name="T373">wool <text:s/>is harvested from mountain sheep, and this wool is woven into cloth spread throughout the Narazi territory.</text:span></text:p>
      <text:p text:style-name="P1">Settlement size: 4000 55240</text:p>
      <text:p text:style-name="P1">Early Proto-Indo-European Millennium 53080</text:p>
      <text:p text:style-name="P1"><text:soft-page-break/>Trapping 53080 – <text:span text:style-name="T267">The </text:span><text:span text:style-name="T266">Narazi</text:span><text:span text:style-name="T267"> people </text:span><text:span text:style-name="T374">are skilled trappers, especially when it comes to megafauna. Techniques brought north by the Ghahaka instructed hunters to lure beasts into ambushes or killing-pits.</text:span></text:p>
      <text:p text:style-name="P1">Carpentry 53080</text:p>
      <text:p text:style-name="P1">Founding of Eridu 52600</text:p>
      <text:p text:style-name="P1">Founding of Uruk 48640</text:p>
      <text:p text:style-name="P1">Late Proto-Indo-European Millennium 46360</text:p>
      <text:p text:style-name="P1">Significant Masonry 46360</text:p>
      <text:p text:style-name="P10"/>
      <text:p text:style-name="P10">What devices and technologies are commonly available for people? What devices are rare?</text:p>
      <text:p text:style-name="P40">Tools are <text:span text:style-name="T268">mostly still made of </text:span>natural <text:span text:style-name="T268">materials</text:span>: stone, bone, wood, <text:span text:style-name="T268">and obsidian</text:span>. <text:span text:style-name="T268">The most luxurious tools are copper.</text:span></text:p>
      <text:p text:style-name="P10"/>
      <text:p text:style-name="P10">What are the common weapons like? Do they use weapons?</text:p>
      <text:p text:style-name="P40">Spears, axes, knives, bows, and arrows are commonly used for warfare, hunting, and rituals. <text:span text:style-name="T269">Swords have not yet come about.</text:span></text:p>
      <text:p text:style-name="P10"/>
      <text:p text:style-name="P10">Are philosophy and science unified, or do they exist as separate and independent disciplines?</text:p>
      <text:p text:style-name="P40">There is no real concept of either philosophy or science.</text:p>
      <text:p text:style-name="P5"/>
      <text:p text:style-name="P10">How is technology treated by the society? Is it appreciated? If so, how?</text:p>
      <text:p text:style-name="P40">Technology is embraced, though its advancement is not actively sought.</text:p>
      <text:p text:style-name="P10"><text:line-break/>Architecture<text:line-break/>What major architectural styles are present? How does this vary over time and between places in the region?</text:p>
      <text:p text:style-name="P40">Open-air tribes typically ha<text:span text:style-name="T119">ve</text:span> huts and tents of hides supported by wood, bone, or <text:span text:style-name="T270">stone</text:span>. <text:span text:style-name="T270">Unlike in Amarth, the Tellinese village</text:span><text:span text:style-name="T276">s</text:span><text:span text:style-name="T270"> are slightly more sprawling, owing that they do not have to huddle together for safety or warmth—though isolated and small villages in the predatory lowlands often resort to huddled huts. The huts</text:span> are simple <text:span text:style-name="T270">and small, but they are freestanding, and some have significant architectural innovations. Many of the </text:span><text:span text:style-name="T139">coastal</text:span><text:span text:style-name="T270"> villages </text:span><text:span text:style-name="T375">or villages in the terraced plains </text:span><text:span text:style-name="T270">have huts raised on low stilts to protect from the significant seasonal flooding</text:span>.</text:p>
      <text:p text:style-name="P10"><text:line-break/>What are houses like inside and out?</text:p>
      <text:p text:style-name="P40">Within a typical fur hut, one might find a large open space centered around a fire pit <text:span text:style-name="T271">which would be used for cooking in isolated homes. Homes in denser villages usually didn’t have these fire pits, instead the villagers would cook at a communal fire kept burning by villages specifically tasked for the job.</text:span> <text:span text:style-name="T271">The floors of Tellinese huts would be laid with leaves, and furs would serve as sleeping rugs or blankets.</text:span> <text:span text:style-name="T272">The walls of a modest hut were often made of </text:span><text:soft-page-break/><text:span text:style-name="T272">stacked wooden beams insulated with furs or leaves, and the roof might be supported</text:span> by the ribs of large beasts (in the case of important tribes people) or wooden <text:span text:style-name="T120">beams or stakes</text:span>.</text:p>
      <text:p text:style-name="P10"><text:line-break/>What are palaces and castles like?</text:p>
      <text:p text:style-name="P40">Though they are not palaces, the <text:span text:style-name="T120">priests</text:span> and wealthy within the <text:span text:style-name="T120">settlements</text:span> had larger huts <text:span text:style-name="T271">or stone homes</text:span>. They typically owned more skins and trophy bones given to them as offerings, <text:span text:style-name="T271">which adorned their walls and floors. </text:span><text:span text:style-name="T376">Some wealthy homes were built of cut stones. </text:span><text:span text:style-name="T271">The carved stone blocks would be set as a foundation and built into walls, though the roofs of these luxurious houses were thatched branches, leaves, or furs. </text:span><text:span text:style-name="T273">The largest complexes belonged to the sevakath or the priestly class. These could have multiple rooms and even underground tunnels.</text:span></text:p>
      <text:p text:style-name="P10"><text:line-break/>How tall is the tallest building? How big is the biggest building?</text:p>
      <text:p text:style-name="P46">The central temple of <text:span text:style-name="T377">Agashurah</text:span> is the mightiest construction of the <text:span text:style-name="T140">Narazi</text:span> of this era<text:span text:style-name="T274">. </text:span><text:span text:style-name="T377">The temple at Agashurah is three high levels, with a wide open-air staircase leading to the sacrificial dais on top. The inside of the temple is intricate, with many twisting hallways and rooms.</text:span></text:p>
      <text:p text:style-name="P10"><text:line-break/>What materials are used in typical construction? Do any materials have to be imported?</text:p>
      <text:p text:style-name="P126">Large constructions, like the temples of the <text:span text:style-name="T378">Narazi</text:span>, used significant amounts of <text:span text:style-name="T378">clay, stone, and daub often stained red by the cinnabar content of the region.</text:span></text:p>
      <text:p text:style-name="P10"><text:line-break/>How are buildings constructed? Are there machines or is work done by hand?</text:p>
      <text:p text:style-name="P40">Buildings are entirely constructed by hand. <text:span text:style-name="T275">Large work beasts like triceratops are only just being domesticated and are not yet used to aid in the construction of large buildings.</text:span></text:p>
      <text:p text:style-name="P10"><text:line-break/>What are some famous landmarks in the region? Why are they famous? Are they famous internationally?</text:p>
      <text:p text:style-name="P10"/>
      <text:p text:style-name="P9"><text:bookmark-start text:name="2"/>Questions of Time.<text:bookmark-end text:name="2"/></text:p>
      <text:p text:style-name="P10">History</text:p>
      <text:p text:style-name="P10">How was this society founded? Who founded it and under what circumstances?</text:p>
      <text:p text:style-name="P99">In the decades after <text:span text:style-name="T380">53,169 BBT, </text:span><text:span text:style-name="T379">when Grendiom-Mear ascended to the stature of priest king in Anatelea, the Ceris kosm clan in Selostanum were forcibly exiled. Their city was burned, and any people that remained were killed. Moda-Ceris, the clan’s queen after the sacking, led her people west into the lowlands of the Jangatet forests. They spend many years as nomadic raiders, pillaging for subsistence. Their raids gave them hundreds of Jangatet slaves, though eventually the tribes banded together to force the Ceris exiles north, into the poisonous red lands. This is where the earliest incarnation of their society was founded, along </text:span><text:soft-page-break/><text:span text:style-name="T379">with the city of Sokstanum. In the following millennia, the Ghahaka tribes from the southeast mingled with the people of Sokstanum, and many integrated into their culture. This culture was that of the Narazi.</text:span></text:p>
      <text:p text:style-name="P10"/>
      <text:p text:style-name="P10">What were the chief powers in the time when this society was founded?</text:p>
      <text:p text:style-name="P5"><text:span text:style-name="T246">How far back does this society’s written history go?<text:line-break/></text:span><text:span text:style-name="T187">There is no written history with these astar before the Atanosta, nor was any significant history written during the early millennia of this time period. The proto-writing of the </text:span><text:span text:style-name="T222">Narazi</text:span><text:span text:style-name="T187"> was, </text:span><text:span text:style-name="T204">towards the later parts of this era, used in temples to record relevant religious myths and legends</text:span><text:span text:style-name="T187">.</text:span></text:p>
      <text:p text:style-name="P10"/>
      <text:p text:style-name="P20">What is the worst disaster they believe they've faced?</text:p>
      <text:p text:style-name="P47">The disaster of the Usada is still ingrained in the culture of the astar. They tell of a time when fire and ash filled the sky and the world was dark and cold. <text:span text:style-name="T381">More recently, the sacking of Selostanum and the exile of the first Narazi is a core part of their early legends as well.</text:span></text:p>
      <text:p text:style-name="P20"><text:line-break/>What was the best thing that ever happened to them?</text:p>
      <text:p text:style-name="P48">The Atanosta and their return to life was certainly the greatest event in their history.</text:p>
      <text:p text:style-name="P10"/>
      <text:p text:style-name="P36">What in their past makes them feel ashamed?</text:p>
      <text:p text:style-name="P24">What in their past makes them proud?</text:p>
      <text:p text:style-name="P100">The Narazi are a proud people—they believe that they are naturally superior to the Tellinese whom were envious of Selostanum and the morals of the people there. They returned to the mortal world in the Atanosta. That was their first journey. Their second journey took them west and north, after they were persecuted—much like the Waith Akh persecuted the ancient astar of Amarth. They believe that, one day, they will return to the south like their ancestors returned to the mortal world in the Atanosta.</text:p>
      <text:p text:style-name="P182"><text:span text:style-name="T246"><text:line-break/>What are they afraid of happening again?<text:line-break/>What are they hoping will happen? Do they think it likely?<text:line-break/>How strongly are people attached or connected to their heritage?<text:line-break/></text:span><text:span text:style-name="T36">The </text:span><text:span text:style-name="T223">Narazi</text:span><text:span text:style-name="T36"> </text:span><text:span text:style-name="T100">people have an uneasy mix of individualistic and communal </text:span><text:span text:style-name="T37">beliefs in heritage and lineage. </text:span><text:span text:style-name="T101">The common people have little identity beyond that of their geographic region—the divine territory making up a piece of Narazi lands. Within these divine groups, families have little meaning—all are part of the same family. This is the communal heritage of the astar, remembered from Amarth and made modern by the Ghahaka traditions.</text:span></text:p>
      <text:p text:style-name="P101"/>
      <text:p text:style-name="P183"><text:span text:style-name="T101">The sevakath, though, follow a lineage much like their Tellinese counterparts. The sevakath and those most powerful in Narazi society are given the grace of a family or clan </text:span><text:soft-page-break/><text:span text:style-name="T101">name. </text:span><text:span text:style-name="T102">Much like the people of a region, though, even the sevakath hold their identity to a divine territory above all other identities.</text:span></text:p>
      <text:p text:style-name="P10"/>
      <text:p text:style-name="P16">How do people view time? What is their calendar like?</text:p>
      <text:p text:style-name="P49">The <text:span text:style-name="T141">Narazi</text:span> have identified many astronomical cycles by which they have built a rudimentary calendar. The first and most important cycle is that of the moon—the roughly 30 days between lunar cycles cemented itself in the <text:span text:style-name="T141">Narazi</text:span> numeral system. The Tellinese found the number 30 to be convenient for hand counting—they could count each finger in three segments, each thumb in two, and each palm as one, adding up to 30.</text:p>
      <text:p text:style-name="P49"/>
      <text:p text:style-name="P102">The seasons of the tropical and subtropical Ishusthanam peninsula are governed by the monsoon. There is a rainy season and a dry season, <text:span text:style-name="T382">each lasting approximately 6 moons. The Narazi take from the Ghahaka their yearly transition: </text:span><text:span text:style-name="T383">a binary year lasting 12 moons, </text:span><text:span text:style-name="T384">or two seasons. The </text:span><text:span text:style-name="T143">Narazi</text:span><text:span text:style-name="T384"> year begins anew </text:span><text:span text:style-name="T385">with the end of each </text:span><text:span text:style-name="T144">rainy</text:span><text:span text:style-name="T384"> season, </text:span><text:span text:style-name="T385">with the common belief being that the </text:span><text:span text:style-name="T144">rains</text:span><text:span text:style-name="T385"> of time had finished </text:span><text:span text:style-name="T144">washing away the previous year</text:span><text:span text:style-name="T385">.</text:span></text:p>
      <text:p text:style-name="P103"/>
      <text:p text:style-name="P104">The Narazi astronomical calendar tracks equinoxes, solstices, eclipses, comets, and other reoccurring astronomical phenomena.<text:span text:style-name="T142"> </text:span><text:span text:style-name="T277">These days found roots in the architecture of the temples, with sunlight or moonlight shining artistically on certain daises and seals on those days </text:span><text:span text:style-name="T278">and beginning special rituals.</text:span></text:p>
      <text:p text:style-name="P16"/>
      <text:p text:style-name="P10">What do they assume the future will hold?<text:line-break/>What are the most popular stories about the past?</text:p>
      <text:p text:style-name="P53">The stories of the heroism of the <text:span text:style-name="T145">Narazi and the persecution of their ancestors at the hands of the Tellinese are common, along with more ancient stories of the villainous Waith Akh. They tell of their return to the mortal world and of their journey to the Ishusthanam peninsula.</text:span></text:p>
      <text:p text:style-name="P17"><text:line-break/>Who in the past is the greatest hero? The worst villain?</text:p>
      <text:p text:style-name="P135">The original Ceris priest-kings are considered heroic for leading their people from Tellin.</text:p>
      <text:p text:style-name="P136"/>
      <text:p text:style-name="P135">The Tellinese are considered great villains, and notable figures of their history are painted as monsters or spirits of a vile nature.</text:p>
      <text:p text:style-name="P38"><text:line-break/>Do people think the present better or worse than the past?<text:line-break/>Do people believe the future will be better or worse than the present or past?<text:line-break/></text:p>
      <text:p text:style-name="P9"><text:bookmark-start text:name="3"/>Questions of Race and Ethnicity.<text:bookmark-end text:name="3"/></text:p>
      <text:p text:style-name="P10">What are the chief races in the region?</text:p>
      <text:p text:style-name="P155"><text:span text:style-name="T32">T</text:span><text:span text:style-name="T7">he astar are the only sentient race of this part of Nomenes.</text:span></text:p>
      <text:p text:style-name="P10"><text:soft-page-break/></text:p>
      <text:p text:style-name="P21">What are the chief ethnic groups of each race in the region? How are they distributed in place?</text:p>
      <text:p text:style-name="P105"><text:span text:style-name="T386">There are three main ethnic groups in Narazi territory: there are the Ruksal, the people ethnically descended from the Tellinese exiles; the N</text:span><text:span text:style-name="T146">a</text:span><text:span text:style-name="T147">v</text:span><text:span text:style-name="T146">aka, </text:span><text:span text:style-name="T147">those people descended from the Jangatet and typically only allowed to be slaves; and the Tukyaka, the darker astar descended from the Ghahaka tribes people. </text:span><text:span text:style-name="T148">The east tends to be Tukyaka in majority, while the Ruksal and Navaka inhabit the west.</text:span></text:p>
      <text:p text:style-name="P21"><text:line-break/>How do they differ by language, appearance or ancestry?</text:p>
      <text:p text:style-name="P106">The Ruksal and Navaka are typically fair- to olive-skinned, and the Tukyaka are darker skinned, adapted for the desert ancestry. In the first centuries of the intermingling of the Ghahaka and the Tellinese and Jangatet, the people were bilingual. However, as the millennia drew on, the Narazi developed a unique mixture of the two older languages. All the Narazi tend to speak this language, though many might speak the older ancestral languages within a household.</text:p>
      <text:p text:style-name="P21"/>
      <text:p text:style-name="P37">What jobs do the chief ethnicities primarily occupy? Are any groups denied work because of racial or ethnic heritage?</text:p>
      <text:p text:style-name="P106">The Navaka peoples are typically allowed only slavery.</text:p>
      <text:p text:style-name="P37"><text:line-break/>What are typical attitudes of the native (or majority) ethnos to immigrants and other ethnicities?<text:line-break/>How has any variety of ethnicity in the region changed the society’s culture?</text:p>
      <text:p text:style-name="P115">The inclusion of the Ghahaka peoples, eventually the Tukyaka, greatly changed the culture of the early Narazi. Even the name Narazi comes from the Ghahaka tongue.</text:p>
      <text:p text:style-name="P22"/>
      <text:p text:style-name="P9"><text:bookmark-start text:name="4"/>Questions of Family.<text:bookmark-end text:name="4"/></text:p>
      <text:p text:style-name="P10">Marriage</text:p>
      <text:p text:style-name="P10">How is a marriage defined? How is a marriage contracted?</text:p>
      <text:p text:style-name="P50"><text:span text:style-name="T279">While there is no defined concept of legal or ceremonial marriage in </text:span><text:span text:style-name="T149">Narazi</text:span><text:span text:style-name="T279"> culture, the bonding of men and women is certainly a cultural trait. The </text:span><text:span text:style-name="T149">Narazi</text:span><text:span text:style-name="T279"> practice a form of binding polyandry owing back to the astar tradition of matriarchy. </text:span><text:span text:style-name="T280">One astar woman can take two or men into her home, but it is never found the other way around. These partners are usually permanent—or at least long lasting. If a woman dismisses one of her men or if a man leaves a bonded woman it is usually the talk of the village and quite scandalous.</text:span></text:p>
      <text:p text:style-name="P10"><text:line-break/>Who decides on a marriage?</text:p>
      <text:p text:style-name="P40">Mates are chosen by the females—and typically they entice some form of competition between suitors if there are multiple.</text:p>
      <text:p text:style-name="P10"/>
      <text:p text:style-name="P10"><text:soft-page-break/>What is the term of a marriage contract?<text:line-break/>How are marriages celebrated?</text:p>
      <text:p text:style-name="P40"><text:span text:style-name="T281">A woman’s choosing of partners is rarely celebrated. Instead, t</text:span>he birth of children and rites of passage are celebrated.</text:p>
      <text:p text:style-name="P10"><text:line-break/>What is considered too great a difference in age for a couple?</text:p>
      <text:p text:style-name="P40">There is no age restrictions. Women of any age can choose partners of any age.</text:p>
      <text:p text:style-name="P5"><text:span text:style-name="T246"><text:line-break/>Do relationships allow multiple partners?<text:line-break/></text:span><text:span text:style-name="T7">Yes. At some points, if a woman cannot decide on a single </text:span><text:span text:style-name="T224">partner</text:span><text:span text:style-name="T7">, she may choose multiple.</text:span></text:p>
      <text:p text:style-name="P10"/>
      <text:p text:style-name="P10">How can a marriage be terminated?</text:p>
      <text:p text:style-name="P51">If a woman and a male counterpart agree to separate they may do so with little repercussions—though without consent from both parties, a separation is typically looked down upon <text:span text:style-name="T282">for both partie</text:span><text:span text:style-name="T283">s.</text:span></text:p>
      <text:p text:style-name="P10"/>
      <text:p text:style-name="P23">Who usually takes custody of children if a marriage ends for some reason?</text:p>
      <text:p text:style-name="P52">The children always stay in the woman’s household, though she does not always take full care of them. That job is shared throughout the household.</text:p>
      <text:p text:style-name="P23"><text:line-break/>Does this society connect the ideas of marriage with love?</text:p>
      <text:p text:style-name="P10"/>
      <text:p text:style-name="P10">Family</text:p>
      <text:p text:style-name="P10">How are families named?</text:p>
      <text:p text:style-name="P40">Families are not named in <text:span text:style-name="T150">Narazi</text:span> society, <text:span text:style-name="T284">with the exception of the sevakath lines</text:span>. <text:span text:style-name="T284">Stemming from the shamanistic tradition of a shared matriarchal name, the sevakath lines at the end of this period choose their names freely based on those in their family bloodline that they believe to be the most important or heroic.</text:span></text:p>
      <text:p text:style-name="P40"/>
      <text:p text:style-name="P107">In general, the Narazi struggle to find a concept of family. The day-to-day structure of the people is very communal, with the “sharing” of families being common.</text:p>
      <text:p text:style-name="P10"><text:line-break/>How big are families, typically?</text:p>
      <text:p text:style-name="P40">Women, on average, raise <text:span text:style-name="T285">two or three</text:span> children during their lifetimes. Children are typically self-sufficient by age sixteen, but they can live within the household much longer.</text:p>
      <text:p text:style-name="P10"/>
      <text:p text:style-name="P10">What constitutes a household? How many people live in one household? How many generations?</text:p>
      <text:p text:style-name="P40"><text:span text:style-name="T286">Households typically only hold one or two families, though they might hold six generations of those families. </text:span><text:span text:style-name="T287">The cultural identification of a household is loose.</text:span></text:p>
      <text:p text:style-name="P10"><text:line-break/>How are boy and girl children treated differently?</text:p>
      <text:p text:style-name="P40"><text:soft-page-break/>Girls, in general, are treated with more deference.</text:p>
      <text:p text:style-name="P5"><text:span text:style-name="T246"><text:line-break/>What happens to orphans?<text:line-break/></text:span><text:span text:style-name="T7">Children are often cared for by the mothers—but not always. In the case that a child is not claimed, any other willing mother will take the child as their own. The responsibility of all is taken by all.</text:span></text:p>
      <text:p text:style-name="P10"/>
      <text:p text:style-name="P9"><text:bookmark-start text:name="5"/>Questions of Customs and Social Life.<text:bookmark-end text:name="5"/></text:p>
      <text:p text:style-name="P185"><text:span text:style-name="T246">What colors are associated with power? With virtue? With death?<text:line-break/></text:span><text:span text:style-name="T103">Life: cyan, blue, silver</text:span></text:p>
      <text:p text:style-name="P116">Power: silver, red</text:p>
      <text:p text:style-name="P116">Nature, war, death: red</text:p>
      <text:p text:style-name="P116">Death: black</text:p>
      <text:p text:style-name="P116">Virtue: The color of one’s eyes</text:p>
      <text:p text:style-name="P116">Mysticism: silver</text:p>
      <text:p text:style-name="P10"/>
      <text:p text:style-name="P10">When and how does someone go from child to adult?</text:p>
      <text:p text:style-name="P5"><text:span text:style-name="T151">Narazi</text:span> society celebrates two transitions—that from child to adult, and from adult to elder. As a child reaches physical maturity, they must prove themselves <text:span text:style-name="T288">a worthy member of society. </text:span>Around this time, the child is becoming adept at a given trade, and the coming of age ritual is often the production or carrying out of a difficult task within that trade, such as the carving of an ornate tool, the harvest of a large field, the slaying of a fierce enemy, or <text:span text:style-name="T288">the leading of an esteemed ritual</text:span>. <text:span text:style-name="T387">At the completion of this trial, the Narazi child undergoes the religious ritual of rebirth into adulthood. This ritual is undertaken by the priest.</text:span></text:p>
      <text:p text:style-name="P5"/>
      <text:p text:style-name="P152">In the particular case of children raised to be warriors, the coming-of-age transition necessitates the child, either boy or girl, join a roving war band or raiding party. These bands live outside of <text:span text:style-name="T388">Narazi</text:span><text:span text:style-name="T121"> villages or towns</text:span>, hunting in the forests and raiding <text:span text:style-name="T289">rival villages or towns</text:span> for food and status. Members of these war parties will often completely cover themselves in animal skins, draping the skulls or face-skins over their own face and painting it with symbols relevant to their <text:span text:style-name="T290">home</text:span>.</text:p>
      <text:p text:style-name="P10"/>
      <text:p text:style-name="P5"><text:span text:style-name="T246">If two people get into a fight, how is this supposed to be resolved?<text:line-break/></text:span><text:span text:style-name="T7">Disputes are resolved with battles of trade. Each Asta will work to impress the </text:span><text:span text:style-name="T188">priest</text:span><text:span text:style-name="T7"> </text:span><text:span text:style-name="T188">or</text:span><text:span text:style-name="T7"> elders of their community by </text:span><text:span text:style-name="T38">besting their opponent. For tradesmen, this would come in the form of a competitive creation. For warriors, this would mean trial by combat</text:span><text:span text:style-name="T7">. The worthiest is judged by the </text:span><text:span text:style-name="T189">priest</text:span><text:span text:style-name="T7"> and elders.</text:span></text:p>
      <text:p text:style-name="P10"/>
      <text:p text:style-name="P10">Who inherits property? Titles? Position?</text:p>
      <text:p text:style-name="P40"><text:soft-page-break/>Property is passed down within a household <text:span text:style-name="T291">to the eldest daughter. </text:span><text:span text:style-name="T389">Titles and positions, however, are passed to the most worthy, as deemed by the priest or elders. </text:span><text:span text:style-name="T291">Positions are often given to the understudy to the position.</text:span></text:p>
      <text:p text:style-name="P5"><text:span text:style-name="T246"><text:line-break/>What are the most popular games? How important are they?<text:line-break/></text:span><text:span text:style-name="T39">The </text:span><text:span text:style-name="T225">Narazi</text:span><text:span text:style-name="T39"> play a descendant of the ancient bone game </text:span><text:span text:style-name="T7">Spunand Zaruri. </text:span><text:span text:style-name="T39">Once played for spiritual consulting, the game has evolved to be more recreational. </text:span><text:span text:style-name="T40">The game involves a set of knuckle bone dice used to move </text:span><text:span text:style-name="T225">carved tiles over</text:span><text:span text:style-name="T40"> </text:span><text:span text:style-name="T225">a checkered board</text:span><text:span text:style-name="T40">.</text:span></text:p>
      <text:p text:style-name="P10"/>
      <text:p text:style-name="P10">How much free time do people usually get? What do they spend this time doing?<text:line-break/>How independent or codependent are individuals?</text:p>
      <text:p text:style-name="P10"/>
      <text:p text:style-name="P10">Social Division</text:p>
      <text:p text:style-name="P10">Is society segregated?<text:line-break/>What social classes or divisions exist in this society?</text:p>
      <text:p text:style-name="P40"><text:span text:style-name="T292">Social division is present but not very complex or unwavering. Without much argument, the sevakath make up the pinnacle of </text:span><text:span text:style-name="T293">Tellinese society. They are given the roles of priest-kings and oracles, the leaders of war parties and the council of elders. Beneath the sevakath, warriors </text:span><text:span text:style-name="T294">and the wealthy are in the next highest regard.</text:span></text:p>
      <text:p text:style-name="P40"/>
      <text:p text:style-name="P108">The region is typically prosperous, and the next highest in the social ladder are farmers and trades people.</text:p>
      <text:p text:style-name="P108"/>
      <text:p text:style-name="P108">At the bottom are slaves.</text:p>
      <text:p text:style-name="P25"><text:line-break/>If so, can people move from one class to another?</text:p>
      <text:p text:style-name="P109">Yes. <text:span text:style-name="T152">All free individuals</text:span> <text:span text:style-name="T152">are</text:span> free to choose the path of the warrior when they are young, though it is most common in wealthier families. Craftspeople, artisans, and farmers can rise through the loose social ranks through good fortune, prosperity, or skill.</text:p>
      <text:p text:style-name="P109"/>
      <text:p text:style-name="P110">Slaves are typically confined to that class, though particularly generous slave owners might treat their slaves as equals, even freeing them from servitude.</text:p>
      <text:p text:style-name="P26"><text:line-break/>Is there any discrimination against minority groups (racial, ethnic, religious) in this society?</text:p>
      <text:p text:style-name="P137">The Navaka are only allowed to be slaves, and their part in exiling the early Ruksal to the north is remembered through current discrimination.</text:p>
      <text:p text:style-name="P156"><text:span text:style-name="T246"><text:line-break/>What are the typical roles of women and men? What are the expectations of children?<text:line-break/></text:span><text:span text:style-name="T7">Women play a dominant role in </text:span><text:span text:style-name="T190">astar</text:span><text:span text:style-name="T7"> society. They hold the </text:span><text:span text:style-name="T41">majority of the </text:span><text:span text:style-name="T7">religious positions and other major positions of power. When a woman is with child, if she works a </text:span><text:soft-page-break/><text:span text:style-name="T7">laborious job, the father or another </text:span><text:span text:style-name="T191">astar</text:span><text:span text:style-name="T7"> takes the position until the child is born. Children learn a trade from a young age and are given that trade depending on the need of the tribe at the time. </text:span></text:p>
      <text:p text:style-name="P5"><text:span text:style-name="T246"><text:line-break/>Food<text:line-break/>Describe how daily food is obtained.<text:line-break/></text:span><text:span text:style-name="T7">Most villages have among them many hunters or farmers. Small fields are cultured and harvested throughout the year, and the food is stored within granary buildings and shared among the </text:span><text:span text:style-name="T192">community</text:span><text:span text:style-name="T7">. </text:span><text:span text:style-name="T42">If a family cannot store excess meat from hunted animals, the meat might be sold to a butcher </text:span><text:span text:style-name="T104">or shared in a large communal meal</text:span><text:span text:style-name="T42">.</text:span></text:p>
      <text:p text:style-name="P10"/>
      <text:p text:style-name="P5"><text:span text:style-name="T246">What type of foods are most popular? What are typical dishes and specialties of the region?<text:line-break/></text:span><text:span text:style-name="T7">Dried or smoked meats spiced with natural herbs, unleavened bread, roots, fish and </text:span><text:span text:style-name="T43">vegetable </text:span><text:span text:style-name="T7">soups and stews, and marrow stews are common meals among the </text:span><text:span text:style-name="T193">a</text:span><text:span text:style-name="T7">star.</text:span></text:p>
      <text:p text:style-name="P5"/>
      <text:p text:style-name="P5"><text:span text:style-name="T246">What cutlery, if any, do people use for cooking and eating?<text:line-break/></text:span><text:span text:style-name="T7">The </text:span><text:span text:style-name="T194">a</text:span><text:span text:style-name="T7">star mostly use their hands, though knives are common as well.</text:span></text:p>
      <text:p text:style-name="P10"/>
      <text:p text:style-name="P5"><text:span text:style-name="T246">How is the table arranged? How do people sit when eating? Is there any arrangement by age or dignity of diners?<text:line-break/></text:span><text:span text:style-name="T7">Most </text:span><text:span text:style-name="T195">a</text:span><text:span text:style-name="T7">star villages </text:span><text:span text:style-name="T44">or small communities within larger settlements</text:span><text:span text:style-name="T7"> eat communally around a central fire. Hides are laid out for people to sit or kneel on as they eat. There is little arrangement, though familial groups and cliques tend to seat themselves together.</text:span></text:p>
      <text:p text:style-name="P5"/>
      <text:p text:style-name="P10">How many and when are the main mealtimes?</text:p>
      <text:p text:style-name="P5">There is only one communal mealtime during the day, and it is late in the evening. Other meals are not as ceremonious but occur in <text:span text:style-name="T390">small</text:span> groups in the morning.</text:p>
      <text:p text:style-name="P10"><text:line-break/>Are there restaurants, street vendors, or other places where food may be bought in public?<text:line-break/>How much does a typical meal cost, if bought and not grown at home?<text:line-break/></text:p>
      <text:p text:style-name="P10">Clothing and Fashion</text:p>
      <text:p text:style-name="P10">What kind of clothes do people wear? How does this vary by season, ethnicity, age, profession, etc.?</text:p>
      <text:p text:style-name="P111">The Ishusthanam peninsula and the surrounding subtropical lands are regularly warm year-round. The common people of the Narazi often wear woolen loincloths or skirts held up with leather belts. Most people leave their upper bodies bare, as the daytime heat can be oppressive. </text:p>
      <text:p text:style-name="P112">Wealthier tribes people might have cloaks or ponchos and decorative headdresses <text:span text:style-name="T392">adorned with gemstones, bones, beads, </text:span><text:span text:style-name="T391">feathers, </text:span><text:span text:style-name="T392">and other rare jewelry and materials</text:span>.</text:p>
      <text:p text:style-name="P10"><text:soft-page-break/><text:line-break/>How do the genders dress: what differences are there between men’s and women’s clothing and accessories?</text:p>
      <text:p text:style-name="P54">Women tend to be given more luxurious fabrics by suitors, and they tend to hold more positions of power, which in turn gives them easier access to linens, dyes, and metal jewelry and trinkets.</text:p>
      <text:p text:style-name="P10"><text:line-break/>How is clothing made, in small shops or larger factories?<text:line-break/>How much does typical clothing cost?<text:line-break/>How important is fashion to people? How does this vary by individual?</text:p>
      <text:p text:style-name="P55">Fashion is very important in the higher social classes, like the sevakath and the wealthy. For the priests, different garments show different levels of prestige for their bloodline and their devotees. The wealthy members of society tend to copy the fashion of the sevakath bloodline<text:span text:style-name="T153">s</text:span>. For the more common people, the dedication to fashion is entirely up to the individual and their means.</text:p>
      <text:p text:style-name="P157"><text:span text:style-name="T246"><text:line-break/>What kinds of jewelry do people wear? And when?<text:line-break/></text:span><text:span text:style-name="T226">Narazi</text:span><text:span text:style-name="T7"> jewelry </text:span><text:span text:style-name="T45">consists mainly of dyed stone, bone, or wood </text:span><text:span text:style-name="T7">beads, </text:span><text:span text:style-name="T45">rare gemstones</text:span><text:span text:style-name="T7">, </text:span><text:span text:style-name="T45">some larger </text:span><text:span text:style-name="T7">bones, </text:span><text:span text:style-name="T45">copper and gold jewelry</text:span><text:span text:style-name="T7">, </text:span><text:span text:style-name="T45">a huge variety of feathers, </text:span><text:span text:style-name="T7">and flowers. These are worn most often during religious or social gatherings and during evening meals.<text:line-break/></text:span><text:span text:style-name="T246"><text:line-break/>Entertainments<text:line-break/>Does the culture have outlets for dramatic arts (theater, puppetry, cinematography)?<text:line-break/>What other major forms of entertainment are there?<text:line-break/></text:span><text:span text:style-name="T7">Ceremonial dances are led on religious occasions and harvests. Storytelling is common as well, mostly to children. </text:span><text:span text:style-name="T46">Singing and instrumental music are increasingly common.</text:span></text:p>
      <text:p text:style-name="P10"/>
      <text:p text:style-name="P10">Is the populous literate and numerate?</text:p>
      <text:p text:style-name="P40">No. <text:span text:style-name="T122">P</text:span>roto-writing <text:span text:style-name="T295">is still in early development and is not used by the common people</text:span>. Numeracy is most common among those village elders tasked with tracking food stores and trades.</text:p>
      <text:p text:style-name="P5"/>
      <text:p text:style-name="P158"><text:span text:style-name="T246">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226">Narazi</text:span><text:span text:style-name="T47"> “literature” is primarily oral tradition of their legends and myths.</text:span></text:p>
      <text:p text:style-name="P5"/>
      <text:p text:style-name="P9"><text:bookmark-start text:name="6"/>Questions of Manners.<text:bookmark-end text:name="6"/></text:p>
      <text:p text:style-name="P5"><text:span text:style-name="T246">Who speaks first at a formal gathering?<text:line-break/></text:span><text:span text:style-name="T48">A member of the </text:span><text:span text:style-name="T227">religious elite,</text:span><text:span text:style-name="T48"> if available,</text:span><text:span text:style-name="T7"> calls upon the </text:span><text:span text:style-name="T196">gods</text:span><text:span text:style-name="T7"> to initiate formal </text:span><text:soft-page-break/><text:span text:style-name="T7">gatherings. </text:span><text:span text:style-name="T48">Smaller-scale gatherings are initiated by community elders or respected individuals.</text:span></text:p>
      <text:p text:style-name="P10"/>
      <text:p text:style-name="P5"><text:span text:style-name="T246">What kinds of gifts are considered appropriate or in extremely bad taste?<text:line-break/></text:span><text:span text:style-name="T49">Appropriate </text:span><text:span text:style-name="T197">g</text:span><text:span text:style-name="T7">ifts to other astar </text:span><text:span text:style-name="T49">depend highly on whom the gift is being given to and the history of gift exchange. </text:span><text:span text:style-name="T228">Narazi</text:span><text:span text:style-name="T49"> society has developed its economy from that of the ancient astar communism. The last millennia have injected a more individualistic culture, manifesting in strong ideals of reciprocity. If someone gives a gift, they are expected to receive a gift of equal or greater quality—the reciprocity might be in the form of a service or favor too. </text:span><text:span text:style-name="T50">This extends also to a solid guest-host relationship. If you are hosted in a </text:span><text:span text:style-name="T229">Narazi</text:span><text:span text:style-name="T50"> household, you are given a great honor and are indebted to your host equal to being given a great gift.</text:span></text:p>
      <text:p text:style-name="P10"/>
      <text:p text:style-name="P27">How do younger adults address their elders?<text:line-break/>What kinds of questions cannot be asked in public? In private? At all?<text:line-break/>What parts of the body are routinely covered?</text:p>
      <text:p text:style-name="P56">Lowland regions tend to be more stably warm, in which the lower parts of the body are more routinely covered. Above the waist, the <text:span text:style-name="T154">Narazi</text:span> typically leave uncovered across all genders. Warriors vary significantly in their dress—with many lowland warriors in the summer months wearing little more than a belt and decorative headdress.</text:p>
      <text:p text:style-name="P27"><text:line-break/>How private are bodily functions like bathing or defecating?</text:p>
      <text:p text:style-name="P5">Bathing is not private, but defecating is. Urination is sometimes used in ritual.</text:p>
      <text:p text:style-name="P10"/>
      <text:p text:style-name="P9"><text:bookmark-start text:name="7"/>Questions of Faith.<text:bookmark-end text:name="7"/></text:p>
      <text:p text:style-name="P10">Religious Structure</text:p>
      <text:p text:style-name="P10">Is the culture religious or nonreligious?</text:p>
      <text:p text:style-name="P40">The <text:span text:style-name="T155">Narazi</text:span> are extremely religious.</text:p>
      <text:p text:style-name="P5"><text:span text:style-name="T246"><text:line-break/>What are the major religious groups in the region? Repeat this section for each religious group if needed.<text:line-break/></text:span><text:span text:style-name="T7">The </text:span><text:span text:style-name="T230">Narazi</text:span><text:span text:style-name="T7"> all follow variations of this belief.</text:span></text:p>
      <text:p text:style-name="P10"/>
      <text:p text:style-name="P5"><text:span text:style-name="T246">What is the basic structure of the religion (unitary, dualistic, etc)?<text:line-break/>What is the basic theology of the religion (i.e., monotheistic, polytheistic, henotheistic etc.)?<text:line-break/></text:span><text:span text:style-name="T7">The religion is </text:span><text:span text:style-name="T198">polytheistic, </text:span><text:span text:style-name="T242">with aspects of ancestor veneration</text:span><text:span text:style-name="T7">.</text:span></text:p>
      <text:p text:style-name="P10"/>
      <text:p text:style-name="P10">Is there a formal creed or set of credal statements that define the faith?</text:p>
      <text:p text:style-name="P5"><text:span text:style-name="T246">What are some of their core doctrines, dogmas, beliefs and practices?<text:line-break/></text:span><text:span text:style-name="T51">With the developing individualism brought by the prosperity of </text:span><text:span text:style-name="T231">the early Tellinese</text:span><text:span text:style-name="T51"> came a development in the individualism of the astar beliefs. What once were collective spirits have </text:span><text:soft-page-break/><text:span text:style-name="T51">become identifiable and existential deities. These deities are connected to the mortal world by the sevakath, </text:span><text:span text:style-name="T52">the unnatural and unintended creations of Apythia’s ritual at the beginning of this era. </text:span><text:span text:style-name="T53">These are the foundation stones of the Tellinese belief</text:span><text:span text:style-name="T54">s, </text:span><text:span text:style-name="T105">the belief that became the foundation for the Narazi worship.</text:span></text:p>
      <text:p text:style-name="P57"/>
      <text:p text:style-name="P66">The pantheon:</text:p>
      <text:p text:style-name="P66"/>
      <text:p text:style-name="P159"><text:span text:style-name="T54">T</text:span><text:span text:style-name="T7">he </text:span><text:span text:style-name="T231">Narazi</text:span><text:span text:style-name="T7"> pantheon is expansive, sporting hundreds of spirits-turned-deities, many with narrow or overlapping domains. Many of the deities, however, fall within three main categories: there are those deities of the heavens, such as the sky, moon, sun, and stars; there are those of the natural world, such as the deities of rain, storms, agriculture, weather, droughts, the earth, and fire; and finally there are those deities that are patrons of elements of Tellinese society, such as various professions and culture constructs like fate, travel, trade, walls, and war.</text:span></text:p>
      <text:p text:style-name="P58"/>
      <text:p text:style-name="P159"><text:span text:style-name="T55">Central to all of these deities </text:span><text:span text:style-name="T59">is Asrinasi.</text:span><text:span text:style-name="T55"> </text:span><text:span text:style-name="T56">The history of the Tellinese remembers the time of darkness in the Usada, a time when the Tellinese were given survival only by </text:span><text:span text:style-name="T202">Asrinasi</text:span><text:span text:style-name="T56">. They were drawn into war by the vile and monstrous </text:span><text:span text:style-name="T60">Akhtuzzi</text:span><text:span text:style-name="T56">, who represent the evil and greed of magic. Eventually, all astar were killed (in this myth), and joined </text:span><text:span text:style-name="T61">Asrinasi in Urvarazaran</text:span><text:span text:style-name="T56">. It was by the edict of </text:span><text:span text:style-name="T201">Asrinasi, </text:span><text:span text:style-name="T202">the sacrifice of Saroka,</text:span><text:span text:style-name="T56"> and the guidance of her herald, Vanemer, that the astar were to return to the mortal world. They journeyed long from the heavenly realm, and once they stepped again in the mortal world, Kamrakir (“Land beneath Sky”), they were met with the first rising sun, the first dawn. This legend gives these people a new name for themselves, rather than “astar”; they are </text:span><text:span text:style-name="T199">us</text:span><text:span text:style-name="T57">var, “people of the dawn”. </text:span><text:span text:style-name="T199">T</text:span><text:span text:style-name="T57">he association these astar had between themselves and the rising sun was the origin for one of the many names for the goddess of the astar, the name that would become her main epithet: </text:span><text:span text:style-name="T200">Asrinasi</text:span><text:span text:style-name="T56">, “</text:span><text:span text:style-name="T58">Shepherdess of the Dawn.” </text:span><text:span text:style-name="T59">It also became a seed for the importance of the sun, sunrise, and sunset in Tellinese tradition.</text:span></text:p>
      <text:p text:style-name="P60"/>
      <text:p text:style-name="P61">Important deities:</text:p>
      <text:p text:style-name="P61"/>
      <text:p text:style-name="P61">Asrinasi <text:span text:style-name="T421">(Returned in Blood)</text:span>, the goddess of the sun, dawn, and patron of the astar.</text:p>
      <text:p text:style-name="P120">The snake Visava, lord of the underworld Akniket, goddess of poison, mercury, snakes, and mortality.</text:p>
      <text:p text:style-name="P61"><text:span text:style-name="T117">N</text:span>atnaruksa, the goddess of the moon, <text:span text:style-name="T301">daughter of Asrinasi. Natnaruksa is given rule of the realm called Ruksa, the moon, by her mother Asrinasi.</text:span></text:p>
      <text:p text:style-name="P61">Saroka, brother to Natnaruksa, <text:span text:style-name="T300">who was sacrificed to allow the astar to return from Urvarazaran to the mortal world of Kamrakir. Saroka’s sacrifice also washed the world of the ash of the Usada.</text:span></text:p>
      <text:p text:style-name="P61"/>
      <text:p text:style-name="P62"><text:soft-page-break/>Gura, deceased creator god of the astar. Gura, though often considered male in the legends, is also believed to have birthed many of the other major deities, such as Asrinasi.</text:p>
      <text:p text:style-name="P67"/>
      <text:p text:style-name="P63">Important practices:</text:p>
      <text:p text:style-name="P63"/>
      <text:p text:style-name="P63">The Tellinese culture weighs heavily on sacrifice, both of animals and astar, <text:span text:style-name="T393">and on mercury</text:span>. The astar believe that, in order for the soul of an astar to travel between the mortal world and the afterlife, a bridge of blood must be made. For the passage of astar souls, this bridge must be built of astar blood. </text:p>
      <text:p text:style-name="P63"/>
      <text:p text:style-name="P123">In a somewhat separate division of the <text:span text:style-name="T175">Narazi</text:span> religion, ancestors—especially sevakath—are highly venerated. The oldest sevakath are sometimes given their own hibernation temples and frequent blood sacrifices. Ancestors of all astar, too, are given some veneration <text:span text:style-name="T426">in the form of periodic gifts brought to a temple by their surviving family.</text:span></text:p>
      <text:p text:style-name="P10"/>
      <text:p text:style-name="P10">What is the overall cosmology and eschatology in religious terms?</text:p>
      <text:p text:style-name="P59">Behind <text:span text:style-name="T335">many</text:span> <text:span text:style-name="T156">Narazi</text:span> legends is the remnant of the Vahalis, given to Leilom by Eres upon the creation of the astar in Amarth. The story has been passed down since then, changing and embedding itself within <text:span text:style-name="T156">Narazi</text:span> cosmology.</text:p>
      <text:p text:style-name="P40"/>
      <text:p text:style-name="P5">The Vahalis follows the many stories of the Waith: that of the spreading of the Waith throughout the world, the discovery of Hera’roilya, the imprisonment of Hera’roilya, the <text:span text:style-name="T1">finding</text:span> and use of the Anariima, and the folly of the Waith in the war with the Loss’kelvar. The Vahalis is amended by Eres to include the creation of Andolem, the black doorway to the prison of Hera’roilya, and her plans to release Hera’roilya into the world to destroy the Loss’kelvar. She tells that this will kill Hera’roilya.</text:p>
      <text:p text:style-name="P5"/>
      <text:p text:style-name="P5">Over hundreds of generations, the story changed:</text:p>
      <text:p text:style-name="P186">The world was created by the god Gura, who looked as the astar looked. Gura gave life to the first things—the plants and animals. Within all of these things he placed his own silver blood to give them life. After their creation, he stabbed his stomach and bled out the gods. The gods were often monstrous, though the Narazi believe many of them to be humanoid. Gura wished none to share his image, and in this rule he was tyrannical, for his form was the perfect one. The gods watched over the world for uncounted time, though they became restless. One among the gods, <text:span text:style-name="T394">Asrinasi, </text:span>while Gura was sleeping, created the astar in the image of Gura <text:span text:style-name="T394">and the beings known as Akhvaka, the horned Waith Akh</text:span>. Because the astar were created not by Gura, they do not have the silvery blood of Gura within their body. The astar roamed and lived and died for many years until Gura woke once more. Upon seeing the astar in the world, Gura was filled with fury at the gods’ disobedience. In retribution, Gura set out to destroy the astar. <text:span text:style-name="T394">He corrupted the Akhvaka and turned them to monsters. To them he also gave a taste of his power: </text:span><text:span text:style-name="T107">Gura was mysterious and powerful—</text:span><text:soft-page-break/><text:span text:style-name="T107">he held all the magic of the world and knew all things. </text:span><text:span text:style-name="T106">The Akhvaka became savage and warred with the astar. </text:span><text:span text:style-name="T108">Gura bound and enslaved Asrinasi as well for her betrayal. He retreated back to his throne </text:span><text:span text:style-name="T109">as the wars waged on. The other gods saw the tyranny and injustice of Gura and rose in rebellion. A great war rocked the world, and in this war Gura was killed. As he died, he rent the world apart into hundreds of pieces and covered the pieces in the ash of his immolated corpse. The silver blood of Gura spilled into the space between the world-shards, the space that would eventually become the sky. The astar, at this point, were all slain and had gone to the fiery underworld, Akniket. This is the time that the world was ashen and the skies were filled with fire.</text:span></text:p>
      <text:p text:style-name="P117"/>
      <text:p text:style-name="P187"><text:span text:style-name="T7">The gods who lived through the battle with Gura worked for thousands of years to reforge the world. The shards of the world were put back in place, and each was claimed by a god. With the tyrant Gura dead, the other gods filled their lands with new life. These realms are called devishet. The center of this world was made of the most ancient world-shards, those which held life created by Gura. This life retained the silver blood of the creator god. </text:span><text:span text:style-name="T110">There are two celestial devishet, the sun </text:span><text:span text:style-name="T111">(Suvashet, the Golden Realm) </text:span><text:span text:style-name="T110">and moon </text:span><text:span text:style-name="T111">(Antarishet, the Blue Realm)</text:span><text:span text:style-name="T110">. The moon is the realm of Asrinasi, and the sun is the realm of </text:span><text:span text:style-name="T232">the goddess Kundate, the goddess of life, war, the afterlife, and the underworld.</text:span></text:p>
      <text:p text:style-name="P118"/>
      <text:p text:style-name="P188"><text:span text:style-name="T109">Once the world was complete, the gods sent their herald, Vanamer, to gather the astar from the underworld. </text:span><text:span text:style-name="T111">In order for the astar to return from the underworld, the realms needed to be connected. Asrinasi took a knife of blood-red obsidian and cut out her heart, using her blood to build bridges between the underworld, the mortal realm, and the afterlife in the golden sun. As the astar were led along the bridge of blood, they saw that the blood of Asrinasi washed away the ash of Gura’s body from the reforged world. The skies, sun, and stars were revealed to them. Thus, it was by the sacrifice of Asrinasi that the astar saw the first dawn. Asrinasi, after her sacrifice, was reborn. She serves as the patron goddess of the sevakath, and of sacrifice. Every night, as the sun leaves the world warm like the blood warms the body, Asrinasi rides the moon as it lifts into the sky. There, she devours the warmth of the world like the sevakath devour the blood of their sacrifices.</text:span></text:p>
      <text:p text:style-name="P40"><text:tab/><text:span text:style-name="T296">The stars in the sky, according to </text:span><text:span text:style-name="T157">Narazi</text:span><text:span text:style-name="T296"> belief, are </text:span><text:span text:style-name="T395">the palaces of the gods built in the silver sea of Gura’s blood. The shining of each star shows that the gods leave the world to sleep each night. </text:span><text:span text:style-name="T157">S</text:span><text:span text:style-name="T297">ome deities claimed many stars, shaping them into constellations </text:span><text:span text:style-name="T298">to represent and symbolize their divine domain. </text:span><text:span text:style-name="T299">The sacrifice of </text:span><text:span text:style-name="T157">Asrinasi</text:span><text:span text:style-name="T299"> gives the foundation for the purpose of sacrifice in </text:span><text:span text:style-name="T157">Narazi</text:span><text:span text:style-name="T299"> society: first as a means of creating a “bridge of blood” between worlds, allowing the souls of the dead to pass between them; second as a means of cleansing the world of Gura’s ash and thanking </text:span><text:span text:style-name="T157">Asrinasi and Kundate</text:span><text:span text:style-name="T299"> for the gift of the dawn.</text:span></text:p>
      <text:p text:style-name="P40"><text:tab/><text:span text:style-name="T396">The importance of the silver life blood, mercury, also plays into this legend. Mercury forms the sky and the fabric of the universe. To be connected to these things in life, it is required to drink the water of the sky—mercury.</text:span></text:p>
      <text:p text:style-name="P5"><text:soft-page-break/></text:p>
      <text:p text:style-name="P10">What importance (spiritual or cultural) do people ascribe to the geography?</text:p>
      <text:p text:style-name="P140">The regions of the world—and sometimes landmarks within wider regions—are believed to be owned and controlled by various deities. <text:span text:style-name="T397">Each realm is called a devi</text:span><text:span text:style-name="T398">sh</text:span><text:span text:style-name="T397">et, and they are central to the organization of the </text:span><text:span text:style-name="T398">Narazi</text:span><text:span text:style-name="T397">.</text:span> Mighty geographical features, such as the largest arches or deepest ravines, are typically believed to be the homes and properties of certain <text:span text:style-name="T397">deities. </text:span><text:span text:style-name="T398">The astar that live within a devishet take the deity there as their patron (there can be several patrons for any given city or group, as the sevakath have their own patron as well).</text:span></text:p>
      <text:p text:style-name="P138"/>
      <text:p text:style-name="P139">Certain landmarks, like caves, groves, mountains, etc. are woven into local stories and legends. These stories sometimes find themselves growing and spreading with the expansion of the people, becoming the settings for larger myths. They could be considered holy places, places where the gods or their messengers hid; they could be considered vile and fell places where only exiles would dare tread.</text:p>
      <text:p text:style-name="P139"/>
      <text:p text:style-name="P189"><text:span text:style-name="T246">Are religious traditions and any scriptures oral or written in nature or a combination?<text:line-break/></text:span><text:span text:style-name="T7">The traditions of the astar are </text:span><text:span text:style-name="T64">almost entirely</text:span><text:span text:style-name="T7"> oral. </text:span><text:span text:style-name="T64">In the larger temples, some </text:span><text:span text:style-name="T233">Narazi</text:span><text:span text:style-name="T64"> legends and myths are ascribed in complex glyphs and pictograms.</text:span></text:p>
      <text:p text:style-name="P10"/>
      <text:p text:style-name="P160"><text:span text:style-name="T246">What is the role of myth within the religion?<text:line-break/></text:span><text:span text:style-name="T65">Myth is central to the </text:span><text:span text:style-name="T233">Narazi</text:span><text:span text:style-name="T66">. The explanatory stories are necessary for the continuation of many of the traditions and rituals central to the </text:span><text:span text:style-name="T234">Narazi</text:span><text:span text:style-name="T66"> divine continuance.</text:span></text:p>
      <text:p text:style-name="P10"/>
      <text:p text:style-name="P5"><text:span text:style-name="T246">What are typical symbols used in the religion and their meanings?<text:line-break/></text:span><text:span text:style-name="T67">The proto-writing glyphs of the </text:span><text:span text:style-name="T234">Narazi</text:span><text:span text:style-name="T67"> have taken the place of the simplistic ancient symbols of the astar. The symbol for </text:span><text:span text:style-name="T234">Asrinasi</text:span><text:span text:style-name="T67">, for example, is </text:span><text:span text:style-name="T205">a detailed and artistic </text:span><text:span text:style-name="T234">skull</text:span><text:span text:style-name="T205">. </text:span><text:span text:style-name="T206">Each deity has a relevant symbol, and in many cases specific rituals have their own symbolic representations as well, </text:span><text:span text:style-name="T207">paired with the central deity of the ritual.</text:span></text:p>
      <text:p text:style-name="P10"/>
      <text:p text:style-name="P10">What ritual objects are used in the religion (relics, talismans, medals, charms, etc.)?</text:p>
      <text:p text:style-name="P40">There are many varieties of objects, most crafted from bone, wood, <text:span text:style-name="T336">copper, obsidian, </text:span>and other simple materials. Sacrificial knives, headdresses, and the bones of ancestors are common. Incense and herbal smoke is common to induce a trance state.</text:p>
      <text:p text:style-name="P10"><text:line-break/>What religious officials are there? Is there a formal clergy? How are they organized? Are there monastic groups or cults? Does the religion send out missionaries? What does each group do? How do you join?</text:p>
      <text:p text:style-name="P10"/>
      <text:p text:style-name="P65"><text:span text:style-name="T302">The sevakath are the core religious officials in </text:span><text:span text:style-name="T158">Narazi</text:span><text:span text:style-name="T302"> culture. They are believed to be mortals who are chosen by </text:span><text:span text:style-name="T399">Asrinasi</text:span><text:span text:style-name="T302"> to bind together the worlds of the gods and the world of </text:span><text:soft-page-break/><text:span text:style-name="T302">the mortals. </text:span><text:span text:style-name="T303">The sevakath are a gift from Asrinasi </text:span><text:span text:style-name="T304">and have become a central institution as the priest-kings of </text:span><text:span text:style-name="T158">Narazi</text:span><text:span text:style-name="T304"> cities</text:span><text:span text:style-name="T305">.</text:span></text:p>
      <text:p text:style-name="P65"><text:span text:style-name="T307"><text:tab/>The sevakath are surrounded by complex beliefs and rituals. At the large scale, the lives of the sevakath themselves are highly ritualized. These sevakath are born mortal from mortal mothers. Once a sevakath dies, they ‘ascend’ to an undead state that requires the consumption of blood and flesh to survive and to appear mortal. </text:span><text:span text:style-name="T308">The ascended sevakath with join their clan in a more advisory role, aiding, guiding, or even controlling the current </text:span><text:span text:style-name="T161">priest-king</text:span><text:span text:style-name="T308">. Eventually, though, all these sevakath would find themselves too ancient to continue connecting themselves to the society of the </text:span><text:span text:style-name="T158">Narazi</text:span><text:span text:style-name="T308">. They are then ritually entombed and enter the final period of their lives, that of hibernation. The hibernating sevakath periodically wake and are met with various rituals and celebrations, though eventually they return to hibernation, each time waking </text:span><text:span text:style-name="T309">after a longer time.</text:span></text:p>
      <text:p text:style-name="P65"/>
      <text:p text:style-name="P65"><text:tab/><text:span text:style-name="T309">The institution of the sevakath is itself also structured. Biologically, new sevakath can only be born from a sevakath mother—the gift is transferred only through the womb. Because of this, like in the rest of </text:span><text:span text:style-name="T159">Narazi</text:span><text:span text:style-name="T309"> culture, female sevakath are given higher regard. In </text:span><text:span text:style-name="T159">Narazi</text:span><text:span text:style-name="T309"> tradition, only four living (those non-ascended sevakath) daughters of a bloodline are allowed to </text:span><text:span text:style-name="T400">be fertile</text:span><text:span text:style-name="T309">. If a fifth daughter is born into a sevakath bloodline, the daughter is </text:span><text:span text:style-name="T311">mutilat</text:span><text:span text:style-name="T159">ed</text:span><text:span text:style-name="T311"> </text:span><text:span text:style-name="T159">or</text:span><text:span text:style-name="T311"> steriliz</text:span><text:span text:style-name="T159">ed, </text:span><text:span text:style-name="T311">in which case she takes on an equal role to the male sevakath.</text:span><text:span text:style-name="T309"> The role of priest-king </text:span><text:span text:style-name="T400">is never given to a son. </text:span><text:span text:style-name="T309">When a living member of the sevakath bloodline dies naturally, if that member was old enough to bear children (even if they are male and cannot father more sevakath), they are given the full privileges of the ascended sevakath. This includes freedom of full entry into the inner sanctums of the temples where the ascended sevakath typically reside and rule as religious figures. </text:span><text:span text:style-name="T310">At any given time, a bloodline could have around twenty generations of ascended sevakath still active. </text:span><text:span text:style-name="T311">With at most four daughters allowed per generation and a number of sevakath sons present, this could mean around one hundred ascended sevakath take active roles in </text:span><text:span text:style-name="T400">Narazi</text:span><text:span text:style-name="T311"> society.</text:span></text:p>
      <text:p text:style-name="P65"><text:tab/><text:span text:style-name="T311">Male and female sevakath are treated very differently. Female sevakath are far more sacred, respected, and protected. They are often chosen as the priest-kings who lead the rituals of </text:span><text:span text:style-name="T159">Narazi</text:span><text:span text:style-name="T311"> temples. Any female sevakath that are not given the status of priest-king traditionally take subsidiary, though still important, positions in the temple. In the dangerous case of a generation having only a single living daughter, the girl is often kept especially protected </text:span><text:span text:style-name="T312">to ensure the continuity of the bloodline</text:span><text:span text:style-name="T311">, sometimes out of sight until other daughters are borne. The sons of sevakath are important, but less so than the daughters. They are given dangerous positions, such as the leaders of war parties or hunting groups. In wars between sevakath bloodlines, it is usually the main goal of each war <text:s/>party to capture and destroy the sevakath leaders of the enemy. </text:span><text:span text:style-name="T313">In fact, for many sevakath sons, it is more honorable to be captured and destroyed in battle than to be entombed for hibernation. </text:span><text:span text:style-name="T314">In some of these cases, an entirely ritualistic “war” will be held </text:span><text:soft-page-break/><text:span text:style-name="T314">in which </text:span><text:span text:style-name="T123">rival</text:span><text:span text:style-name="T314"> bloodlines have a </text:span><text:span text:style-name="T316">mutual</text:span><text:span text:style-name="T314"> understanding to capture and ritually immolate venerable sevakath son</text:span><text:span text:style-name="T315">s.</text:span></text:p>
      <text:p text:style-name="P65"/>
      <text:p text:style-name="P65"><text:tab/><text:span text:style-name="T316">The position of priest-king is the highest in </text:span><text:span text:style-name="T159">Narazi</text:span><text:span text:style-name="T316"> society. They are responsible for carrying out the proper rituals that, in </text:span><text:span text:style-name="T159">Narazi</text:span><text:span text:style-name="T316"> belief, </text:span><text:span text:style-name="T323">kept the deities pleased with the people, divined the will of the gods, </text:span><text:span text:style-name="T316">ensure</text:span><text:span text:style-name="T405">d</text:span><text:span text:style-name="T316"> the coming of each dawn, </text:span><text:span text:style-name="T422">performed important mercury-immunity rites, </text:span><text:span text:style-name="T316">and the passage of the souls of the dead into the afterlife, among other things. </text:span><text:span text:style-name="T326">The priest-king is not alone, however, in the care of the temple and execution of various religious duties. </text:span><text:span text:style-name="T316">The ascended sevakath will typically help the current priest-king with the regular functioning of the temple, be it organizing and preparing rituals, </text:span><text:span text:style-name="T317">monitoring the current entombed hibernating sevakath,</text:span><text:span text:style-name="T316"> or giving continued instruction and education on the proper methods of certain rituals. </text:span><text:span text:style-name="T317">These duties are shared with non-sevakath temple acolytes, such as assistant scribes, </text:span><text:span text:style-name="T326">religious singers and instrumentalists, the many servants to the sevakath,</text:span><text:span text:style-name="T317"> and those acolytes whose duties are to prepare sacrifices, </text:span><text:span text:style-name="T405">gather and store mercury,</text:span><text:span text:style-name="T317"> and keep the blood and bodies of previous sacrifices prepared for the </text:span><text:span text:style-name="T327">regular consumption by the </text:span><text:span text:style-name="T317">sevakath.</text:span></text:p>
      <text:p text:style-name="P65"><text:tab/><text:span text:style-name="T318">On a daily basis, the priest-kings (or whatever highest priest is available in smaller towns or villages) carry out the necessary minor sacrifices for the major deities, including an animal sacrifice for </text:span><text:span text:style-name="T159">Kundate</text:span><text:span text:style-name="T318"> as a gift for the daily rising sun. </text:span><text:span text:style-name="T405">Another important ritual is the common consumption of mercury. For small villages, a few drops of mercury might be laced into a bowl of water, milk, or blood and passed around to all the villagers.</text:span></text:p>
      <text:p text:style-name="P65"><text:tab/><text:span text:style-name="T331">Smaller rituals happen more frequently depending on societal needs and wishes at the time. These include gifts and sacrifices for minor deities, periodic oracles and divinations to predict divine wishes, or rituals to acknowledge various societal advancements, progressions, and changes.</text:span></text:p>
      <text:p text:style-name="P65"><text:tab/><text:span text:style-name="T319">There are a number of </text:span><text:span text:style-name="T124">l</text:span><text:span text:style-name="T319">arger rituals of the priest-kings as well. One more frequent large ritual is the fertilization rituals for female priest-kings. These center around the sexual intercourse between the woman and her partner, often public on the temple dais. This ritual is often accompanied by the spreading, </text:span><text:span text:style-name="T324">drinking, and bathing</text:span><text:span text:style-name="T319"> of fresh or preserved astar blood, symbolically creating a bridge between the divine realm of souls and the mortal world. </text:span><text:span text:style-name="T405">These rituals also entail the consumption of a large amount of mercury, bringing the woman closer to the natural world.</text:span><text:span text:style-name="T319"> This is believed to allow a new soul to be created within the womb of the woman. </text:span><text:span text:style-name="T320">These rituals would begin when a sevakath daughter reached sexual maturity and would continue periodically until they bore a </text:span><text:span text:style-name="T321">new daughter. The births of all new sevakath, daughters or sons, is also an important celebration for the </text:span><text:span text:style-name="T159">Narazi</text:span><text:span text:style-name="T321">. </text:span><text:span text:style-name="T322">This celebration is often held during the public birth of the child on the temple dais. </text:span><text:span text:style-name="T405">Because of the massive amount of mercury consumed in the fertilization rituals, the </text:span><text:span text:style-name="T161">sevakath mother’s womb is often filled with diluted, silvery mercury which spills out during birth.</text:span><text:span text:style-name="T322"> </text:span><text:span text:style-name="T330">These public births would often be extravagant—in the larger temples and for births in ancient and important bloodlines, the woman would often </text:span><text:soft-page-break/><text:span text:style-name="T330">give birth in a large basin or pool of sacrificial blood </text:span><text:span text:style-name="T406">and mercury </text:span><text:span text:style-name="T330">strewn with flowers and feathers.</text:span></text:p>
      <text:p text:style-name="P65"><text:tab/><text:span text:style-name="T422">Another, more ancient ritual, is tied to mercury immunity. </text:span><text:span text:style-name="T424">Cursed by Visara, the evolution of the ancient snake-spirit that Kastas sought in the early centuries of Ruksal settlement in Is</text:span><text:span text:style-name="T173">h</text:span><text:span text:style-name="T424">usthanam, the Narazi must sacrifice the first daughter of every sevakath daughter to the snake goddess. The daughter is transformed from birth into a naga, believed to be the highest spiritual form of the Narazi people.</text:span></text:p>
      <text:p text:style-name="P65"><text:tab/><text:span text:style-name="T324">There are also important rituals regarding death. </text:span><text:span text:style-name="T159">Narazi</text:span><text:span text:style-name="T324"> culture regards the sevakath as the sole means of transport between the mortal world and the afterlife. The sevakath must ritually consume the blood of an astar sacrifice to construct a bridge that allows the souls of the dead to depart the world of the living. It is only during these </text:span><text:span text:style-name="T339">afterlife </text:span><text:span text:style-name="T324">rituals that the dead can truly be freed, and in the periods between these rituals the souls of the dead are believed to remain in the mortal world. Many temples have a special sanctuary believed to house the souls of those of the community that were dead but not freed. Communities without such a sanctuary believe that the souls remain with the family or wander the community. Some communities believe that a piece of the departed must be present at the ritual to allow them to walk the bridge into the afterlife, and the families will often bring pieces of hair, fingers, or even the entire body of the dead. If too long a time passes without a ritual to free these souls, many believe that the souls will grow restless and angry and begin to cause trouble, mischief, pestilence, or general misfortune around them.</text:span></text:p>
      <text:p text:style-name="P65"><text:tab/><text:span text:style-name="T330">The death of a living sevakath was also an important moment. For many sevakath sons, this happened in battle. The warring bloodline rarely took these living sons captive, instead allowing their bodies to be taken for ritual ascension. The actual process of ascension into undead varies in length. For some sevakath is passes in minutes or hours, while in others it can take many days. Once a dying or newly dead mortal sevakath is brought to a temple, they are bathed in blood for their first feeding.</text:span></text:p>
      <text:p text:style-name="P65"><text:tab/><text:span text:style-name="T325">A number of rituals surrounded astronomical occurrences, such as the passing and turning-over of astar years, the appearance of comets, </text:span><text:span text:style-name="T326">eclipses, etc. </text:span><text:span text:style-name="T328">Much like the astronomical occurrences (and often believed to be tied to them), large festivals and rituals come with the awakening of previously hibernating sevakath. These are often ancient sevakath sometimes partially forgotten by the populous. These rituals take the form of a sacrifice and feeding of the sevakath, sometimes ritual sexual intercourse of the sevakath and temple acolytes, great feasts, and a relating of the sevakath’s life and accomplishments by an appointed temple historian. These historians are often younger ascended sevakath who learn of the bloodline history through oral tradition. The entombing and hibernation of venerable and ancient sevakath includes very similar activities to these awakening </text:span><text:span text:style-name="T329">celebrations.</text:span></text:p>
      <text:p text:style-name="P64"/>
      <text:p text:style-name="P113"><text:span text:style-name="T306"><text:tab/>Auxiliary to the sevakath, small </text:span><text:span text:style-name="T159">Narazi</text:span><text:span text:style-name="T306"> communities still have a traditional shaman. There is usually a single shaman per community, though there can be as many as </text:span><text:soft-page-break/><text:span text:style-name="T306">five. The shamans are always female. They communicate to the </text:span><text:span text:style-name="T160">deities, spirits, or other supernatural beings</text:span><text:span text:style-name="T306"> of the world.</text:span></text:p>
      <text:p text:style-name="P113"/>
      <text:p text:style-name="P113"><text:span text:style-name="T400">All young girls growing up in communities with shamans will go through a special ritual as part of their coming of age. This ritual identified those girls chosen by the gods to become acolytes for the village shaman. </text:span><text:span text:style-name="T401">Shamans and their acolytes are believed to be marked from birth—it is not the tribe that chooses the acolyte but the deity that chooses the girl. </text:span><text:span text:style-name="T402">This distinction is seen at the end of the ritual, when the girl drinks a gourd of enchanted mercury, milk, and blood. </text:span><text:span text:style-name="T403">Girls chosen by the deities for shaman-hood </text:span><text:span text:style-name="T402">will often begin to </text:span><text:span text:style-name="T403">exhibit </text:span><text:span text:style-name="T404">qualities characteristic of the devi</text:span><text:span text:style-name="T159">sh</text:span><text:span text:style-name="T404">et’s owning deity. For some, this might mean that the girl’s body changes to match the deity’s believed form: they might grow extra fingers or teeth, horns, cloven feet or scales. Their eyes might change color, or their voice might carry the weight and echo of the deity. </text:span><text:span text:style-name="T402">The girl might not change at all—instead, she might enter a divine trance and utter a new prophecy, etc. </text:span><text:span text:style-name="T404">These are all things characteristic of a new acolyte. After a girl is chosen, they train under the current shaman and help her with her daily duties.</text:span></text:p>
      <text:p text:style-name="P10"><text:line-break/>What does this religion say about death?</text:p>
      <text:p text:style-name="P121">In the scope of the <text:span text:style-name="T162">Narazi</text:span> religion, death is the event of the body failing the soul. The soul, or spirit, within each astar is immortal and unending, a creation or piece of Asrinasi. The soul remains in the mortal world until it is ritually freed, allowed to travel to the afterlife over a bridge of blood. It is believed that the spirits, both present and freed, can be communicated to through rituals often involving trance and hallucinogens.</text:p>
      <text:p text:style-name="P121"/>
      <text:p text:style-name="P122"><text:span text:style-name="T425">The nature of the soul—being a piece or creation of </text:span><text:span text:style-name="T174">Asrinasi</text:span><text:span text:style-name="T425">—is the foundation of ancestor veneration in </text:span><text:span text:style-name="T174">Narazi</text:span><text:span text:style-name="T425"> culture. Family members that have passed into the afterlife might be periodically brought gifts by the living, who journey to the temples for these events.</text:span></text:p>
      <text:p text:style-name="P10"/>
      <text:p text:style-name="P5"><text:span text:style-name="T246">Is there a set religious calendar? What are the most popular rituals or festivals?<text:line-break/></text:span><text:span text:style-name="T203">T</text:span><text:span text:style-name="T7">he </text:span><text:span text:style-name="T235">Narazi</text:span><text:span text:style-name="T203"> do not separate a specific religious calendar from their astronomical calendar; their religious festivals and rituals are embedded within the astronomical calendar. Besides those rituals and celebrations mentioned above in the discussion of the duties of the priest-king, there are a number of festivals regarding agriculture, like harvest time, the sowing of new seeds, the shearing of sheep, and the birth of new farm animals.</text:span></text:p>
      <text:p text:style-name="P5"/>
      <text:p text:style-name="P10">What kinds of supernatural beings exist in this religion (angels, demons, devi, asuras, spirits, ghosts, sprites, etc.)?</text:p>
      <text:p text:style-name="P40"><text:span text:style-name="T332">Souls that are not freed quickly enough or souls that refuse to leave the mortal world are believed to be present as malevolent or confused supernatural beings. They could be mischievous ghosts or poltergeists or dangerous spirits that seek revenge on someone who </text:span><text:soft-page-break/><text:span text:style-name="T332">wronged them in life. </text:span><text:span text:style-name="T333">There are also a number of beings tied to specific deities. These include “divine” animals regarded as messengers or heralds of certain gods or goddesses, monsters created by deities to serve their purposes (supernaturally mutated dinosaurs or animals, creatures with the heads or limbs of astar and the bodies of animals, sea serpents or sentient and magical animals, various malevolent demons brought on by curses and evil actions like the use of magic, etc), and various creatures believed to simply be natural occurrences unaffected by religion.</text:span></text:p>
      <text:p text:style-name="P10"><text:line-break/>How are dreams and visions encompassed by the religion?</text:p>
      <text:p text:style-name="P40">Trance and dream states are often used <text:span text:style-name="T125">in</text:span> communication <text:span text:style-name="T333">with souls and deities</text:span>. Dreams are often considered to be an extension of this—of spirits attempting communication <text:span text:style-name="T334">or occasionally of evil supernatural creatures attempting manipulation.</text:span></text:p>
      <text:p text:style-name="P10"/>
      <text:p text:style-name="P5"><text:span text:style-name="T246">Are there any places considered special or holy? What are they like?<text:line-break/></text:span><text:span text:style-name="T62">All temples are considered holy, as they are the houses of the sevakath. Within the temples, the holiest of chambers are the various sanctums only allowing entry by ascended sevakath and the low and large tombs of the hibernating elders. </text:span><text:span text:style-name="T63">Certain local features, such as special mountain tops, mystical groves, or mysterious caves might also be regarded by communities as holy, haunted, or villainous.</text:span></text:p>
      <text:p text:style-name="P10"/>
      <text:p text:style-name="P10">Societal Views</text:p>
      <text:p text:style-name="P10">Are there differing denominations or sects of the religion? How do they differ?<text:line-break/>Are the differing groups a result of schism or mutual and cooperative separation?</text:p>
      <text:p text:style-name="P5"><text:span text:style-name="T246">Is religion a cause of dissatisfaction, dissension or hostility in the region?<text:line-break/></text:span><text:span text:style-name="T236">D</text:span><text:span text:style-name="T68">ifferent cities will disagree on the importance and status of deities </text:span><text:span text:style-name="T112">within the Narazi pantheon</text:span><text:span text:style-name="T68">. Polytheism arose when different sevakath bloodlines in different cities took local spiritual beliefs based on local needs, economy, geography, etc. and developed them into new deities. Cities often, then, have patron deities that compete and conflict with the patron deities of other cities. </text:span><text:span text:style-name="T69">In the later parts of this era, the various patron deities began to join together in </text:span><text:span text:style-name="T236">Narazi</text:span><text:span text:style-name="T69"> belief into a single polytheistic pantheon. Strife between cities continued, though the patron deities were </text:span><text:span text:style-name="T208">often</text:span><text:span text:style-name="T69"> recognized as legitimate. </text:span><text:span text:style-name="T70">The discontent became sourced from the power and competence of the ruling sevakath bloodlines, rather than the specific deities they held up.</text:span></text:p>
      <text:p text:style-name="P10"/>
      <text:p text:style-name="P10">What factions exist within the dominant religious institutions? How do they compete?</text:p>
      <text:p text:style-name="P10">What relationship do religious and political leaders have?</text:p>
      <text:p text:style-name="P68">In <text:span text:style-name="T163">this</text:span> society the religious leaders are the political leaders.</text:p>
      <text:p text:style-name="P10"/>
      <text:p text:style-name="P161"><text:span text:style-name="T246">What happens to those who disagree with the majority on questions of religion?<text:line-break/></text:span><text:span text:style-name="T71">Religious tolerance is a common theme, but it stretches only to a certain point. The peddling of new myths, legends, or tales regarding existing deities are often accepted, </text:span><text:soft-page-break/><text:span text:style-name="T71">though sometimes this acceptance is only superficial. Religious outcasts, those who would purpose a belief </text:span><text:span text:style-name="T72">starkly different from the norm (i.e. the sevakath are evil cannibals and Asrinasi is fake) are typically exiled or executed.</text:span></text:p>
      <text:p text:style-name="P10"/>
      <text:p text:style-name="P10">Are issues such as orthodoxy, heterodoxy, heresy and apostasy keys in the religious life?</text:p>
      <text:p text:style-name="P5"><text:span text:style-name="T246">What gender, ethnic, national or racial issues exist within the religion?<text:line-break/></text:span><text:span text:style-name="T7">The religion of the </text:span><text:span text:style-name="T237">these people</text:span><text:span text:style-name="T7"> </text:span><text:span text:style-name="T209">follows the typical social hierarchy, though it rarely instills its own internal hierarchy.</text:span></text:p>
      <text:p text:style-name="P10"/>
      <text:p text:style-name="P10">What is the most commonly broken religious rule?<text:line-break/>What is the least-violated religious rule?<text:line-break/>How are such infractions punished? Is it possible to expel a community member?<text:line-break/>How are those who follow different faiths treated?</text:p>
      <text:p text:style-name="P5">The followers of different faiths, <text:span text:style-name="T337">such as </text:span><text:span text:style-name="T407">the Tellinese or Ghahaka</text:span><text:span text:style-name="T337">,</text:span> are often treated <text:span text:style-name="T126">with slight religious tolerance. Their deities are considered legitimate and a distant part of the</text:span><text:span text:style-name="T164">se people’s</text:span><text:span text:style-name="T126"> pantheon. The creation myth of Gura and the many stars in the sky gives the </text:span><text:span text:style-name="T164">Narazi</text:span><text:span text:style-name="T126"> pantheon room to accept and recognize the deities of different cultures, though it doesn’t force the </text:span><text:span text:style-name="T164">Narazi</text:span><text:span text:style-name="T126"> to necessarily welcome their devotees or sacrifice to their deities. Essentially, there is often religious tolerance, but this does not mean there is </text:span><text:span text:style-name="T165">political </text:span><text:span text:style-name="T126">tolerance.</text:span></text:p>
      <text:p text:style-name="P10"/>
      <text:p text:style-name="P10">How can an outsider join the religious community?</text:p>
      <text:p text:style-name="P146">Outsiders <text:span text:style-name="T408">can undergo a rebirth into Narazi society should they wish to join. This ritual, often requiring the consumption of blood and mercury, is carried out by a shaman or sevakath. Those who try to live among the Narazi without undergoing this ritual are distrusted.</text:span></text:p>
      <text:p text:style-name="P10"/>
      <text:p text:style-name="P10">What superstitions are common? What kinds of supernatural events or beings do people fear?</text:p>
      <text:p text:style-name="P165">Certain astronomical events are ill-omens. This includes the alignment or appearance of comets or meteor showers during certain rituals, solar or lunar eclipses represent various divine opinions and happenings too.</text:p>
      <text:p text:style-name="P162"/>
      <text:p text:style-name="P163">There are hundreds of local superstitions involving local myths and legends and local monsters or beings with divine origins.</text:p>
      <text:p text:style-name="P10"><text:line-break/>How is religious action expressed (spontaneous or ritual liturgy, song, dance, music, ritual action, sex, miracle plays, etc.)?</text:p>
      <text:p text:style-name="P69">Song and dance, <text:span text:style-name="T338">sacrifice, sex, and trance all</text:span> play important role<text:span text:style-name="T338">s</text:span> in large-scale worship <text:span text:style-name="T338">as mentioned above. Smaller scale worship, like the recognition of deities by families in their day to day lives might take the form of more conservative ‘whispers of thanks’ or small-scale sacrifices of luxuries or food to support temples.</text:span></text:p>
      <text:p text:style-name="P69"><text:soft-page-break/></text:p>
      <text:p text:style-name="P69">Shamans conduct more extreme rituals to contact important spirits. These rituals often involve trance, sex, sleep, hallucinogens, or sacrifice.</text:p>
      <text:p text:style-name="P10"/>
      <text:p text:style-name="P28">What do people want from their Deity or deities? How do they try and get it?<text:line-break/>What do people have to offer to their Deity or deities?</text:p>
      <text:p text:style-name="P164"><text:span text:style-name="T7">The Astar entreat the </text:span><text:span text:style-name="T210">deities</text:span><text:span text:style-name="T7"> for fortune, guidance, </text:span><text:span text:style-name="T73">and stability</text:span><text:span text:style-name="T7">. </text:span><text:span text:style-name="T73">The divine continuance of the </text:span><text:span text:style-name="T238">Narazi</text:span><text:span text:style-name="T73"> culture gives momentum to the environment and to the social order.</text:span></text:p>
      <text:p text:style-name="P72"/>
      <text:p text:style-name="P5"><text:span text:style-name="T73">Local </text:span><text:span text:style-name="T210">o</text:span><text:span text:style-name="T7">fferings vary. Food, tools, jewelry, and dedicated actions are common offerings to </text:span><text:span text:style-name="T210">deities at temples</text:span><text:span text:style-name="T7">. </text:span><text:span text:style-name="T73">Large scale offerings commonly involve the gift of blood through sacrifice.</text:span></text:p>
      <text:p text:style-name="P40"/>
      <text:p text:style-name="P9"><text:bookmark-start text:name="17"/>Questions of Death and Burial.<text:bookmark-end text:name="17"/></text:p>
      <text:p text:style-name="P10">What is their understanding of death and dying?</text:p>
      <text:p text:style-name="P70">The <text:span text:style-name="T166">Narazi</text:span> <text:span text:style-name="T339">belief in death does not extend beyond their religious belief.</text:span></text:p>
      <text:p text:style-name="P10"><text:line-break/>What does this society do with their corpses?</text:p>
      <text:p text:style-name="P71">The treatment of corpses varies with the availability and presence of the sevakath. People that live within cities or close to temples are often called to bring corpses to the sevakath for feeding. This ensures that the souls of the deceased are passed on to the afterlife during the regular <text:span text:style-name="T127">afterlife</text:span> rituals. <text:span text:style-name="T340">Temples with these institutions often have soul sanctums within or around them.</text:span></text:p>
      <text:p text:style-name="P71"/>
      <text:p text:style-name="P70"><text:span text:style-name="T339">Bodies of those more isolated from the sevakath are sometimes kept so that they can be brought to temples for the </text:span><text:span text:style-name="T340">afterlife rituals. In order to best preserve the bodies and protect them from animals, they are temporarily buried. With the coming of an afterlife ritual, these bodies are dug up and brought—in whatever state they are in—to the temples for the ritual. This is sometimes quite the journey, and is rarely undertaken by the entire isolated family. A strong child or a small group are tasked with bringing the body in for the ritual. If it is too much of a burden to bring the entire body, a small piece is often sufficient to allow the soul of the departed to travel to the afterlife.</text:span></text:p>
      <text:p text:style-name="P10"/>
      <text:p text:style-name="P73">After the afterlife ritual is performed, bodies with significant blood or flesh remaining are encouraged to be left with the sevakath for sustenance. In other circumstances, the corpses are held in little regard and disposed of in various unceremonious ways.</text:p>
      <text:p text:style-name="P29"><text:line-break/>What part do the priests play?</text:p>
      <text:p text:style-name="P74">The role of the sevakath in the afterlife ritual is described above.</text:p>
      <text:p text:style-name="P10"><text:line-break/>Do people visit the dead? If so, how often and why?</text:p>
      <text:p text:style-name="P5"><text:soft-page-break/><text:span text:style-name="T341">After the afterlife ritual is performed, </text:span><text:span text:style-name="T342">there is little regard for corpses.</text:span></text:p>
      <text:p text:style-name="P10"><text:line-break/>What do people in this culture think about suicide?</text:p>
      <text:p text:style-name="P127">Suicide by ritual sacrifice is regarded as honorable—suicide to avoid sacrifice is an awful heresy and shines poorly on character. Suicide to avoid hardship is viewed relatively ambiguously and usually with pity over any malice. It is often believed that those that commit suicide were corrupted by malign souls, spirits, demons, or other creatures.</text:p>
      <text:p text:style-name="P5"/>
      <text:p text:style-name="P10">How do people demonstrate grief?</text:p>
      <text:p text:style-name="P128">Death is still a very common part of <text:span text:style-name="T409">Narazi</text:span> society. The new, prosperous environment has decreased mortality rates from Amarth, but child mortality is still high. Grief, then, is mostly saved for elders or respected members of a family or society. Grief for these <text:span text:style-name="T410">Narazi</text:span> is “allowed” (not by any hard edict but instead by tradition) until the soul is released to the afterlife in an afterlife ritual. During this period of grieving, <text:span text:style-name="T343">the people most affected will at first wear black, then transition to clothing of a virtuous color (if they own such clothing). This virtuous clothing should always be worn to the afterlife ritual affecting the deceased.</text:span></text:p>
      <text:p text:style-name="P5"><text:span text:style-name="T246"><text:line-break/></text:span><text:span text:style-name="T263">Questions of Magic.</text:span><text:span text:style-name="T260"><text:line-break/></text:span><text:span text:style-name="T246">How is magic integrated into society?</text:span></text:p>
      <text:p text:style-name="P114">Magic is a tool used by the sevakath and religious advisors. <text:span text:style-name="T411">It has become an increasingly important tool in the temples and community of the sevakath. Magic cannot be truly accomplished as it once could, though there are some that can carry out minor magical feats under the influence of trance. Most magic is believed to be divine in origin, a power given to some by the deities they worship. This was the magic used by the first Ruksal to survive the poisonous terrain of the north. They made pacts with spirits often considered dark or evil, but which gave the Ruksal a means to survive the terrain until the Ghahaka brought elements of their own divine continuance into the region. Durajani, a later name for the goddess Maheudl, is the patron of magic, often associated with the moon as an assistant </text:span><text:span text:style-name="T167">to</text:span><text:span text:style-name="T411"> Asrinasi.</text:span></text:p>
      <text:p text:style-name="P75"/>
      <text:p text:style-name="P75">The shamans in <text:span text:style-name="T167">Narazi</text:span> villages had always practiced their rituals the same way—it was this tradition and the materials used that provided them an early form of translation, though it was not conscious. Thus, these shamans could continue performing their divinations and minor rituals as they always had, though to a lesser effect.</text:p>
      <text:p text:style-name="P76"/>
      <text:p text:style-name="P75">Divine magic is also somewhat used by the sevakath and Tellinese priesthood, as they view the communication between mortal and deity to be something other than magic. <text:span text:style-name="T344">This magic is still only done in extreme discretion, and the translations required are eased by the presence of euphoric and hallucinogenic volcanic gasses </text:span><text:span text:style-name="T345">and plants.</text:span></text:p>
      <text:p text:style-name="P10"><text:soft-page-break/><text:line-break/>Who can work magic? Is anyone disallowed from working magic?</text:p>
      <text:p text:style-name="P190"><text:span text:style-name="T412">The magic of Durajani is practiced by some sevakath, and was spread to common use by Yuvis-Ceris. </text:span><text:span text:style-name="T413">Magic is typically only used within the religious community. Divine magic is more common than arcane, and is practiced by shamans.</text:span></text:p>
      <text:p text:style-name="P10"><text:line-break/>How are works of magic accomplished?</text:p>
      <text:p text:style-name="P40"><text:span text:style-name="T128">A shaman’s</text:span>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40"/>
      <text:p text:style-name="P141">A similar structure has continued into sevakath temples, where priests or ancient sevakath might wish to divine the purposes of supernatural beings or deities.</text:p>
      <text:p text:style-name="P141"/>
      <text:p text:style-name="P142">Arcane magic, that which was introduced by Yuvis, is very similar in method to the divine magic. A trance is almost always required, and much of the “arcane” magic is divinations that are rarely specific or correct.</text:p>
      <text:p text:style-name="P10"><text:line-break/>What kind of preparation or study is required before undertaking a magical work?</text:p>
      <text:p text:style-name="P40">Astaiva shaman magic takes hundreds of years to perfect, and there is no guarantee that the spirits will actually listen. <text:span text:style-name="T346">This is the same for Tellinese sevakath magic.</text:span></text:p>
      <text:p text:style-name="P5"/>
      <text:p text:style-name="P10">How is the use of magic viewed by the majority?</text:p>
      <text:p text:style-name="P10"/>
      <text:p text:style-name="P9"><text:bookmark-start text:name="8"/>Questions of Labor.<text:bookmark-end text:name="8"/></text:p>
      <text:p text:style-name="P10">Describe any kind of division of labor, such as into physical versus mental versus spiritual.</text:p>
      <text:p text:style-name="P40">Much of the labor of the Astar is physical. The society is one without much technology, and thus all are needed to help make the community survive. Very few are allowed to train as <text:span text:style-name="T347">priests, temple aids,</text:span> shamans, or work in the spiritual realm <text:span text:style-name="T347">in general</text:span>.</text:p>
      <text:p text:style-name="P10"><text:line-break/>Is there any special prestige attached to some category of labor or job?</text:p>
      <text:p text:style-name="P129">The prestige of various jobs tends to break down as follows:</text:p>
      <text:p text:style-name="P129"/>
      <text:p text:style-name="P129">1. Priesthood</text:p>
      <text:p text:style-name="P129">2. Warriors and Temple aids, scribes, wealthy</text:p>
      <text:p text:style-name="P129">3. Other</text:p>
      <text:p text:style-name="P143">4. Slaves</text:p>
      <text:p text:style-name="P30"><text:soft-page-break/><text:line-break/>What professions or activities are considered masculine?<text:line-break/>What professions or activities are viewed as feminine?</text:p>
      <text:p text:style-name="P78">Leadership jobs are typically feminine. The high priests, the wealthy, elder council leaders, etc.</text:p>
      <text:p text:style-name="P30"><text:line-break/>What are usual working hours? Are there days of rest or holidays?</text:p>
      <text:p text:style-name="P40">There are no days of rest—even on festival or ritual days, unless those rituals take the entire day.</text:p>
      <text:p text:style-name="P10"><text:line-break/>What are typical wages for various jobs?<text:line-break/>What sort of jobs are preferred by which people? Are some jobs denied to certain groups?<text:line-break/></text:p>
      <text:p text:style-name="P9"><text:bookmark-start text:name="9"/>Questions of Art.<text:bookmark-end text:name="9"/></text:p>
      <text:p text:style-name="P10">What are the favorite and least favorite artforms of the society?</text:p>
      <text:p text:style-name="P40">Of the non-personal artforms, painting is often used to decorate public places or houses. Aesthetic weaving is also common among the weavers of the <text:span text:style-name="T168">Narazi</text:span>. They weave in intricate patterns and stories, often representing spirits <text:span text:style-name="T348">or deities</text:span>, encounters, <text:span text:style-name="T348">or heroes</text:span>. <text:span text:style-name="T348">Coming into this era,</text:span> writing <text:span text:style-name="T348">and glyph work </text:span><text:span text:style-name="T129">was</text:span> a pervasive art form for the wealthy and powerful. <text:span text:style-name="T348">In Nomenes, the expansion of proto-writing began to transition from the artistic to the practical, with slightly simpler and more meaningful glyphs being used.</text:span></text:p>
      <text:p text:style-name="P40"/>
      <text:p text:style-name="P40">Of the personal art forms, tattooing and jewelry weaving are popular. <text:span text:style-name="T348">In temples, singers and instrumentalists are highly regarded.</text:span></text:p>
      <text:p text:style-name="P40"/>
      <text:p text:style-name="P77">Dedicated to different <text:span text:style-name="T129">deities or supernatural beings</text:span>, there are often large symbols carved into <text:span text:style-name="T129">stones and trees</text:span> around villages. These symbols help bring fortune from some <text:span text:style-name="T129">beings</text:span> and defend against others.</text:p>
      <text:p text:style-name="P10"><text:line-break/>How naturalistic or stylized is your society's art?</text:p>
      <text:p text:style-name="P10">How respected are artists?</text:p>
      <text:p text:style-name="P10">What forms of theatre does your society have?</text:p>
      <text:p text:style-name="P40">The extent of theatre is the performing of stories during a community gathering, such as a meal or harvest ritual. The performance uses costumes and music, and in some cases many actors.</text:p>
      <text:p text:style-name="P191"><text:span text:style-name="T246"><text:line-break/>Does your culture have a distinct (or not so) musical style? What is it like?<text:line-break/></text:span><text:span text:style-name="T113">The music of the Narazi is unique, a mix of the Ghahaka style and the Tellinese along with new elements. The Narazi have developed an early string instrument from the feather fibers of large beasts.</text:span></text:p>
      <text:p text:style-name="P10"/>
      <text:p text:style-name="P10"><text:soft-page-break/>How do people listen to music (in a theater, at home, on the street, mechanical)?<text:line-break/>Does this culture have a typical dance form? What is it like?<text:line-break/>Who goes to see such entertainments?</text:p>
      <text:p text:style-name="P10">What shapes are most common in your society's arts, like embroidery or architecture?</text:p>
      <text:p text:style-name="P40">The symbolic representations of <text:span text:style-name="T129">deities</text:span>.</text:p>
      <text:p text:style-name="P10"><text:line-break/>What form does censorship take?<text:line-break/>Who may not be an artist?<text:line-break/>What qualities equal "beauty" in this society? What makes a man or woman especially beautiful?</text:p>
      <text:p text:style-name="P40">Personal decoration with <text:span text:style-name="T129">religious</text:span> dedications is often viewed with respect and beauty. Tattoos, piercings, weavings, and symbolic jewelry are considered quite beautiful.</text:p>
      <text:p text:style-name="P5"><text:span text:style-name="T246"><text:line-break/>How do people react to tattoos? Piercings? Facial hair? Cosmetics?<text:line-break/></text:span><text:span text:style-name="T7">The Astar often use tattoos to show special respect to certain </text:span><text:span text:style-name="T74">deities or even to specific sevakath</text:span><text:span text:style-name="T7">. Piercings act in this way as well. They demonstrate a permanent reliance, acknowledgment, and vehemence to the being that the tattoo or piercing is dedicated to. The facial hair of the Astar is often braided and woven with beads, or bones.</text:span></text:p>
      <text:p text:style-name="P5"/>
      <text:p text:style-name="P9"><text:bookmark-start text:name="11"/>Questions of Health.<text:bookmark-end text:name="11"/></text:p>
      <text:p text:style-name="P10">What is the average life expectancy? How does this differ between different regions, races or ethnicities?</text:p>
      <text:p text:style-name="P5"><text:span text:style-name="T7">The average life expectancy is around </text:span><text:span text:style-name="T211">220</text:span><text:span text:style-name="T7"> years. </text:span><text:span text:style-name="T33">Child mortality is very high—over 50%. Those astar that live through their youth typically live until their 600s.</text:span><text:span text:style-name="T7"> This does not differ much between regions.</text:span><text:span text:style-name="T246"><text:line-break/></text:span></text:p>
      <text:p text:style-name="P5"><text:span text:style-name="T246">What access do people have to clean drinking water (at home or in public)?<text:line-break/></text:span><text:span text:style-name="T114">The natural water of the region is tainted with mercury, though through the Narazi divine continuance the mercury is not toxic to those that observe the correct rituals. Outsiders and newcomers are often poisoned by the land.</text:span></text:p>
      <text:p text:style-name="P10"/>
      <text:p text:style-name="P10">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5">The<text:span text:style-name="T349">re</text:span> are few dedicated medicine workers; usually only one for each village <text:span text:style-name="T349">and several for towns or cities</text:span>. <text:span text:style-name="T349">Local </text:span><text:span text:style-name="T4">shamans often double as medicine workers, </text:span><text:span text:style-name="T349">though their art is dying out. In cities, medicine is often worked out of the temples with the sevakath. There is belief centered around ailments being caused by bad blood, requiring slow bleeding. The sevakath can drink this blood and diagnose the patient.</text:span></text:p>
      <text:p text:style-name="P10"><text:soft-page-break/><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p>
      <text:p text:style-name="P40">Nonphysical ailments are often seen as spiritual misfortunes. <text:span text:style-name="T350">The priest of shaman can attempt to </text:span><text:span text:style-name="T5">remove the malicious spirit, though oftentimes they are unsuccessful.</text:span></text:p>
      <text:p text:style-name="P18"><text:line-break/>What happens to those suffering from extreme mental illness? Spiritual illness?</text:p>
      <text:p text:style-name="P153"><text:span text:style-name="T34">If the </text:span><text:span text:style-name="T75">priest or </text:span><text:span text:style-name="T34">shaman can not exhume the spirit believed to be causing the mental or spiritual illness, the mentally ill astar is left to the care of the family. Some are allowed to wander in the hopes that other spirits will drive the evil spirit out of the ill person’s body, though in the most extreme cases the ill astar is restrained </text:span><text:span text:style-name="T185">to</text:span><text:span text:style-name="T34"> the family home </text:span><text:span text:style-name="T75">or bled to death by the sevakath </text:span><text:span text:style-name="T76">to allow their life blood to be cleansed, letting the soul be free of the malign spirit in the afterlife.</text:span></text:p>
      <text:p text:style-name="P153"><text:span text:style-name="T246"><text:line-break/>How do people react to physical deformity (both congenital and acquired)?<text:line-break/></text:span><text:span text:style-name="T7">As long as the Asta can continue to contribute to the community (or if they are too old to contribute anymore) then the deformity is typically ignored.</text:span></text:p>
      <text:p text:style-name="P5"/>
      <text:p text:style-name="P5"><text:bookmark-start text:name="12"/><text:span text:style-name="T263">Questions of Sex.</text:span><text:bookmark-end text:name="12"/><text:span text:style-name="T246"><text:line-break/>How do people react to homosexuality? Is it frowned on? Encouraged?<text:line-break/></text:span><text:span text:style-name="T77">Homosexuality in females is more accepted than that in males. Women are considered the dominant sex in </text:span><text:span text:style-name="T239">Narazi</text:span><text:span text:style-name="T77"> culture, and with the increasing stratification of society and the increasing prosperity given by Nomenes, women are more free to choose non-male partners. Males, however, are typically seen as less independent, requiring a female partner to serve. </text:span><text:span text:style-name="T7">Homosexuality is a luxury of the wealthy and the </text:span><text:span text:style-name="T77">powerful</text:span><text:span text:style-name="T7">.</text:span></text:p>
      <text:p text:style-name="P10"/>
      <text:p text:style-name="P10">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p>
      <text:p text:style-name="P79"><text:span text:style-name="T130">T</text:span>here are usually gifts given from the man to the woman <text:span text:style-name="T351">at the initiation of courting</text:span></text:p>
      <text:p text:style-name="P79"/>
      <text:p text:style-name="P40">Sex and reproduction is encouraged by the beliefs of the Astar, as giving a new life to <text:span text:style-name="T130">t</text:span>he <text:span text:style-name="T130">p</text:span>eople is one of the greatest gifts that can be given.</text:p>
      <text:p text:style-name="P10"><text:soft-page-break/><text:line-break/>Are there secular laws that control or restrict sexual behavior?<text:line-break/>At what age is it considered normal to engage in sex? Are there taboos against sex with children?</text:p>
      <text:p text:style-name="P5">Astar reach sexual maturity at around age 120, well after they reach physical maturity. Sex with Astar prior to their reaching of physical maturity is taboo.</text:p>
      <text:p text:style-name="P5"><text:span text:style-name="T246"><text:line-break/>Should sex be a one-to-one experience? Or are groups allowed?<text:line-break/></text:span><text:span text:style-name="T7">Sex is both a personal and communal experience used in rites and rituals.</text:span></text:p>
      <text:p text:style-name="P10"/>
      <text:p text:style-name="P9"><text:bookmark-start text:name="13"/>Questions of Education.<text:bookmark-end text:name="13"/></text:p>
      <text:p text:style-name="P166"><text:span text:style-name="T246">Describe the education of the society’s people: formal schooling, apprenticeship, etc. How is knowledge distributed? Is it kept unknown to the common people or is available for all?<text:line-break/></text:span><text:span text:style-name="T78">Education is somewhat limited—the most progressive education involved the training of glyph scribes in the temples, sometimes mortals and sometimes sevakath take this role. Within the sevakath, a formal training for priesthood or temple duties is given to all.</text:span></text:p>
      <text:p text:style-name="P79"/>
      <text:p text:style-name="P5">Children, usually just before they reach physical maturity, take on a trade as decided by the <text:span text:style-name="T351">community </text:span>elders. They learn to master this trade until their sexual maturity, when they typically work alongside their master until the master dies.</text:p>
      <text:p text:style-name="P40">The youth learns the trade from the master, living with them during the process. In a way, this is less apprenticeship and more communal distribution of labor. There is little formal process.</text:p>
      <text:p text:style-name="P5"><text:span text:style-name="T246"><text:line-break/>Is education compulsory / offered to everyone? What is the cost of education?<text:line-break/></text:span><text:span text:style-name="T7">A trade is given to each youth as they approach physical maturity. While the youth has some say in what they would prefer to do, much of the decision is by the </text:span><text:span text:style-name="T79">community leaders and </text:span><text:span text:style-name="T7">elders.</text:span></text:p>
      <text:p text:style-name="P10"/>
      <text:p text:style-name="P10">Between which ages does education happen?</text:p>
      <text:p text:style-name="P40">Between 18 and 120.</text:p>
      <text:p text:style-name="P5"><text:span text:style-name="T246"><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212">The </text:span><text:span text:style-name="T240">Narazi</text:span><text:span text:style-name="T212"> tongue is a variant of </text:span><text:span text:style-name="T240">Tellinese and Ghahaka</text:span><text:span text:style-name="T212">. It is built from a mix of Proto-Indo-European and </text:span><text:span text:style-name="T240">Gujarati</text:span><text:span text:style-name="T212"> </text:span><text:span text:style-name="T213">with an emphasis on the PIE.</text:span></text:p>
      <text:p text:style-name="P5"/>
      <text:p text:style-name="P10"><text:soft-page-break/>How common is literacy? How is literacy viewed?</text:p>
      <text:p text:style-name="P40">Writing <text:span text:style-name="T352">is a complex trade often reserved for temple scribes. Scribes dedicate their lives to learning all the glyphs and developing new ones, meaning that they typically are a part of the wealthier families or sevakath.</text:span></text:p>
      <text:p text:style-name="P5"><text:span text:style-name="T246"><text:line-break/>What form and value are books?<text:line-break/>Who teaches others? How do they teach?<text:line-break/></text:span><text:span text:style-name="T7">Anyone can be a teacher to a youth, as everyone performs some job within the community. Most people are farmers, though, and they need much of the new youth to help with fields and shepherding.</text:span><text:span text:style-name="T246"><text:line-break/></text:span></text:p>
      <text:p text:style-name="P9"><text:bookmark-start text:name="15"/>Questions of Transportation and Communications.<text:bookmark-end text:name="15"/></text:p>
      <text:p text:style-name="P5"><text:span text:style-name="T246">How do people get from place to place? Does this vary at all in different places?<text:line-break/></text:span><text:span text:style-name="T7">Most people walk </text:span><text:span text:style-name="T80">or use carts pulled by various beasts. Animal riding is becoming more common.</text:span></text:p>
      <text:p text:style-name="P10"/>
      <text:p text:style-name="P10">Do people make long journeys?</text:p>
      <text:p text:style-name="P40"><text:span text:style-name="T131">L</text:span>ong journeys are extremely uncommon, <text:span text:style-name="T353">though trade between different regions of </text:span><text:span text:style-name="T169">Narazi</text:span><text:span text:style-name="T353"> culture can bring some works many hundreds of kilometers. The death of a family member can pressure a family to send a member on a journey to a temple where the deceased can be freed.</text:span></text:p>
      <text:p text:style-name="P10"><text:line-break/>Is there a public transport system? Who uses it? How much does it cost?<text:line-break/>What are the roads like? How do they vary from place to place?</text:p>
      <text:p text:style-name="P89">Within cities and towns, prominent roads are paved with limestone, or wood in areas of frequent flooding. Farther out, roads are often dirt. Between villages, weak forest paths are the most common.</text:p>
      <text:p text:style-name="P10"><text:line-break/>Do individuals or families own and use their own vehicles?</text:p>
      <text:p text:style-name="P40">Yes, individual families <text:span text:style-name="T354">might own small carts depending on their trade. </text:span></text:p>
      <text:p text:style-name="P10"><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9"><text:bookmark-start text:name="16"/>Questions of Economics.<text:bookmark-end text:name="16"/></text:p>
      <text:p text:style-name="P10">What is the local economy based on?</text:p>
      <text:p text:style-name="P40"><text:soft-page-break/>Trade and barter.</text:p>
      <text:p text:style-name="P10"><text:line-break/>How is commerce engaged in?</text:p>
      <text:p text:style-name="P10">How is wealth distributed?<text:line-break/>If levied, how are taxes collected? What are such revenues used for? How does taxation affect the people?</text:p>
      <text:p text:style-name="P130">Larger cities and towns run by powerful sevakath bloodlines will often tax their hinterlands, pulling in a small percentage of goods produced into the city, allowing more city dwellers to take artisanal trades rather than farm labor. These taxes are collected by a temple aid, either a minor sevakath or a mortal helper.</text:p>
      <text:p text:style-name="P31"><text:line-break/>What do people expect from their government in return for the taxes paid?<text:line-break/><text:span text:style-name="T81">Typically, they expect religious unity and protection.</text:span></text:p>
      <text:p text:style-name="P31"><text:line-break/>Money<text:line-break/>What is the local currency like? How is it subdivided? What is it based on (metal, labor, fiat)?</text:p>
      <text:p text:style-name="P40">Fiat currency does play a role in the bartering. Trading of services and art is also common.</text:p>
      <text:p text:style-name="P10"><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9"><text:bookmark-start text:name="18"/>Questions of Government.<text:bookmark-end text:name="18"/></text:p>
      <text:p text:style-name="P10">What is the form of government? How is it structured?</text:p>
      <text:p text:style-name="P80">The <text:span text:style-name="T170">Narazi</text:span> culture is <text:span text:style-name="T414">politically </text:span>organized into various independent city states, small theocratic kingdoms centered around single cities and their hinterland villages. These city states are run by a priest-king sevakath and their sevakath temple aristocracy. These sevakath exert control through their religious significance and supernatural existence.</text:p>
      <text:p text:style-name="P81"/>
      <text:p text:style-name="P80">On a local scale, cities are broken into communities governed by a council of elders that looks up to the sevakath. External towns and villages, if they do not have a sevakath temple, are typically run by these elders as well. The elders, while often too old to travel periodically to temples themselves to represent their village’s needs, will send younger envoys.</text:p>
      <text:p text:style-name="P10"><text:line-break/>What are some of the most fundamental policies of the government?</text:p>
      <text:p text:style-name="P167">Taxes paid to the sevakath priest-kings are essential. In response to these taxes, the sevakath offer protection, administrated the construction of buildings and the performance of rituals, and enforced local laws.</text:p>
      <text:p text:style-name="P10"><text:soft-page-break/><text:line-break/>How is government chosen?</text:p>
      <text:p text:style-name="P82">Elders are chosen within a community by existing elders—there is no election, though people can step forward in front of the council to express there desire to join.</text:p>
      <text:p text:style-name="P82"/>
      <text:p text:style-name="P82">Sevakath are born into the position, <text:span text:style-name="T355">making the priest-king a hereditary role.</text:span></text:p>
      <text:p text:style-name="P10"><text:line-break/>What is the country’s general foreign policy?</text:p>
      <text:p text:style-name="P168">The <text:span text:style-name="T171">Narazi</text:span> actively trade and butt heads with their neighbors. The Ghahaka provide rare and useful goods from the <text:span text:style-name="T171">south</text:span>, and the Tellinese <text:span text:style-name="T415">are the Narazi’s </text:span>people’s sworn enemies.</text:p>
      <text:p text:style-name="P10"><text:line-break/>How are new laws created or old ones changed?<text:line-break/>What titles do various officials have?<text:line-break/>How do government officials dress?</text:p>
      <text:p text:style-name="P83">Government officials tend to be the most wealthy. Sevakath wear extravagant headdresses, robes or belts of luxurious colors, and fantastical amounts of jewelry. Elders tend to be more modest, though the wealthiest will often flaunt their power through their clothing choices.</text:p>
      <text:p text:style-name="P10"><text:line-break/>Is the law written down? Who interprets it?</text:p>
      <text:p text:style-name="P84">There is no written code of laws, though the community often has an understood code of ethics by which to behave.</text:p>
      <text:p text:style-name="P10"/>
      <text:p text:style-name="P10">Who decides whether someone has broken a law? How?</text:p>
      <text:p text:style-name="P40">There is a council of elders in each community that, along with the <text:span text:style-name="T132">priest</text:span>, decide on the punishment for infractions in the community.</text:p>
      <text:p text:style-name="P10"><text:line-break/>What kinds of punishments are meted out? By whom?</text:p>
      <text:p text:style-name="P40">Punishments are generally carried out by an assistant to the <text:span text:style-name="T132">priest or the priest themselves.</text:span> <text:span text:style-name="T356">If the priest is a sevakath, a typical punishment involved the bleeding of the criminal. This is believed to help release the evil within the blood of the criminal. In the case that no sevakath is present, the community elders will mete out various punishments, from mutilations to fines of servitude to exile.</text:span></text:p>
      <text:p text:style-name="P10"><text:line-break/>Is torture allowed? Is capital punishment allowed? What is it like?</text:p>
      <text:p text:style-name="P10">Is there some form of clemency or pardon? What is involved?<text:line-break/>Once accused, what recourse does someone have?</text:p>
      <text:p text:style-name="P85">The accused is allowed to verbally defend themselves, and if a good enough argument is presented the charge may be forgiven.</text:p>
      <text:p text:style-name="P10"/>
      <text:p text:style-name="P10"><text:soft-page-break/>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5"><text:span text:style-name="T246"><text:line-break/>Who cannot rise to positions of leadership?<text:line-break/><text:line-break/>City Watch &amp; Sheriffs<text:line-break/>Is there a civilian police force, or is law enforcement the province of the military?<text:line-break/></text:span><text:span text:style-name="T7">Warriors sometimes act as an improvised police force.</text:span></text:p>
      <text:p text:style-name="P40"/>
      <text:p text:style-name="P10">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40">The authority of the warriors only extends to the bounds allowed by the <text:span text:style-name="T133">elders or priest.</text:span></text:p>
      <text:p text:style-name="P32"><text:line-break/>Are there individuals or groups who are above the law?</text:p>
      <text:p text:style-name="P86">Typically, sevakath are considered to be above the laws.</text:p>
      <text:p text:style-name="P32"><text:line-break/>Is there secret police?<text:line-break/>What is the role of police informants, if any?<text:line-break/></text:p>
      <text:p text:style-name="P9"><text:bookmark-start text:name="19"/>Questions of Warfare.<text:bookmark-end text:name="19"/></text:p>
      <text:p text:style-name="P10">Does the country have an armed force? What types? What size?</text:p>
      <text:p text:style-name="P40">There is no centralized armed force of the <text:span text:style-name="T171">Narazi</text:span><text:span text:style-name="T134">.</text:span></text:p>
      <text:p text:style-name="P10"><text:line-break/>How do the armed forces compare with others in the region or world?<text:line-break/>Who declares war and peace?</text:p>
      <text:p text:style-name="P43">Within each community, the council of elders along with the <text:span text:style-name="T134">priest</text:span> declare war on other <text:span text:style-name="T134">cities or bloodlines.</text:span></text:p>
      <text:p text:style-name="P10"><text:line-break/>How are treaties negotiated?</text:p>
      <text:p text:style-name="P40">Treaties are often negotiated between <text:span text:style-name="T135">priests</text:span> and involve significant ritual and conversation with the <text:span text:style-name="T135">deities</text:span> of war.</text:p>
      <text:p text:style-name="P10"><text:line-break/>What happens to prisoners taken in battle?</text:p>
      <text:p text:style-name="P131">Prisoners will typically be brought to a temple for eventual sacrifice. Until the time that they are sacrificed, they are supported and watched by temple aids.</text:p>
      <text:p text:style-name="P10"><text:soft-page-break/><text:line-break/>What form of warfare does this society use?</text:p>
      <text:p text:style-name="P40"><text:span text:style-name="T357">Primitive warfare, with small bands of warriors performing </text:span>skirmishes on foot.</text:p>
      <text:p text:style-name="P19"><text:line-break/>What weapons are favored by the various armed forces?</text:p>
      <text:p text:style-name="P44">Stone, <text:span text:style-name="T358">obsidian, or copper</text:span> tipped spears, axes, and wooden shields are the most advanced weapons the astar possess.</text:p>
      <text:p text:style-name="P19"><text:line-break/>Who are the elite warriors? What distinguishes them?</text:p>
      <text:p text:style-name="P132">The elite warriors are those sevakath that lead the war parties. As sevakath, especially those ascended sevakath veterans, are brutal and difficult to subdue. They typically wear the most fantastic headdresses, the skulls of slain beasts decorated with feathers and jewels.</text:p>
      <text:p text:style-name="P10"><text:line-break/>Are there professional soldiers? Do they make up the bulk of the military?<text:line-break/>Where do the loyalties of military units lie?<text:line-break/>What ethical or moral codes do warriors adhere to?</text:p>
      <text:p text:style-name="P5">Warriors, just like all other Astar that follow the same beliefs, are sworn to serve <text:span text:style-name="T136">their priests</text:span>.</text:p>
      <text:p text:style-name="P10"><text:line-break/>How does someone get command of troops?</text:p>
      <text:p text:style-name="P10">What is campaign or camp life like?<text:line-break/>How are battle injuries treated?</text:p>
      <text:p text:style-name="P87">Warrior bands often have individuals trained in tribal medicines.</text:p>
      <text:p text:style-name="P10"><text:line-break/>How long do wars typically last?<text:line-break/>Who are the country’s enemies?</text:p>
      <text:p text:style-name="P88">The primary enemy of the <text:span text:style-name="T172">Narazi</text:span> is the <text:span text:style-name="T416">Tellinese, and these two cultures war far more frequently than the Narazi war within themselves.</text:span></text:p>
      <text:p text:style-name="P39"><text:line-break/>Has this society ever attacked another? What was the nature of that war? What would make this society go to war?</text:p>
      <text:p text:style-name="P119">The Narazi are very warlike. Their cities fight often, and they have a constantly hostile relationship with their southern Tellinese neighbors. <text:span text:style-name="T418">War is highly ritualized and warriors are some of the highest respected individuals in the culture.</text:span></text:p>
      <text:p text:style-name="P39"><text:line-break/>What do soldiers do when there's no war?</text:p>
      <text:p text:style-name="P40">They hunt or work other jobs. <text:span text:style-name="T359">Some of the more experienced or wealthy warriors might act as guards for a village or city.</text:span></text:p>
      <text:p text:style-name="P10"><text:line-break/>What defenses are available to cities?</text:p>
      <text:p text:style-name="P40"><text:soft-page-break/>Villages are defended by spiritual stones, wooden spikes, pits, traps, and the warriors of the tribe. <text:span text:style-name="T360">Cities occasionally have thick, low wall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ar jp-code-font-family" svg:font-family="'var jp-code-font-family'"/>
    <style:font-face style:name="Liberation Mono1" svg:font-family="'Liberation Mono'" style:font-family-generic="modern" style:font-pitch="fixed"/>
    <style:font-face style:name="Noto Sans Mono CJK SC1" svg:font-family="'Noto Sans Mono CJK SC'" style:font-family-generic="modern" style:font-pitch="fixed"/>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01T13:21:08.504711715</dc:date>
    <meta:editing-cycles>537</meta:editing-cycles>
    <meta:editing-duration>P3DT16H22M27S</meta:editing-duration>
    <meta:generator>LibreOffice/7.0.4.2$Linux_X86_64 LibreOffice_project/00$Build-2</meta:generator>
    <meta:document-statistic meta:table-count="0" meta:image-count="0" meta:object-count="0" meta:page-count="42" meta:paragraph-count="495" meta:word-count="16356" meta:character-count="99118" meta:non-whitespace-character-count="831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